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7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DejaVu Sans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center" fo:margin-left="0cm"/>
      <style:text-properties style:font-name="DejaVu Sans" fo:font-size="11pt" style:font-size-asian="11pt" style:font-size-complex="11pt"/>
    </style:style>
    <style:style style:name="ce7" style:family="table-cell" style:parent-style-name="Default">
      <style:table-cell-properties fo:background-color="#77bc65" style:text-align-source="fix" style:repeat-content="false" fo:wrap-option="no-wrap" style:vertical-align="middle"/>
      <style:paragraph-properties fo:text-align="center" fo:margin-left="0cm"/>
      <style:text-properties style:font-name="DejaVu Sans" fo:font-size="11pt" style:font-size-asian="11pt" style:font-size-complex="11pt"/>
    </style:style>
    <style:style style:name="ce8" style:family="table-cell" style:parent-style-name="Default">
      <style:table-cell-properties fo:background-color="#77bc65" style:text-align-source="fix" style:repeat-content="false" fo:wrap-option="no-wrap" style:vertical-align="middle"/>
      <style:paragraph-properties fo:text-align="center" fo:margin-left="0cm"/>
      <style:text-properties fo:color="#000000" style:font-name="DejaVu San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DejaVu Sans" fo:font-size="11pt" style:font-size-asian="11pt" style:font-size-complex="11pt"/>
    </style:style>
    <style:style style:name="ce6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cm"/>
      <style:text-properties style:font-name="DejaVu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formula="of:=COM.MICROSOFT.CONCAT(-12 + COLUMN() - 1; &quot; &quot;; -12+ ROW() -1)" office:value-type="string" office:string-value="-12 -12" calcext:value-type="string">
            <text:p>-12 -12</text:p>
          </table:table-cell>
          <table:table-cell table:formula="of:=COM.MICROSOFT.CONCAT(-12 + COLUMN() - 1; &quot; &quot;; -12+ ROW() -1)" office:value-type="string" office:string-value="-11 -12" calcext:value-type="string">
            <text:p>-11 -12</text:p>
          </table:table-cell>
          <table:table-cell table:formula="of:=COM.MICROSOFT.CONCAT(-12 + COLUMN() - 1; &quot; &quot;; -12+ ROW() -1)" office:value-type="string" office:string-value="-10 -12" calcext:value-type="string">
            <text:p>-10 -12</text:p>
          </table:table-cell>
          <table:table-cell table:formula="of:=COM.MICROSOFT.CONCAT(-12 + COLUMN() - 1; &quot; &quot;; -12+ ROW() -1)" office:value-type="string" office:string-value="-9 -12" calcext:value-type="string">
            <text:p>-9 -12</text:p>
          </table:table-cell>
          <table:table-cell table:formula="of:=COM.MICROSOFT.CONCAT(-12 + COLUMN() - 1; &quot; &quot;; -12+ ROW() -1)" office:value-type="string" office:string-value="-8 -12" calcext:value-type="string">
            <text:p>-8 -12</text:p>
          </table:table-cell>
          <table:table-cell table:formula="of:=COM.MICROSOFT.CONCAT(-12 + COLUMN() - 1; &quot; &quot;; -12+ ROW() -1)" office:value-type="string" office:string-value="-7 -12" calcext:value-type="string">
            <text:p>-7 -12</text:p>
          </table:table-cell>
          <table:table-cell table:formula="of:=COM.MICROSOFT.CONCAT(-12 + COLUMN() - 1; &quot; &quot;; -12+ ROW() -1)" office:value-type="string" office:string-value="-6 -12" calcext:value-type="string">
            <text:p>-6 -12</text:p>
          </table:table-cell>
          <table:table-cell table:formula="of:=COM.MICROSOFT.CONCAT(-12 + COLUMN() - 1; &quot; &quot;; -12+ ROW() -1)" office:value-type="string" office:string-value="-5 -12" calcext:value-type="string">
            <text:p>-5 -12</text:p>
          </table:table-cell>
          <table:table-cell table:formula="of:=COM.MICROSOFT.CONCAT(-12 + COLUMN() - 1; &quot; &quot;; -12+ ROW() -1)" office:value-type="string" office:string-value="-4 -12" calcext:value-type="string">
            <text:p>-4 -12</text:p>
          </table:table-cell>
          <table:table-cell table:formula="of:=COM.MICROSOFT.CONCAT(-12 + COLUMN() - 1; &quot; &quot;; -12+ ROW() -1)" office:value-type="string" office:string-value="-3 -12" calcext:value-type="string">
            <text:p>-3 -12</text:p>
          </table:table-cell>
          <table:table-cell table:formula="of:=COM.MICROSOFT.CONCAT(-12 + COLUMN() - 1; &quot; &quot;; -12+ ROW() -1)" office:value-type="string" office:string-value="-2 -12" calcext:value-type="string">
            <text:p>-2 -12</text:p>
          </table:table-cell>
          <table:table-cell table:formula="of:=COM.MICROSOFT.CONCAT(-12 + COLUMN() - 1; &quot; &quot;; -12+ ROW() -1)" office:value-type="string" office:string-value="-1 -12" calcext:value-type="string">
            <text:p>-1 -12</text:p>
          </table:table-cell>
          <table:table-cell table:formula="of:=COM.MICROSOFT.CONCAT(-12 + COLUMN() - 1; &quot; &quot;; -12+ ROW() -1)" office:value-type="string" office:string-value="0 -12" calcext:value-type="string">
            <text:p>0 -12</text:p>
          </table:table-cell>
          <table:table-cell table:formula="of:=COM.MICROSOFT.CONCAT(-12 + COLUMN() - 1; &quot; &quot;; -12+ ROW() -1)" office:value-type="string" office:string-value="1 -12" calcext:value-type="string">
            <text:p>1 -12</text:p>
          </table:table-cell>
          <table:table-cell table:formula="of:=COM.MICROSOFT.CONCAT(-12 + COLUMN() - 1; &quot; &quot;; -12+ ROW() -1)" office:value-type="string" office:string-value="2 -12" calcext:value-type="string">
            <text:p>2 -12</text:p>
          </table:table-cell>
          <table:table-cell table:formula="of:=COM.MICROSOFT.CONCAT(-12 + COLUMN() - 1; &quot; &quot;; -12+ ROW() -1)" office:value-type="string" office:string-value="3 -12" calcext:value-type="string">
            <text:p>3 -12</text:p>
          </table:table-cell>
          <table:table-cell table:formula="of:=COM.MICROSOFT.CONCAT(-12 + COLUMN() - 1; &quot; &quot;; -12+ ROW() -1)" office:value-type="string" office:string-value="4 -12" calcext:value-type="string">
            <text:p>4 -12</text:p>
          </table:table-cell>
          <table:table-cell table:formula="of:=COM.MICROSOFT.CONCAT(-12 + COLUMN() - 1; &quot; &quot;; -12+ ROW() -1)" office:value-type="string" office:string-value="5 -12" calcext:value-type="string">
            <text:p>5 -12</text:p>
          </table:table-cell>
          <table:table-cell table:formula="of:=COM.MICROSOFT.CONCAT(-12 + COLUMN() - 1; &quot; &quot;; -12+ ROW() -1)" office:value-type="string" office:string-value="6 -12" calcext:value-type="string">
            <text:p>6 -12</text:p>
          </table:table-cell>
          <table:table-cell table:formula="of:=COM.MICROSOFT.CONCAT(-12 + COLUMN() - 1; &quot; &quot;; -12+ ROW() -1)" office:value-type="string" office:string-value="7 -12" calcext:value-type="string">
            <text:p>7 -12</text:p>
          </table:table-cell>
          <table:table-cell table:formula="of:=COM.MICROSOFT.CONCAT(-12 + COLUMN() - 1; &quot; &quot;; -12+ ROW() -1)" office:value-type="string" office:string-value="8 -12" calcext:value-type="string">
            <text:p>8 -12</text:p>
          </table:table-cell>
          <table:table-cell table:formula="of:=COM.MICROSOFT.CONCAT(-12 + COLUMN() - 1; &quot; &quot;; -12+ ROW() -1)" office:value-type="string" office:string-value="9 -12" calcext:value-type="string">
            <text:p>9 -12</text:p>
          </table:table-cell>
          <table:table-cell table:formula="of:=COM.MICROSOFT.CONCAT(-12 + COLUMN() - 1; &quot; &quot;; -12+ ROW() -1)" office:value-type="string" office:string-value="10 -12" calcext:value-type="string">
            <text:p>10 -12</text:p>
          </table:table-cell>
          <table:table-cell table:formula="of:=COM.MICROSOFT.CONCAT(-12 + COLUMN() - 1; &quot; &quot;; -12+ ROW() -1)" office:value-type="string" office:string-value="11 -12" calcext:value-type="string">
            <text:p>11 -12</text:p>
          </table:table-cell>
          <table:table-cell table:formula="of:=COM.MICROSOFT.CONCAT(-12 + COLUMN() - 1; &quot; &quot;; -12+ ROW() -1)" office:value-type="string" office:string-value="12 -12" calcext:value-type="string">
            <text:p>12 -12</text:p>
          </table:table-cell>
          <table:table-cell/>
          <table:table-cell table:formula="of:=(-12 + COLUMN() - 26 - 1) + 12 +  (((-12+ ROW() -1) + 12) * 25)" office:value-type="float" office:value="0" calcext:value-type="float">
            <text:p>0</text:p>
          </table:table-cell>
          <table:table-cell table:formula="of:=(-12 + COLUMN() - 26 - 1) + 12 +  (((-12+ ROW() -1) + 12) * 25)" office:value-type="float" office:value="1" calcext:value-type="float">
            <text:p>1</text:p>
          </table:table-cell>
          <table:table-cell table:formula="of:=(-12 + COLUMN() - 26 - 1) + 12 +  (((-12+ ROW() -1) + 12) * 25)" office:value-type="float" office:value="2" calcext:value-type="float">
            <text:p>2</text:p>
          </table:table-cell>
          <table:table-cell table:formula="of:=(-12 + COLUMN() - 26 - 1) + 12 +  (((-12+ ROW() -1) + 12) * 25)" office:value-type="float" office:value="3" calcext:value-type="float">
            <text:p>3</text:p>
          </table:table-cell>
          <table:table-cell table:formula="of:=(-12 + COLUMN() - 26 - 1) + 12 +  (((-12+ ROW() -1) + 12) * 25)" office:value-type="float" office:value="4" calcext:value-type="float">
            <text:p>4</text:p>
          </table:table-cell>
          <table:table-cell table:formula="of:=(-12 + COLUMN() - 26 - 1) + 12 +  (((-12+ ROW() -1) + 12) * 25)" office:value-type="float" office:value="5" calcext:value-type="float">
            <text:p>5</text:p>
          </table:table-cell>
          <table:table-cell table:formula="of:=(-12 + COLUMN() - 26 - 1) + 12 +  (((-12+ ROW() -1) + 12) * 25)" office:value-type="float" office:value="6" calcext:value-type="float">
            <text:p>6</text:p>
          </table:table-cell>
          <table:table-cell table:formula="of:=(-12 + COLUMN() - 26 - 1) + 12 +  (((-12+ ROW() -1) + 12) * 25)" office:value-type="float" office:value="7" calcext:value-type="float">
            <text:p>7</text:p>
          </table:table-cell>
          <table:table-cell table:formula="of:=(-12 + COLUMN() - 26 - 1) + 12 +  (((-12+ ROW() -1) + 12) * 25)" office:value-type="float" office:value="8" calcext:value-type="float">
            <text:p>8</text:p>
          </table:table-cell>
          <table:table-cell table:formula="of:=(-12 + COLUMN() - 26 - 1) + 12 +  (((-12+ ROW() -1) + 12) * 25)" office:value-type="float" office:value="9" calcext:value-type="float">
            <text:p>9</text:p>
          </table:table-cell>
          <table:table-cell table:formula="of:=(-12 + COLUMN() - 26 - 1) + 12 +  (((-12+ ROW() -1) + 12) * 25)" office:value-type="float" office:value="10" calcext:value-type="float">
            <text:p>10</text:p>
          </table:table-cell>
          <table:table-cell table:formula="of:=(-12 + COLUMN() - 26 - 1) + 12 +  (((-12+ ROW() -1) + 12) * 25)" office:value-type="float" office:value="11" calcext:value-type="float">
            <text:p>11</text:p>
          </table:table-cell>
          <table:table-cell table:formula="of:=(-12 + COLUMN() - 26 - 1) + 12 +  (((-12+ ROW() -1) + 12) * 25)" office:value-type="float" office:value="12" calcext:value-type="float">
            <text:p>12</text:p>
          </table:table-cell>
          <table:table-cell table:formula="of:=(-12 + COLUMN() - 26 - 1) + 12 +  (((-12+ ROW() -1) + 12) * 25)" office:value-type="float" office:value="13" calcext:value-type="float">
            <text:p>13</text:p>
          </table:table-cell>
          <table:table-cell table:formula="of:=(-12 + COLUMN() - 26 - 1) + 12 +  (((-12+ ROW() -1) + 12) * 25)" office:value-type="float" office:value="14" calcext:value-type="float">
            <text:p>14</text:p>
          </table:table-cell>
          <table:table-cell table:formula="of:=(-12 + COLUMN() - 26 - 1) + 12 +  (((-12+ ROW() -1) + 12) * 25)" office:value-type="float" office:value="15" calcext:value-type="float">
            <text:p>15</text:p>
          </table:table-cell>
          <table:table-cell table:formula="of:=(-12 + COLUMN() - 26 - 1) + 12 +  (((-12+ ROW() -1) + 12) * 25)" office:value-type="float" office:value="16" calcext:value-type="float">
            <text:p>16</text:p>
          </table:table-cell>
          <table:table-cell table:formula="of:=(-12 + COLUMN() - 26 - 1) + 12 +  (((-12+ ROW() -1) + 12) * 25)" office:value-type="float" office:value="17" calcext:value-type="float">
            <text:p>17</text:p>
          </table:table-cell>
          <table:table-cell table:formula="of:=(-12 + COLUMN() - 26 - 1) + 12 +  (((-12+ ROW() -1) + 12) * 25)" office:value-type="float" office:value="18" calcext:value-type="float">
            <text:p>18</text:p>
          </table:table-cell>
          <table:table-cell table:formula="of:=(-12 + COLUMN() - 26 - 1) + 12 +  (((-12+ ROW() -1) + 12) * 25)" office:value-type="float" office:value="19" calcext:value-type="float">
            <text:p>19</text:p>
          </table:table-cell>
          <table:table-cell table:formula="of:=(-12 + COLUMN() - 26 - 1) + 12 +  (((-12+ ROW() -1) + 12) * 25)" office:value-type="float" office:value="20" calcext:value-type="float">
            <text:p>20</text:p>
          </table:table-cell>
          <table:table-cell table:formula="of:=(-12 + COLUMN() - 26 - 1) + 12 +  (((-12+ ROW() -1) + 12) * 25)" office:value-type="float" office:value="21" calcext:value-type="float">
            <text:p>21</text:p>
          </table:table-cell>
          <table:table-cell table:formula="of:=(-12 + COLUMN() - 26 - 1) + 12 +  (((-12+ ROW() -1) + 12) * 25)" office:value-type="float" office:value="22" calcext:value-type="float">
            <text:p>22</text:p>
          </table:table-cell>
          <table:table-cell table:formula="of:=(-12 + COLUMN() - 26 - 1) + 12 +  (((-12+ ROW() -1) + 12) * 25)" office:value-type="float" office:value="23" calcext:value-type="float">
            <text:p>23</text:p>
          </table:table-cell>
          <table:table-cell table:formula="of:=(-12 + COLUMN() - 26 - 1) + 12 +  (((-12+ ROW() -1) + 12) * 25)" office:value-type="float" office:value="24" calcext:value-type="float">
            <text:p>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1" calcext:value-type="string">
            <text:p>-12 -11</text:p>
          </table:table-cell>
          <table:table-cell table:formula="of:=COM.MICROSOFT.CONCAT(-12 + COLUMN() - 1; &quot; &quot;; -12+ ROW() -1)" office:value-type="string" office:string-value="-11 -11" calcext:value-type="string">
            <text:p>-11 -11</text:p>
          </table:table-cell>
          <table:table-cell table:formula="of:=COM.MICROSOFT.CONCAT(-12 + COLUMN() - 1; &quot; &quot;; -12+ ROW() -1)" office:value-type="string" office:string-value="-10 -11" calcext:value-type="string">
            <text:p>-10 -11</text:p>
          </table:table-cell>
          <table:table-cell table:formula="of:=COM.MICROSOFT.CONCAT(-12 + COLUMN() - 1; &quot; &quot;; -12+ ROW() -1)" office:value-type="string" office:string-value="-9 -11" calcext:value-type="string">
            <text:p>-9 -11</text:p>
          </table:table-cell>
          <table:table-cell table:formula="of:=COM.MICROSOFT.CONCAT(-12 + COLUMN() - 1; &quot; &quot;; -12+ ROW() -1)" office:value-type="string" office:string-value="-8 -11" calcext:value-type="string">
            <text:p>-8 -11</text:p>
          </table:table-cell>
          <table:table-cell table:formula="of:=COM.MICROSOFT.CONCAT(-12 + COLUMN() - 1; &quot; &quot;; -12+ ROW() -1)" office:value-type="string" office:string-value="-7 -11" calcext:value-type="string">
            <text:p>-7 -11</text:p>
          </table:table-cell>
          <table:table-cell table:formula="of:=COM.MICROSOFT.CONCAT(-12 + COLUMN() - 1; &quot; &quot;; -12+ ROW() -1)" office:value-type="string" office:string-value="-6 -11" calcext:value-type="string">
            <text:p>-6 -11</text:p>
          </table:table-cell>
          <table:table-cell table:formula="of:=COM.MICROSOFT.CONCAT(-12 + COLUMN() - 1; &quot; &quot;; -12+ ROW() -1)" office:value-type="string" office:string-value="-5 -11" calcext:value-type="string">
            <text:p>-5 -11</text:p>
          </table:table-cell>
          <table:table-cell table:formula="of:=COM.MICROSOFT.CONCAT(-12 + COLUMN() - 1; &quot; &quot;; -12+ ROW() -1)" office:value-type="string" office:string-value="-4 -11" calcext:value-type="string">
            <text:p>-4 -11</text:p>
          </table:table-cell>
          <table:table-cell table:formula="of:=COM.MICROSOFT.CONCAT(-12 + COLUMN() - 1; &quot; &quot;; -12+ ROW() -1)" office:value-type="string" office:string-value="-3 -11" calcext:value-type="string">
            <text:p>-3 -11</text:p>
          </table:table-cell>
          <table:table-cell table:formula="of:=COM.MICROSOFT.CONCAT(-12 + COLUMN() - 1; &quot; &quot;; -12+ ROW() -1)" office:value-type="string" office:string-value="-2 -11" calcext:value-type="string">
            <text:p>-2 -11</text:p>
          </table:table-cell>
          <table:table-cell table:formula="of:=COM.MICROSOFT.CONCAT(-12 + COLUMN() - 1; &quot; &quot;; -12+ ROW() -1)" office:value-type="string" office:string-value="-1 -11" calcext:value-type="string">
            <text:p>-1 -11</text:p>
          </table:table-cell>
          <table:table-cell table:formula="of:=COM.MICROSOFT.CONCAT(-12 + COLUMN() - 1; &quot; &quot;; -12+ ROW() -1)" office:value-type="string" office:string-value="0 -11" calcext:value-type="string">
            <text:p>0 -11</text:p>
          </table:table-cell>
          <table:table-cell table:formula="of:=COM.MICROSOFT.CONCAT(-12 + COLUMN() - 1; &quot; &quot;; -12+ ROW() -1)" office:value-type="string" office:string-value="1 -11" calcext:value-type="string">
            <text:p>1 -11</text:p>
          </table:table-cell>
          <table:table-cell table:formula="of:=COM.MICROSOFT.CONCAT(-12 + COLUMN() - 1; &quot; &quot;; -12+ ROW() -1)" office:value-type="string" office:string-value="2 -11" calcext:value-type="string">
            <text:p>2 -11</text:p>
          </table:table-cell>
          <table:table-cell table:formula="of:=COM.MICROSOFT.CONCAT(-12 + COLUMN() - 1; &quot; &quot;; -12+ ROW() -1)" office:value-type="string" office:string-value="3 -11" calcext:value-type="string">
            <text:p>3 -11</text:p>
          </table:table-cell>
          <table:table-cell table:formula="of:=COM.MICROSOFT.CONCAT(-12 + COLUMN() - 1; &quot; &quot;; -12+ ROW() -1)" office:value-type="string" office:string-value="4 -11" calcext:value-type="string">
            <text:p>4 -11</text:p>
          </table:table-cell>
          <table:table-cell table:formula="of:=COM.MICROSOFT.CONCAT(-12 + COLUMN() - 1; &quot; &quot;; -12+ ROW() -1)" office:value-type="string" office:string-value="5 -11" calcext:value-type="string">
            <text:p>5 -11</text:p>
          </table:table-cell>
          <table:table-cell table:formula="of:=COM.MICROSOFT.CONCAT(-12 + COLUMN() - 1; &quot; &quot;; -12+ ROW() -1)" office:value-type="string" office:string-value="6 -11" calcext:value-type="string">
            <text:p>6 -11</text:p>
          </table:table-cell>
          <table:table-cell table:formula="of:=COM.MICROSOFT.CONCAT(-12 + COLUMN() - 1; &quot; &quot;; -12+ ROW() -1)" office:value-type="string" office:string-value="7 -11" calcext:value-type="string">
            <text:p>7 -11</text:p>
          </table:table-cell>
          <table:table-cell table:formula="of:=COM.MICROSOFT.CONCAT(-12 + COLUMN() - 1; &quot; &quot;; -12+ ROW() -1)" office:value-type="string" office:string-value="8 -11" calcext:value-type="string">
            <text:p>8 -11</text:p>
          </table:table-cell>
          <table:table-cell table:formula="of:=COM.MICROSOFT.CONCAT(-12 + COLUMN() - 1; &quot; &quot;; -12+ ROW() -1)" office:value-type="string" office:string-value="9 -11" calcext:value-type="string">
            <text:p>9 -11</text:p>
          </table:table-cell>
          <table:table-cell table:formula="of:=COM.MICROSOFT.CONCAT(-12 + COLUMN() - 1; &quot; &quot;; -12+ ROW() -1)" office:value-type="string" office:string-value="10 -11" calcext:value-type="string">
            <text:p>10 -11</text:p>
          </table:table-cell>
          <table:table-cell table:formula="of:=COM.MICROSOFT.CONCAT(-12 + COLUMN() - 1; &quot; &quot;; -12+ ROW() -1)" office:value-type="string" office:string-value="11 -11" calcext:value-type="string">
            <text:p>11 -11</text:p>
          </table:table-cell>
          <table:table-cell table:formula="of:=COM.MICROSOFT.CONCAT(-12 + COLUMN() - 1; &quot; &quot;; -12+ ROW() -1)" office:value-type="string" office:string-value="12 -11" calcext:value-type="string">
            <text:p>12 -11</text:p>
          </table:table-cell>
          <table:table-cell/>
          <table:table-cell table:formula="of:=(-12 + COLUMN() - 26 - 1) + 12 +  (((-12+ ROW() -1) + 12) * 25)" office:value-type="float" office:value="25" calcext:value-type="float">
            <text:p>25</text:p>
          </table:table-cell>
          <table:table-cell table:formula="of:=(-12 + COLUMN() - 26 - 1) + 12 +  (((-12+ ROW() -1) + 12) * 25)" office:value-type="float" office:value="26" calcext:value-type="float">
            <text:p>26</text:p>
          </table:table-cell>
          <table:table-cell table:formula="of:=(-12 + COLUMN() - 26 - 1) + 12 +  (((-12+ ROW() -1) + 12) * 25)" office:value-type="float" office:value="27" calcext:value-type="float">
            <text:p>27</text:p>
          </table:table-cell>
          <table:table-cell table:formula="of:=(-12 + COLUMN() - 26 - 1) + 12 +  (((-12+ ROW() -1) + 12) * 25)" office:value-type="float" office:value="28" calcext:value-type="float">
            <text:p>28</text:p>
          </table:table-cell>
          <table:table-cell table:formula="of:=(-12 + COLUMN() - 26 - 1) + 12 +  (((-12+ ROW() -1) + 12) * 25)" office:value-type="float" office:value="29" calcext:value-type="float">
            <text:p>29</text:p>
          </table:table-cell>
          <table:table-cell table:formula="of:=(-12 + COLUMN() - 26 - 1) + 12 +  (((-12+ ROW() -1) + 12) * 25)" office:value-type="float" office:value="30" calcext:value-type="float">
            <text:p>30</text:p>
          </table:table-cell>
          <table:table-cell table:formula="of:=(-12 + COLUMN() - 26 - 1) + 12 +  (((-12+ ROW() -1) + 12) * 25)" office:value-type="float" office:value="31" calcext:value-type="float">
            <text:p>31</text:p>
          </table:table-cell>
          <table:table-cell table:formula="of:=(-12 + COLUMN() - 26 - 1) + 12 +  (((-12+ ROW() -1) + 12) * 25)" office:value-type="float" office:value="32" calcext:value-type="float">
            <text:p>32</text:p>
          </table:table-cell>
          <table:table-cell table:formula="of:=(-12 + COLUMN() - 26 - 1) + 12 +  (((-12+ ROW() -1) + 12) * 25)" office:value-type="float" office:value="33" calcext:value-type="float">
            <text:p>33</text:p>
          </table:table-cell>
          <table:table-cell table:formula="of:=(-12 + COLUMN() - 26 - 1) + 12 +  (((-12+ ROW() -1) + 12) * 25)" office:value-type="float" office:value="34" calcext:value-type="float">
            <text:p>34</text:p>
          </table:table-cell>
          <table:table-cell table:formula="of:=(-12 + COLUMN() - 26 - 1) + 12 +  (((-12+ ROW() -1) + 12) * 25)" office:value-type="float" office:value="35" calcext:value-type="float">
            <text:p>35</text:p>
          </table:table-cell>
          <table:table-cell table:formula="of:=(-12 + COLUMN() - 26 - 1) + 12 +  (((-12+ ROW() -1) + 12) * 25)" office:value-type="float" office:value="36" calcext:value-type="float">
            <text:p>36</text:p>
          </table:table-cell>
          <table:table-cell table:formula="of:=(-12 + COLUMN() - 26 - 1) + 12 +  (((-12+ ROW() -1) + 12) * 25)" office:value-type="float" office:value="37" calcext:value-type="float">
            <text:p>37</text:p>
          </table:table-cell>
          <table:table-cell table:formula="of:=(-12 + COLUMN() - 26 - 1) + 12 +  (((-12+ ROW() -1) + 12) * 25)" office:value-type="float" office:value="38" calcext:value-type="float">
            <text:p>38</text:p>
          </table:table-cell>
          <table:table-cell table:formula="of:=(-12 + COLUMN() - 26 - 1) + 12 +  (((-12+ ROW() -1) + 12) * 25)" office:value-type="float" office:value="39" calcext:value-type="float">
            <text:p>39</text:p>
          </table:table-cell>
          <table:table-cell table:formula="of:=(-12 + COLUMN() - 26 - 1) + 12 +  (((-12+ ROW() -1) + 12) * 25)" office:value-type="float" office:value="40" calcext:value-type="float">
            <text:p>40</text:p>
          </table:table-cell>
          <table:table-cell table:formula="of:=(-12 + COLUMN() - 26 - 1) + 12 +  (((-12+ ROW() -1) + 12) * 25)" office:value-type="float" office:value="41" calcext:value-type="float">
            <text:p>41</text:p>
          </table:table-cell>
          <table:table-cell table:formula="of:=(-12 + COLUMN() - 26 - 1) + 12 +  (((-12+ ROW() -1) + 12) * 25)" office:value-type="float" office:value="42" calcext:value-type="float">
            <text:p>42</text:p>
          </table:table-cell>
          <table:table-cell table:formula="of:=(-12 + COLUMN() - 26 - 1) + 12 +  (((-12+ ROW() -1) + 12) * 25)" office:value-type="float" office:value="43" calcext:value-type="float">
            <text:p>43</text:p>
          </table:table-cell>
          <table:table-cell table:formula="of:=(-12 + COLUMN() - 26 - 1) + 12 +  (((-12+ ROW() -1) + 12) * 25)" office:value-type="float" office:value="44" calcext:value-type="float">
            <text:p>44</text:p>
          </table:table-cell>
          <table:table-cell table:formula="of:=(-12 + COLUMN() - 26 - 1) + 12 +  (((-12+ ROW() -1) + 12) * 25)" office:value-type="float" office:value="45" calcext:value-type="float">
            <text:p>45</text:p>
          </table:table-cell>
          <table:table-cell table:formula="of:=(-12 + COLUMN() - 26 - 1) + 12 +  (((-12+ ROW() -1) + 12) * 25)" office:value-type="float" office:value="46" calcext:value-type="float">
            <text:p>46</text:p>
          </table:table-cell>
          <table:table-cell table:formula="of:=(-12 + COLUMN() - 26 - 1) + 12 +  (((-12+ ROW() -1) + 12) * 25)" office:value-type="float" office:value="47" calcext:value-type="float">
            <text:p>47</text:p>
          </table:table-cell>
          <table:table-cell table:formula="of:=(-12 + COLUMN() - 26 - 1) + 12 +  (((-12+ ROW() -1) + 12) * 25)" office:value-type="float" office:value="48" calcext:value-type="float">
            <text:p>48</text:p>
          </table:table-cell>
          <table:table-cell table:formula="of:=(-12 + COLUMN() - 26 - 1) + 12 +  (((-12+ ROW() -1) + 12) * 25)" office:value-type="float" office:value="49" calcext:value-type="float">
            <text:p>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0" calcext:value-type="string">
            <text:p>-12 -10</text:p>
          </table:table-cell>
          <table:table-cell table:formula="of:=COM.MICROSOFT.CONCAT(-12 + COLUMN() - 1; &quot; &quot;; -12+ ROW() -1)" office:value-type="string" office:string-value="-11 -10" calcext:value-type="string">
            <text:p>-11 -10</text:p>
          </table:table-cell>
          <table:table-cell table:formula="of:=COM.MICROSOFT.CONCAT(-12 + COLUMN() - 1; &quot; &quot;; -12+ ROW() -1)" office:value-type="string" office:string-value="-10 -10" calcext:value-type="string">
            <text:p>-10 -10</text:p>
          </table:table-cell>
          <table:table-cell table:formula="of:=COM.MICROSOFT.CONCAT(-12 + COLUMN() - 1; &quot; &quot;; -12+ ROW() -1)" office:value-type="string" office:string-value="-9 -10" calcext:value-type="string">
            <text:p>-9 -10</text:p>
          </table:table-cell>
          <table:table-cell table:formula="of:=COM.MICROSOFT.CONCAT(-12 + COLUMN() - 1; &quot; &quot;; -12+ ROW() -1)" office:value-type="string" office:string-value="-8 -10" calcext:value-type="string">
            <text:p>-8 -10</text:p>
          </table:table-cell>
          <table:table-cell table:formula="of:=COM.MICROSOFT.CONCAT(-12 + COLUMN() - 1; &quot; &quot;; -12+ ROW() -1)" office:value-type="string" office:string-value="-7 -10" calcext:value-type="string">
            <text:p>-7 -10</text:p>
          </table:table-cell>
          <table:table-cell table:formula="of:=COM.MICROSOFT.CONCAT(-12 + COLUMN() - 1; &quot; &quot;; -12+ ROW() -1)" office:value-type="string" office:string-value="-6 -10" calcext:value-type="string">
            <text:p>-6 -10</text:p>
          </table:table-cell>
          <table:table-cell table:formula="of:=COM.MICROSOFT.CONCAT(-12 + COLUMN() - 1; &quot; &quot;; -12+ ROW() -1)" office:value-type="string" office:string-value="-5 -10" calcext:value-type="string">
            <text:p>-5 -10</text:p>
          </table:table-cell>
          <table:table-cell table:formula="of:=COM.MICROSOFT.CONCAT(-12 + COLUMN() - 1; &quot; &quot;; -12+ ROW() -1)" office:value-type="string" office:string-value="-4 -10" calcext:value-type="string">
            <text:p>-4 -10</text:p>
          </table:table-cell>
          <table:table-cell table:formula="of:=COM.MICROSOFT.CONCAT(-12 + COLUMN() - 1; &quot; &quot;; -12+ ROW() -1)" office:value-type="string" office:string-value="-3 -10" calcext:value-type="string">
            <text:p>-3 -10</text:p>
          </table:table-cell>
          <table:table-cell table:formula="of:=COM.MICROSOFT.CONCAT(-12 + COLUMN() - 1; &quot; &quot;; -12+ ROW() -1)" office:value-type="string" office:string-value="-2 -10" calcext:value-type="string">
            <text:p>-2 -10</text:p>
          </table:table-cell>
          <table:table-cell table:formula="of:=COM.MICROSOFT.CONCAT(-12 + COLUMN() - 1; &quot; &quot;; -12+ ROW() -1)" office:value-type="string" office:string-value="-1 -10" calcext:value-type="string">
            <text:p>-1 -10</text:p>
          </table:table-cell>
          <table:table-cell table:formula="of:=COM.MICROSOFT.CONCAT(-12 + COLUMN() - 1; &quot; &quot;; -12+ ROW() -1)" office:value-type="string" office:string-value="0 -10" calcext:value-type="string">
            <text:p>0 -10</text:p>
          </table:table-cell>
          <table:table-cell table:formula="of:=COM.MICROSOFT.CONCAT(-12 + COLUMN() - 1; &quot; &quot;; -12+ ROW() -1)" office:value-type="string" office:string-value="1 -10" calcext:value-type="string">
            <text:p>1 -10</text:p>
          </table:table-cell>
          <table:table-cell table:formula="of:=COM.MICROSOFT.CONCAT(-12 + COLUMN() - 1; &quot; &quot;; -12+ ROW() -1)" office:value-type="string" office:string-value="2 -10" calcext:value-type="string">
            <text:p>2 -10</text:p>
          </table:table-cell>
          <table:table-cell table:formula="of:=COM.MICROSOFT.CONCAT(-12 + COLUMN() - 1; &quot; &quot;; -12+ ROW() -1)" office:value-type="string" office:string-value="3 -10" calcext:value-type="string">
            <text:p>3 -10</text:p>
          </table:table-cell>
          <table:table-cell table:formula="of:=COM.MICROSOFT.CONCAT(-12 + COLUMN() - 1; &quot; &quot;; -12+ ROW() -1)" office:value-type="string" office:string-value="4 -10" calcext:value-type="string">
            <text:p>4 -10</text:p>
          </table:table-cell>
          <table:table-cell table:formula="of:=COM.MICROSOFT.CONCAT(-12 + COLUMN() - 1; &quot; &quot;; -12+ ROW() -1)" office:value-type="string" office:string-value="5 -10" calcext:value-type="string">
            <text:p>5 -10</text:p>
          </table:table-cell>
          <table:table-cell table:formula="of:=COM.MICROSOFT.CONCAT(-12 + COLUMN() - 1; &quot; &quot;; -12+ ROW() -1)" office:value-type="string" office:string-value="6 -10" calcext:value-type="string">
            <text:p>6 -10</text:p>
          </table:table-cell>
          <table:table-cell table:formula="of:=COM.MICROSOFT.CONCAT(-12 + COLUMN() - 1; &quot; &quot;; -12+ ROW() -1)" office:value-type="string" office:string-value="7 -10" calcext:value-type="string">
            <text:p>7 -10</text:p>
          </table:table-cell>
          <table:table-cell table:formula="of:=COM.MICROSOFT.CONCAT(-12 + COLUMN() - 1; &quot; &quot;; -12+ ROW() -1)" office:value-type="string" office:string-value="8 -10" calcext:value-type="string">
            <text:p>8 -10</text:p>
          </table:table-cell>
          <table:table-cell table:formula="of:=COM.MICROSOFT.CONCAT(-12 + COLUMN() - 1; &quot; &quot;; -12+ ROW() -1)" office:value-type="string" office:string-value="9 -10" calcext:value-type="string">
            <text:p>9 -10</text:p>
          </table:table-cell>
          <table:table-cell table:formula="of:=COM.MICROSOFT.CONCAT(-12 + COLUMN() - 1; &quot; &quot;; -12+ ROW() -1)" office:value-type="string" office:string-value="10 -10" calcext:value-type="string">
            <text:p>10 -10</text:p>
          </table:table-cell>
          <table:table-cell table:formula="of:=COM.MICROSOFT.CONCAT(-12 + COLUMN() - 1; &quot; &quot;; -12+ ROW() -1)" office:value-type="string" office:string-value="11 -10" calcext:value-type="string">
            <text:p>11 -10</text:p>
          </table:table-cell>
          <table:table-cell table:formula="of:=COM.MICROSOFT.CONCAT(-12 + COLUMN() - 1; &quot; &quot;; -12+ ROW() -1)" office:value-type="string" office:string-value="12 -10" calcext:value-type="string">
            <text:p>12 -10</text:p>
          </table:table-cell>
          <table:table-cell/>
          <table:table-cell table:formula="of:=(-12 + COLUMN() - 26 - 1) + 12 +  (((-12+ ROW() -1) + 12) * 25)" office:value-type="float" office:value="50" calcext:value-type="float">
            <text:p>50</text:p>
          </table:table-cell>
          <table:table-cell table:formula="of:=(-12 + COLUMN() - 26 - 1) + 12 +  (((-12+ ROW() -1) + 12) * 25)" office:value-type="float" office:value="51" calcext:value-type="float">
            <text:p>51</text:p>
          </table:table-cell>
          <table:table-cell table:formula="of:=(-12 + COLUMN() - 26 - 1) + 12 +  (((-12+ ROW() -1) + 12) * 25)" office:value-type="float" office:value="52" calcext:value-type="float">
            <text:p>52</text:p>
          </table:table-cell>
          <table:table-cell table:formula="of:=(-12 + COLUMN() - 26 - 1) + 12 +  (((-12+ ROW() -1) + 12) * 25)" office:value-type="float" office:value="53" calcext:value-type="float">
            <text:p>53</text:p>
          </table:table-cell>
          <table:table-cell table:formula="of:=(-12 + COLUMN() - 26 - 1) + 12 +  (((-12+ ROW() -1) + 12) * 25)" office:value-type="float" office:value="54" calcext:value-type="float">
            <text:p>54</text:p>
          </table:table-cell>
          <table:table-cell table:formula="of:=(-12 + COLUMN() - 26 - 1) + 12 +  (((-12+ ROW() -1) + 12) * 25)" office:value-type="float" office:value="55" calcext:value-type="float">
            <text:p>55</text:p>
          </table:table-cell>
          <table:table-cell table:formula="of:=(-12 + COLUMN() - 26 - 1) + 12 +  (((-12+ ROW() -1) + 12) * 25)" office:value-type="float" office:value="56" calcext:value-type="float">
            <text:p>56</text:p>
          </table:table-cell>
          <table:table-cell table:formula="of:=(-12 + COLUMN() - 26 - 1) + 12 +  (((-12+ ROW() -1) + 12) * 25)" office:value-type="float" office:value="57" calcext:value-type="float">
            <text:p>57</text:p>
          </table:table-cell>
          <table:table-cell table:formula="of:=(-12 + COLUMN() - 26 - 1) + 12 +  (((-12+ ROW() -1) + 12) * 25)" office:value-type="float" office:value="58" calcext:value-type="float">
            <text:p>58</text:p>
          </table:table-cell>
          <table:table-cell table:formula="of:=(-12 + COLUMN() - 26 - 1) + 12 +  (((-12+ ROW() -1) + 12) * 25)" office:value-type="float" office:value="59" calcext:value-type="float">
            <text:p>59</text:p>
          </table:table-cell>
          <table:table-cell table:formula="of:=(-12 + COLUMN() - 26 - 1) + 12 +  (((-12+ ROW() -1) + 12) * 25)" office:value-type="float" office:value="60" calcext:value-type="float">
            <text:p>60</text:p>
          </table:table-cell>
          <table:table-cell table:formula="of:=(-12 + COLUMN() - 26 - 1) + 12 +  (((-12+ ROW() -1) + 12) * 25)" office:value-type="float" office:value="61" calcext:value-type="float">
            <text:p>61</text:p>
          </table:table-cell>
          <table:table-cell table:formula="of:=(-12 + COLUMN() - 26 - 1) + 12 +  (((-12+ ROW() -1) + 12) * 25)" office:value-type="float" office:value="62" calcext:value-type="float">
            <text:p>62</text:p>
          </table:table-cell>
          <table:table-cell table:formula="of:=(-12 + COLUMN() - 26 - 1) + 12 +  (((-12+ ROW() -1) + 12) * 25)" office:value-type="float" office:value="63" calcext:value-type="float">
            <text:p>63</text:p>
          </table:table-cell>
          <table:table-cell table:formula="of:=(-12 + COLUMN() - 26 - 1) + 12 +  (((-12+ ROW() -1) + 12) * 25)" office:value-type="float" office:value="64" calcext:value-type="float">
            <text:p>64</text:p>
          </table:table-cell>
          <table:table-cell table:formula="of:=(-12 + COLUMN() - 26 - 1) + 12 +  (((-12+ ROW() -1) + 12) * 25)" office:value-type="float" office:value="65" calcext:value-type="float">
            <text:p>65</text:p>
          </table:table-cell>
          <table:table-cell table:formula="of:=(-12 + COLUMN() - 26 - 1) + 12 +  (((-12+ ROW() -1) + 12) * 25)" office:value-type="float" office:value="66" calcext:value-type="float">
            <text:p>66</text:p>
          </table:table-cell>
          <table:table-cell table:formula="of:=(-12 + COLUMN() - 26 - 1) + 12 +  (((-12+ ROW() -1) + 12) * 25)" office:value-type="float" office:value="67" calcext:value-type="float">
            <text:p>67</text:p>
          </table:table-cell>
          <table:table-cell table:formula="of:=(-12 + COLUMN() - 26 - 1) + 12 +  (((-12+ ROW() -1) + 12) * 25)" office:value-type="float" office:value="68" calcext:value-type="float">
            <text:p>68</text:p>
          </table:table-cell>
          <table:table-cell table:formula="of:=(-12 + COLUMN() - 26 - 1) + 12 +  (((-12+ ROW() -1) + 12) * 25)" office:value-type="float" office:value="69" calcext:value-type="float">
            <text:p>69</text:p>
          </table:table-cell>
          <table:table-cell table:formula="of:=(-12 + COLUMN() - 26 - 1) + 12 +  (((-12+ ROW() -1) + 12) * 25)" office:value-type="float" office:value="70" calcext:value-type="float">
            <text:p>70</text:p>
          </table:table-cell>
          <table:table-cell table:formula="of:=(-12 + COLUMN() - 26 - 1) + 12 +  (((-12+ ROW() -1) + 12) * 25)" office:value-type="float" office:value="71" calcext:value-type="float">
            <text:p>71</text:p>
          </table:table-cell>
          <table:table-cell table:formula="of:=(-12 + COLUMN() - 26 - 1) + 12 +  (((-12+ ROW() -1) + 12) * 25)" office:value-type="float" office:value="72" calcext:value-type="float">
            <text:p>72</text:p>
          </table:table-cell>
          <table:table-cell table:formula="of:=(-12 + COLUMN() - 26 - 1) + 12 +  (((-12+ ROW() -1) + 12) * 25)" office:value-type="float" office:value="73" calcext:value-type="float">
            <text:p>73</text:p>
          </table:table-cell>
          <table:table-cell table:formula="of:=(-12 + COLUMN() - 26 - 1) + 12 +  (((-12+ ROW() -1) + 12) * 25)" office:value-type="float" office:value="74" calcext:value-type="float">
            <text:p>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9" calcext:value-type="string">
            <text:p>-12 -9</text:p>
          </table:table-cell>
          <table:table-cell table:formula="of:=COM.MICROSOFT.CONCAT(-12 + COLUMN() - 1; &quot; &quot;; -12+ ROW() -1)" office:value-type="string" office:string-value="-11 -9" calcext:value-type="string">
            <text:p>-11 -9</text:p>
          </table:table-cell>
          <table:table-cell table:formula="of:=COM.MICROSOFT.CONCAT(-12 + COLUMN() - 1; &quot; &quot;; -12+ ROW() -1)" office:value-type="string" office:string-value="-10 -9" calcext:value-type="string">
            <text:p>-10 -9</text:p>
          </table:table-cell>
          <table:table-cell table:formula="of:=COM.MICROSOFT.CONCAT(-12 + COLUMN() - 1; &quot; &quot;; -12+ ROW() -1)" office:value-type="string" office:string-value="-9 -9" calcext:value-type="string">
            <text:p>-9 -9</text:p>
          </table:table-cell>
          <table:table-cell table:formula="of:=COM.MICROSOFT.CONCAT(-12 + COLUMN() - 1; &quot; &quot;; -12+ ROW() -1)" office:value-type="string" office:string-value="-8 -9" calcext:value-type="string">
            <text:p>-8 -9</text:p>
          </table:table-cell>
          <table:table-cell table:formula="of:=COM.MICROSOFT.CONCAT(-12 + COLUMN() - 1; &quot; &quot;; -12+ ROW() -1)" office:value-type="string" office:string-value="-7 -9" calcext:value-type="string">
            <text:p>-7 -9</text:p>
          </table:table-cell>
          <table:table-cell table:formula="of:=COM.MICROSOFT.CONCAT(-12 + COLUMN() - 1; &quot; &quot;; -12+ ROW() -1)" office:value-type="string" office:string-value="-6 -9" calcext:value-type="string">
            <text:p>-6 -9</text:p>
          </table:table-cell>
          <table:table-cell table:formula="of:=COM.MICROSOFT.CONCAT(-12 + COLUMN() - 1; &quot; &quot;; -12+ ROW() -1)" office:value-type="string" office:string-value="-5 -9" calcext:value-type="string">
            <text:p>-5 -9</text:p>
          </table:table-cell>
          <table:table-cell table:formula="of:=COM.MICROSOFT.CONCAT(-12 + COLUMN() - 1; &quot; &quot;; -12+ ROW() -1)" office:value-type="string" office:string-value="-4 -9" calcext:value-type="string">
            <text:p>-4 -9</text:p>
          </table:table-cell>
          <table:table-cell table:formula="of:=COM.MICROSOFT.CONCAT(-12 + COLUMN() - 1; &quot; &quot;; -12+ ROW() -1)" office:value-type="string" office:string-value="-3 -9" calcext:value-type="string">
            <text:p>-3 -9</text:p>
          </table:table-cell>
          <table:table-cell table:formula="of:=COM.MICROSOFT.CONCAT(-12 + COLUMN() - 1; &quot; &quot;; -12+ ROW() -1)" office:value-type="string" office:string-value="-2 -9" calcext:value-type="string">
            <text:p>-2 -9</text:p>
          </table:table-cell>
          <table:table-cell table:formula="of:=COM.MICROSOFT.CONCAT(-12 + COLUMN() - 1; &quot; &quot;; -12+ ROW() -1)" office:value-type="string" office:string-value="-1 -9" calcext:value-type="string">
            <text:p>-1 -9</text:p>
          </table:table-cell>
          <table:table-cell table:formula="of:=COM.MICROSOFT.CONCAT(-12 + COLUMN() - 1; &quot; &quot;; -12+ ROW() -1)" office:value-type="string" office:string-value="0 -9" calcext:value-type="string">
            <text:p>0 -9</text:p>
          </table:table-cell>
          <table:table-cell table:formula="of:=COM.MICROSOFT.CONCAT(-12 + COLUMN() - 1; &quot; &quot;; -12+ ROW() -1)" office:value-type="string" office:string-value="1 -9" calcext:value-type="string">
            <text:p>1 -9</text:p>
          </table:table-cell>
          <table:table-cell table:formula="of:=COM.MICROSOFT.CONCAT(-12 + COLUMN() - 1; &quot; &quot;; -12+ ROW() -1)" office:value-type="string" office:string-value="2 -9" calcext:value-type="string">
            <text:p>2 -9</text:p>
          </table:table-cell>
          <table:table-cell table:formula="of:=COM.MICROSOFT.CONCAT(-12 + COLUMN() - 1; &quot; &quot;; -12+ ROW() -1)" office:value-type="string" office:string-value="3 -9" calcext:value-type="string">
            <text:p>3 -9</text:p>
          </table:table-cell>
          <table:table-cell table:formula="of:=COM.MICROSOFT.CONCAT(-12 + COLUMN() - 1; &quot; &quot;; -12+ ROW() -1)" office:value-type="string" office:string-value="4 -9" calcext:value-type="string">
            <text:p>4 -9</text:p>
          </table:table-cell>
          <table:table-cell table:formula="of:=COM.MICROSOFT.CONCAT(-12 + COLUMN() - 1; &quot; &quot;; -12+ ROW() -1)" office:value-type="string" office:string-value="5 -9" calcext:value-type="string">
            <text:p>5 -9</text:p>
          </table:table-cell>
          <table:table-cell table:formula="of:=COM.MICROSOFT.CONCAT(-12 + COLUMN() - 1; &quot; &quot;; -12+ ROW() -1)" office:value-type="string" office:string-value="6 -9" calcext:value-type="string">
            <text:p>6 -9</text:p>
          </table:table-cell>
          <table:table-cell table:formula="of:=COM.MICROSOFT.CONCAT(-12 + COLUMN() - 1; &quot; &quot;; -12+ ROW() -1)" office:value-type="string" office:string-value="7 -9" calcext:value-type="string">
            <text:p>7 -9</text:p>
          </table:table-cell>
          <table:table-cell table:formula="of:=COM.MICROSOFT.CONCAT(-12 + COLUMN() - 1; &quot; &quot;; -12+ ROW() -1)" office:value-type="string" office:string-value="8 -9" calcext:value-type="string">
            <text:p>8 -9</text:p>
          </table:table-cell>
          <table:table-cell table:formula="of:=COM.MICROSOFT.CONCAT(-12 + COLUMN() - 1; &quot; &quot;; -12+ ROW() -1)" office:value-type="string" office:string-value="9 -9" calcext:value-type="string">
            <text:p>9 -9</text:p>
          </table:table-cell>
          <table:table-cell table:formula="of:=COM.MICROSOFT.CONCAT(-12 + COLUMN() - 1; &quot; &quot;; -12+ ROW() -1)" office:value-type="string" office:string-value="10 -9" calcext:value-type="string">
            <text:p>10 -9</text:p>
          </table:table-cell>
          <table:table-cell table:formula="of:=COM.MICROSOFT.CONCAT(-12 + COLUMN() - 1; &quot; &quot;; -12+ ROW() -1)" office:value-type="string" office:string-value="11 -9" calcext:value-type="string">
            <text:p>11 -9</text:p>
          </table:table-cell>
          <table:table-cell table:formula="of:=COM.MICROSOFT.CONCAT(-12 + COLUMN() - 1; &quot; &quot;; -12+ ROW() -1)" office:value-type="string" office:string-value="12 -9" calcext:value-type="string">
            <text:p>12 -9</text:p>
          </table:table-cell>
          <table:table-cell/>
          <table:table-cell table:formula="of:=(-12 + COLUMN() - 26 - 1) + 12 +  (((-12+ ROW() -1) + 12) * 25)" office:value-type="float" office:value="75" calcext:value-type="float">
            <text:p>75</text:p>
          </table:table-cell>
          <table:table-cell table:formula="of:=(-12 + COLUMN() - 26 - 1) + 12 +  (((-12+ ROW() -1) + 12) * 25)" office:value-type="float" office:value="76" calcext:value-type="float">
            <text:p>76</text:p>
          </table:table-cell>
          <table:table-cell table:formula="of:=(-12 + COLUMN() - 26 - 1) + 12 +  (((-12+ ROW() -1) + 12) * 25)" office:value-type="float" office:value="77" calcext:value-type="float">
            <text:p>77</text:p>
          </table:table-cell>
          <table:table-cell table:formula="of:=(-12 + COLUMN() - 26 - 1) + 12 +  (((-12+ ROW() -1) + 12) * 25)" office:value-type="float" office:value="78" calcext:value-type="float">
            <text:p>78</text:p>
          </table:table-cell>
          <table:table-cell table:formula="of:=(-12 + COLUMN() - 26 - 1) + 12 +  (((-12+ ROW() -1) + 12) * 25)" office:value-type="float" office:value="79" calcext:value-type="float">
            <text:p>79</text:p>
          </table:table-cell>
          <table:table-cell table:formula="of:=(-12 + COLUMN() - 26 - 1) + 12 +  (((-12+ ROW() -1) + 12) * 25)" office:value-type="float" office:value="80" calcext:value-type="float">
            <text:p>80</text:p>
          </table:table-cell>
          <table:table-cell table:formula="of:=(-12 + COLUMN() - 26 - 1) + 12 +  (((-12+ ROW() -1) + 12) * 25)" office:value-type="float" office:value="81" calcext:value-type="float">
            <text:p>81</text:p>
          </table:table-cell>
          <table:table-cell table:formula="of:=(-12 + COLUMN() - 26 - 1) + 12 +  (((-12+ ROW() -1) + 12) * 25)" office:value-type="float" office:value="82" calcext:value-type="float">
            <text:p>82</text:p>
          </table:table-cell>
          <table:table-cell table:formula="of:=(-12 + COLUMN() - 26 - 1) + 12 +  (((-12+ ROW() -1) + 12) * 25)" office:value-type="float" office:value="83" calcext:value-type="float">
            <text:p>83</text:p>
          </table:table-cell>
          <table:table-cell table:formula="of:=(-12 + COLUMN() - 26 - 1) + 12 +  (((-12+ ROW() -1) + 12) * 25)" office:value-type="float" office:value="84" calcext:value-type="float">
            <text:p>84</text:p>
          </table:table-cell>
          <table:table-cell table:formula="of:=(-12 + COLUMN() - 26 - 1) + 12 +  (((-12+ ROW() -1) + 12) * 25)" office:value-type="float" office:value="85" calcext:value-type="float">
            <text:p>85</text:p>
          </table:table-cell>
          <table:table-cell table:formula="of:=(-12 + COLUMN() - 26 - 1) + 12 +  (((-12+ ROW() -1) + 12) * 25)" office:value-type="float" office:value="86" calcext:value-type="float">
            <text:p>86</text:p>
          </table:table-cell>
          <table:table-cell table:formula="of:=(-12 + COLUMN() - 26 - 1) + 12 +  (((-12+ ROW() -1) + 12) * 25)" office:value-type="float" office:value="87" calcext:value-type="float">
            <text:p>87</text:p>
          </table:table-cell>
          <table:table-cell table:formula="of:=(-12 + COLUMN() - 26 - 1) + 12 +  (((-12+ ROW() -1) + 12) * 25)" office:value-type="float" office:value="88" calcext:value-type="float">
            <text:p>88</text:p>
          </table:table-cell>
          <table:table-cell table:formula="of:=(-12 + COLUMN() - 26 - 1) + 12 +  (((-12+ ROW() -1) + 12) * 25)" office:value-type="float" office:value="89" calcext:value-type="float">
            <text:p>89</text:p>
          </table:table-cell>
          <table:table-cell table:formula="of:=(-12 + COLUMN() - 26 - 1) + 12 +  (((-12+ ROW() -1) + 12) * 25)" office:value-type="float" office:value="90" calcext:value-type="float">
            <text:p>90</text:p>
          </table:table-cell>
          <table:table-cell table:formula="of:=(-12 + COLUMN() - 26 - 1) + 12 +  (((-12+ ROW() -1) + 12) * 25)" office:value-type="float" office:value="91" calcext:value-type="float">
            <text:p>91</text:p>
          </table:table-cell>
          <table:table-cell table:formula="of:=(-12 + COLUMN() - 26 - 1) + 12 +  (((-12+ ROW() -1) + 12) * 25)" office:value-type="float" office:value="92" calcext:value-type="float">
            <text:p>92</text:p>
          </table:table-cell>
          <table:table-cell table:formula="of:=(-12 + COLUMN() - 26 - 1) + 12 +  (((-12+ ROW() -1) + 12) * 25)" office:value-type="float" office:value="93" calcext:value-type="float">
            <text:p>93</text:p>
          </table:table-cell>
          <table:table-cell table:formula="of:=(-12 + COLUMN() - 26 - 1) + 12 +  (((-12+ ROW() -1) + 12) * 25)" office:value-type="float" office:value="94" calcext:value-type="float">
            <text:p>94</text:p>
          </table:table-cell>
          <table:table-cell table:formula="of:=(-12 + COLUMN() - 26 - 1) + 12 +  (((-12+ ROW() -1) + 12) * 25)" office:value-type="float" office:value="95" calcext:value-type="float">
            <text:p>95</text:p>
          </table:table-cell>
          <table:table-cell table:formula="of:=(-12 + COLUMN() - 26 - 1) + 12 +  (((-12+ ROW() -1) + 12) * 25)" office:value-type="float" office:value="96" calcext:value-type="float">
            <text:p>96</text:p>
          </table:table-cell>
          <table:table-cell table:formula="of:=(-12 + COLUMN() - 26 - 1) + 12 +  (((-12+ ROW() -1) + 12) * 25)" office:value-type="float" office:value="97" calcext:value-type="float">
            <text:p>97</text:p>
          </table:table-cell>
          <table:table-cell table:formula="of:=(-12 + COLUMN() - 26 - 1) + 12 +  (((-12+ ROW() -1) + 12) * 25)" office:value-type="float" office:value="98" calcext:value-type="float">
            <text:p>98</text:p>
          </table:table-cell>
          <table:table-cell table:formula="of:=(-12 + COLUMN() - 26 - 1) + 12 +  (((-12+ ROW() -1) + 12) * 25)" office:value-type="float" office:value="99" calcext:value-type="float">
            <text:p>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8" calcext:value-type="string">
            <text:p>-12 -8</text:p>
          </table:table-cell>
          <table:table-cell table:formula="of:=COM.MICROSOFT.CONCAT(-12 + COLUMN() - 1; &quot; &quot;; -12+ ROW() -1)" office:value-type="string" office:string-value="-11 -8" calcext:value-type="string">
            <text:p>-11 -8</text:p>
          </table:table-cell>
          <table:table-cell table:formula="of:=COM.MICROSOFT.CONCAT(-12 + COLUMN() - 1; &quot; &quot;; -12+ ROW() -1)" office:value-type="string" office:string-value="-10 -8" calcext:value-type="string">
            <text:p>-10 -8</text:p>
          </table:table-cell>
          <table:table-cell table:formula="of:=COM.MICROSOFT.CONCAT(-12 + COLUMN() - 1; &quot; &quot;; -12+ ROW() -1)" office:value-type="string" office:string-value="-9 -8" calcext:value-type="string">
            <text:p>-9 -8</text:p>
          </table:table-cell>
          <table:table-cell table:formula="of:=COM.MICROSOFT.CONCAT(-12 + COLUMN() - 1; &quot; &quot;; -12+ ROW() -1)" office:value-type="string" office:string-value="-8 -8" calcext:value-type="string">
            <text:p>-8 -8</text:p>
          </table:table-cell>
          <table:table-cell table:formula="of:=COM.MICROSOFT.CONCAT(-12 + COLUMN() - 1; &quot; &quot;; -12+ ROW() -1)" office:value-type="string" office:string-value="-7 -8" calcext:value-type="string">
            <text:p>-7 -8</text:p>
          </table:table-cell>
          <table:table-cell table:formula="of:=COM.MICROSOFT.CONCAT(-12 + COLUMN() - 1; &quot; &quot;; -12+ ROW() -1)" office:value-type="string" office:string-value="-6 -8" calcext:value-type="string">
            <text:p>-6 -8</text:p>
          </table:table-cell>
          <table:table-cell table:formula="of:=COM.MICROSOFT.CONCAT(-12 + COLUMN() - 1; &quot; &quot;; -12+ ROW() -1)" office:value-type="string" office:string-value="-5 -8" calcext:value-type="string">
            <text:p>-5 -8</text:p>
          </table:table-cell>
          <table:table-cell table:formula="of:=COM.MICROSOFT.CONCAT(-12 + COLUMN() - 1; &quot; &quot;; -12+ ROW() -1)" office:value-type="string" office:string-value="-4 -8" calcext:value-type="string">
            <text:p>-4 -8</text:p>
          </table:table-cell>
          <table:table-cell table:formula="of:=COM.MICROSOFT.CONCAT(-12 + COLUMN() - 1; &quot; &quot;; -12+ ROW() -1)" office:value-type="string" office:string-value="-3 -8" calcext:value-type="string">
            <text:p>-3 -8</text:p>
          </table:table-cell>
          <table:table-cell table:formula="of:=COM.MICROSOFT.CONCAT(-12 + COLUMN() - 1; &quot; &quot;; -12+ ROW() -1)" office:value-type="string" office:string-value="-2 -8" calcext:value-type="string">
            <text:p>-2 -8</text:p>
          </table:table-cell>
          <table:table-cell table:formula="of:=COM.MICROSOFT.CONCAT(-12 + COLUMN() - 1; &quot; &quot;; -12+ ROW() -1)" office:value-type="string" office:string-value="-1 -8" calcext:value-type="string">
            <text:p>-1 -8</text:p>
          </table:table-cell>
          <table:table-cell table:formula="of:=COM.MICROSOFT.CONCAT(-12 + COLUMN() - 1; &quot; &quot;; -12+ ROW() -1)" office:value-type="string" office:string-value="0 -8" calcext:value-type="string">
            <text:p>0 -8</text:p>
          </table:table-cell>
          <table:table-cell table:formula="of:=COM.MICROSOFT.CONCAT(-12 + COLUMN() - 1; &quot; &quot;; -12+ ROW() -1)" office:value-type="string" office:string-value="1 -8" calcext:value-type="string">
            <text:p>1 -8</text:p>
          </table:table-cell>
          <table:table-cell table:formula="of:=COM.MICROSOFT.CONCAT(-12 + COLUMN() - 1; &quot; &quot;; -12+ ROW() -1)" office:value-type="string" office:string-value="2 -8" calcext:value-type="string">
            <text:p>2 -8</text:p>
          </table:table-cell>
          <table:table-cell table:formula="of:=COM.MICROSOFT.CONCAT(-12 + COLUMN() - 1; &quot; &quot;; -12+ ROW() -1)" office:value-type="string" office:string-value="3 -8" calcext:value-type="string">
            <text:p>3 -8</text:p>
          </table:table-cell>
          <table:table-cell table:formula="of:=COM.MICROSOFT.CONCAT(-12 + COLUMN() - 1; &quot; &quot;; -12+ ROW() -1)" office:value-type="string" office:string-value="4 -8" calcext:value-type="string">
            <text:p>4 -8</text:p>
          </table:table-cell>
          <table:table-cell table:formula="of:=COM.MICROSOFT.CONCAT(-12 + COLUMN() - 1; &quot; &quot;; -12+ ROW() -1)" office:value-type="string" office:string-value="5 -8" calcext:value-type="string">
            <text:p>5 -8</text:p>
          </table:table-cell>
          <table:table-cell table:formula="of:=COM.MICROSOFT.CONCAT(-12 + COLUMN() - 1; &quot; &quot;; -12+ ROW() -1)" office:value-type="string" office:string-value="6 -8" calcext:value-type="string">
            <text:p>6 -8</text:p>
          </table:table-cell>
          <table:table-cell table:formula="of:=COM.MICROSOFT.CONCAT(-12 + COLUMN() - 1; &quot; &quot;; -12+ ROW() -1)" office:value-type="string" office:string-value="7 -8" calcext:value-type="string">
            <text:p>7 -8</text:p>
          </table:table-cell>
          <table:table-cell table:formula="of:=COM.MICROSOFT.CONCAT(-12 + COLUMN() - 1; &quot; &quot;; -12+ ROW() -1)" office:value-type="string" office:string-value="8 -8" calcext:value-type="string">
            <text:p>8 -8</text:p>
          </table:table-cell>
          <table:table-cell table:formula="of:=COM.MICROSOFT.CONCAT(-12 + COLUMN() - 1; &quot; &quot;; -12+ ROW() -1)" office:value-type="string" office:string-value="9 -8" calcext:value-type="string">
            <text:p>9 -8</text:p>
          </table:table-cell>
          <table:table-cell table:formula="of:=COM.MICROSOFT.CONCAT(-12 + COLUMN() - 1; &quot; &quot;; -12+ ROW() -1)" office:value-type="string" office:string-value="10 -8" calcext:value-type="string">
            <text:p>10 -8</text:p>
          </table:table-cell>
          <table:table-cell table:formula="of:=COM.MICROSOFT.CONCAT(-12 + COLUMN() - 1; &quot; &quot;; -12+ ROW() -1)" office:value-type="string" office:string-value="11 -8" calcext:value-type="string">
            <text:p>11 -8</text:p>
          </table:table-cell>
          <table:table-cell table:formula="of:=COM.MICROSOFT.CONCAT(-12 + COLUMN() - 1; &quot; &quot;; -12+ ROW() -1)" office:value-type="string" office:string-value="12 -8" calcext:value-type="string">
            <text:p>12 -8</text:p>
          </table:table-cell>
          <table:table-cell/>
          <table:table-cell table:formula="of:=(-12 + COLUMN() - 26 - 1) + 12 +  (((-12+ ROW() -1) + 12) * 25)" office:value-type="float" office:value="100" calcext:value-type="float">
            <text:p>100</text:p>
          </table:table-cell>
          <table:table-cell table:formula="of:=(-12 + COLUMN() - 26 - 1) + 12 +  (((-12+ ROW() -1) + 12) * 25)" office:value-type="float" office:value="101" calcext:value-type="float">
            <text:p>101</text:p>
          </table:table-cell>
          <table:table-cell table:formula="of:=(-12 + COLUMN() - 26 - 1) + 12 +  (((-12+ ROW() -1) + 12) * 25)" office:value-type="float" office:value="102" calcext:value-type="float">
            <text:p>102</text:p>
          </table:table-cell>
          <table:table-cell table:formula="of:=(-12 + COLUMN() - 26 - 1) + 12 +  (((-12+ ROW() -1) + 12) * 25)" office:value-type="float" office:value="103" calcext:value-type="float">
            <text:p>103</text:p>
          </table:table-cell>
          <table:table-cell table:formula="of:=(-12 + COLUMN() - 26 - 1) + 12 +  (((-12+ ROW() -1) + 12) * 25)" office:value-type="float" office:value="104" calcext:value-type="float">
            <text:p>104</text:p>
          </table:table-cell>
          <table:table-cell table:formula="of:=(-12 + COLUMN() - 26 - 1) + 12 +  (((-12+ ROW() -1) + 12) * 25)" office:value-type="float" office:value="105" calcext:value-type="float">
            <text:p>105</text:p>
          </table:table-cell>
          <table:table-cell table:formula="of:=(-12 + COLUMN() - 26 - 1) + 12 +  (((-12+ ROW() -1) + 12) * 25)" office:value-type="float" office:value="106" calcext:value-type="float">
            <text:p>106</text:p>
          </table:table-cell>
          <table:table-cell table:formula="of:=(-12 + COLUMN() - 26 - 1) + 12 +  (((-12+ ROW() -1) + 12) * 25)" office:value-type="float" office:value="107" calcext:value-type="float">
            <text:p>107</text:p>
          </table:table-cell>
          <table:table-cell table:formula="of:=(-12 + COLUMN() - 26 - 1) + 12 +  (((-12+ ROW() -1) + 12) * 25)" office:value-type="float" office:value="108" calcext:value-type="float">
            <text:p>108</text:p>
          </table:table-cell>
          <table:table-cell table:formula="of:=(-12 + COLUMN() - 26 - 1) + 12 +  (((-12+ ROW() -1) + 12) * 25)" office:value-type="float" office:value="109" calcext:value-type="float">
            <text:p>109</text:p>
          </table:table-cell>
          <table:table-cell table:formula="of:=(-12 + COLUMN() - 26 - 1) + 12 +  (((-12+ ROW() -1) + 12) * 25)" office:value-type="float" office:value="110" calcext:value-type="float">
            <text:p>110</text:p>
          </table:table-cell>
          <table:table-cell table:formula="of:=(-12 + COLUMN() - 26 - 1) + 12 +  (((-12+ ROW() -1) + 12) * 25)" office:value-type="float" office:value="111" calcext:value-type="float">
            <text:p>111</text:p>
          </table:table-cell>
          <table:table-cell table:formula="of:=(-12 + COLUMN() - 26 - 1) + 12 +  (((-12+ ROW() -1) + 12) * 25)" office:value-type="float" office:value="112" calcext:value-type="float">
            <text:p>112</text:p>
          </table:table-cell>
          <table:table-cell table:formula="of:=(-12 + COLUMN() - 26 - 1) + 12 +  (((-12+ ROW() -1) + 12) * 25)" office:value-type="float" office:value="113" calcext:value-type="float">
            <text:p>113</text:p>
          </table:table-cell>
          <table:table-cell table:formula="of:=(-12 + COLUMN() - 26 - 1) + 12 +  (((-12+ ROW() -1) + 12) * 25)" office:value-type="float" office:value="114" calcext:value-type="float">
            <text:p>114</text:p>
          </table:table-cell>
          <table:table-cell table:formula="of:=(-12 + COLUMN() - 26 - 1) + 12 +  (((-12+ ROW() -1) + 12) * 25)" office:value-type="float" office:value="115" calcext:value-type="float">
            <text:p>115</text:p>
          </table:table-cell>
          <table:table-cell table:formula="of:=(-12 + COLUMN() - 26 - 1) + 12 +  (((-12+ ROW() -1) + 12) * 25)" office:value-type="float" office:value="116" calcext:value-type="float">
            <text:p>116</text:p>
          </table:table-cell>
          <table:table-cell table:formula="of:=(-12 + COLUMN() - 26 - 1) + 12 +  (((-12+ ROW() -1) + 12) * 25)" office:value-type="float" office:value="117" calcext:value-type="float">
            <text:p>117</text:p>
          </table:table-cell>
          <table:table-cell table:formula="of:=(-12 + COLUMN() - 26 - 1) + 12 +  (((-12+ ROW() -1) + 12) * 25)" office:value-type="float" office:value="118" calcext:value-type="float">
            <text:p>118</text:p>
          </table:table-cell>
          <table:table-cell table:formula="of:=(-12 + COLUMN() - 26 - 1) + 12 +  (((-12+ ROW() -1) + 12) * 25)" office:value-type="float" office:value="119" calcext:value-type="float">
            <text:p>119</text:p>
          </table:table-cell>
          <table:table-cell table:formula="of:=(-12 + COLUMN() - 26 - 1) + 12 +  (((-12+ ROW() -1) + 12) * 25)" office:value-type="float" office:value="120" calcext:value-type="float">
            <text:p>120</text:p>
          </table:table-cell>
          <table:table-cell table:formula="of:=(-12 + COLUMN() - 26 - 1) + 12 +  (((-12+ ROW() -1) + 12) * 25)" office:value-type="float" office:value="121" calcext:value-type="float">
            <text:p>121</text:p>
          </table:table-cell>
          <table:table-cell table:formula="of:=(-12 + COLUMN() - 26 - 1) + 12 +  (((-12+ ROW() -1) + 12) * 25)" office:value-type="float" office:value="122" calcext:value-type="float">
            <text:p>122</text:p>
          </table:table-cell>
          <table:table-cell table:formula="of:=(-12 + COLUMN() - 26 - 1) + 12 +  (((-12+ ROW() -1) + 12) * 25)" office:value-type="float" office:value="123" calcext:value-type="float">
            <text:p>123</text:p>
          </table:table-cell>
          <table:table-cell table:formula="of:=(-12 + COLUMN() - 26 - 1) + 12 +  (((-12+ ROW() -1) + 12) * 25)" office:value-type="float" office:value="124" calcext:value-type="float">
            <text:p>1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7" calcext:value-type="string">
            <text:p>-12 -7</text:p>
          </table:table-cell>
          <table:table-cell table:formula="of:=COM.MICROSOFT.CONCAT(-12 + COLUMN() - 1; &quot; &quot;; -12+ ROW() -1)" office:value-type="string" office:string-value="-11 -7" calcext:value-type="string">
            <text:p>-11 -7</text:p>
          </table:table-cell>
          <table:table-cell table:formula="of:=COM.MICROSOFT.CONCAT(-12 + COLUMN() - 1; &quot; &quot;; -12+ ROW() -1)" office:value-type="string" office:string-value="-10 -7" calcext:value-type="string">
            <text:p>-10 -7</text:p>
          </table:table-cell>
          <table:table-cell table:formula="of:=COM.MICROSOFT.CONCAT(-12 + COLUMN() - 1; &quot; &quot;; -12+ ROW() -1)" office:value-type="string" office:string-value="-9 -7" calcext:value-type="string">
            <text:p>-9 -7</text:p>
          </table:table-cell>
          <table:table-cell table:formula="of:=COM.MICROSOFT.CONCAT(-12 + COLUMN() - 1; &quot; &quot;; -12+ ROW() -1)" office:value-type="string" office:string-value="-8 -7" calcext:value-type="string">
            <text:p>-8 -7</text:p>
          </table:table-cell>
          <table:table-cell table:formula="of:=COM.MICROSOFT.CONCAT(-12 + COLUMN() - 1; &quot; &quot;; -12+ ROW() -1)" office:value-type="string" office:string-value="-7 -7" calcext:value-type="string">
            <text:p>-7 -7</text:p>
          </table:table-cell>
          <table:table-cell table:formula="of:=COM.MICROSOFT.CONCAT(-12 + COLUMN() - 1; &quot; &quot;; -12+ ROW() -1)" office:value-type="string" office:string-value="-6 -7" calcext:value-type="string">
            <text:p>-6 -7</text:p>
          </table:table-cell>
          <table:table-cell table:formula="of:=COM.MICROSOFT.CONCAT(-12 + COLUMN() - 1; &quot; &quot;; -12+ ROW() -1)" office:value-type="string" office:string-value="-5 -7" calcext:value-type="string">
            <text:p>-5 -7</text:p>
          </table:table-cell>
          <table:table-cell table:formula="of:=COM.MICROSOFT.CONCAT(-12 + COLUMN() - 1; &quot; &quot;; -12+ ROW() -1)" office:value-type="string" office:string-value="-4 -7" calcext:value-type="string">
            <text:p>-4 -7</text:p>
          </table:table-cell>
          <table:table-cell table:formula="of:=COM.MICROSOFT.CONCAT(-12 + COLUMN() - 1; &quot; &quot;; -12+ ROW() -1)" office:value-type="string" office:string-value="-3 -7" calcext:value-type="string">
            <text:p>-3 -7</text:p>
          </table:table-cell>
          <table:table-cell table:formula="of:=COM.MICROSOFT.CONCAT(-12 + COLUMN() - 1; &quot; &quot;; -12+ ROW() -1)" office:value-type="string" office:string-value="-2 -7" calcext:value-type="string">
            <text:p>-2 -7</text:p>
          </table:table-cell>
          <table:table-cell table:formula="of:=COM.MICROSOFT.CONCAT(-12 + COLUMN() - 1; &quot; &quot;; -12+ ROW() -1)" office:value-type="string" office:string-value="-1 -7" calcext:value-type="string">
            <text:p>-1 -7</text:p>
          </table:table-cell>
          <table:table-cell table:formula="of:=COM.MICROSOFT.CONCAT(-12 + COLUMN() - 1; &quot; &quot;; -12+ ROW() -1)" office:value-type="string" office:string-value="0 -7" calcext:value-type="string">
            <text:p>0 -7</text:p>
          </table:table-cell>
          <table:table-cell table:formula="of:=COM.MICROSOFT.CONCAT(-12 + COLUMN() - 1; &quot; &quot;; -12+ ROW() -1)" office:value-type="string" office:string-value="1 -7" calcext:value-type="string">
            <text:p>1 -7</text:p>
          </table:table-cell>
          <table:table-cell table:formula="of:=COM.MICROSOFT.CONCAT(-12 + COLUMN() - 1; &quot; &quot;; -12+ ROW() -1)" office:value-type="string" office:string-value="2 -7" calcext:value-type="string">
            <text:p>2 -7</text:p>
          </table:table-cell>
          <table:table-cell table:formula="of:=COM.MICROSOFT.CONCAT(-12 + COLUMN() - 1; &quot; &quot;; -12+ ROW() -1)" office:value-type="string" office:string-value="3 -7" calcext:value-type="string">
            <text:p>3 -7</text:p>
          </table:table-cell>
          <table:table-cell table:formula="of:=COM.MICROSOFT.CONCAT(-12 + COLUMN() - 1; &quot; &quot;; -12+ ROW() -1)" office:value-type="string" office:string-value="4 -7" calcext:value-type="string">
            <text:p>4 -7</text:p>
          </table:table-cell>
          <table:table-cell table:formula="of:=COM.MICROSOFT.CONCAT(-12 + COLUMN() - 1; &quot; &quot;; -12+ ROW() -1)" office:value-type="string" office:string-value="5 -7" calcext:value-type="string">
            <text:p>5 -7</text:p>
          </table:table-cell>
          <table:table-cell table:formula="of:=COM.MICROSOFT.CONCAT(-12 + COLUMN() - 1; &quot; &quot;; -12+ ROW() -1)" office:value-type="string" office:string-value="6 -7" calcext:value-type="string">
            <text:p>6 -7</text:p>
          </table:table-cell>
          <table:table-cell table:formula="of:=COM.MICROSOFT.CONCAT(-12 + COLUMN() - 1; &quot; &quot;; -12+ ROW() -1)" office:value-type="string" office:string-value="7 -7" calcext:value-type="string">
            <text:p>7 -7</text:p>
          </table:table-cell>
          <table:table-cell table:formula="of:=COM.MICROSOFT.CONCAT(-12 + COLUMN() - 1; &quot; &quot;; -12+ ROW() -1)" office:value-type="string" office:string-value="8 -7" calcext:value-type="string">
            <text:p>8 -7</text:p>
          </table:table-cell>
          <table:table-cell table:formula="of:=COM.MICROSOFT.CONCAT(-12 + COLUMN() - 1; &quot; &quot;; -12+ ROW() -1)" office:value-type="string" office:string-value="9 -7" calcext:value-type="string">
            <text:p>9 -7</text:p>
          </table:table-cell>
          <table:table-cell table:formula="of:=COM.MICROSOFT.CONCAT(-12 + COLUMN() - 1; &quot; &quot;; -12+ ROW() -1)" office:value-type="string" office:string-value="10 -7" calcext:value-type="string">
            <text:p>10 -7</text:p>
          </table:table-cell>
          <table:table-cell table:formula="of:=COM.MICROSOFT.CONCAT(-12 + COLUMN() - 1; &quot; &quot;; -12+ ROW() -1)" office:value-type="string" office:string-value="11 -7" calcext:value-type="string">
            <text:p>11 -7</text:p>
          </table:table-cell>
          <table:table-cell table:formula="of:=COM.MICROSOFT.CONCAT(-12 + COLUMN() - 1; &quot; &quot;; -12+ ROW() -1)" office:value-type="string" office:string-value="12 -7" calcext:value-type="string">
            <text:p>12 -7</text:p>
          </table:table-cell>
          <table:table-cell/>
          <table:table-cell table:formula="of:=(-12 + COLUMN() - 26 - 1) + 12 +  (((-12+ ROW() -1) + 12) * 25)" office:value-type="float" office:value="125" calcext:value-type="float">
            <text:p>125</text:p>
          </table:table-cell>
          <table:table-cell table:formula="of:=(-12 + COLUMN() - 26 - 1) + 12 +  (((-12+ ROW() -1) + 12) * 25)" office:value-type="float" office:value="126" calcext:value-type="float">
            <text:p>126</text:p>
          </table:table-cell>
          <table:table-cell table:formula="of:=(-12 + COLUMN() - 26 - 1) + 12 +  (((-12+ ROW() -1) + 12) * 25)" office:value-type="float" office:value="127" calcext:value-type="float">
            <text:p>127</text:p>
          </table:table-cell>
          <table:table-cell table:formula="of:=(-12 + COLUMN() - 26 - 1) + 12 +  (((-12+ ROW() -1) + 12) * 25)" office:value-type="float" office:value="128" calcext:value-type="float">
            <text:p>128</text:p>
          </table:table-cell>
          <table:table-cell table:formula="of:=(-12 + COLUMN() - 26 - 1) + 12 +  (((-12+ ROW() -1) + 12) * 25)" office:value-type="float" office:value="129" calcext:value-type="float">
            <text:p>129</text:p>
          </table:table-cell>
          <table:table-cell table:formula="of:=(-12 + COLUMN() - 26 - 1) + 12 +  (((-12+ ROW() -1) + 12) * 25)" office:value-type="float" office:value="130" calcext:value-type="float">
            <text:p>130</text:p>
          </table:table-cell>
          <table:table-cell table:formula="of:=(-12 + COLUMN() - 26 - 1) + 12 +  (((-12+ ROW() -1) + 12) * 25)" office:value-type="float" office:value="131" calcext:value-type="float">
            <text:p>131</text:p>
          </table:table-cell>
          <table:table-cell table:formula="of:=(-12 + COLUMN() - 26 - 1) + 12 +  (((-12+ ROW() -1) + 12) * 25)" office:value-type="float" office:value="132" calcext:value-type="float">
            <text:p>132</text:p>
          </table:table-cell>
          <table:table-cell table:formula="of:=(-12 + COLUMN() - 26 - 1) + 12 +  (((-12+ ROW() -1) + 12) * 25)" office:value-type="float" office:value="133" calcext:value-type="float">
            <text:p>133</text:p>
          </table:table-cell>
          <table:table-cell table:formula="of:=(-12 + COLUMN() - 26 - 1) + 12 +  (((-12+ ROW() -1) + 12) * 25)" office:value-type="float" office:value="134" calcext:value-type="float">
            <text:p>134</text:p>
          </table:table-cell>
          <table:table-cell table:formula="of:=(-12 + COLUMN() - 26 - 1) + 12 +  (((-12+ ROW() -1) + 12) * 25)" office:value-type="float" office:value="135" calcext:value-type="float">
            <text:p>135</text:p>
          </table:table-cell>
          <table:table-cell table:formula="of:=(-12 + COLUMN() - 26 - 1) + 12 +  (((-12+ ROW() -1) + 12) * 25)" office:value-type="float" office:value="136" calcext:value-type="float">
            <text:p>136</text:p>
          </table:table-cell>
          <table:table-cell table:formula="of:=(-12 + COLUMN() - 26 - 1) + 12 +  (((-12+ ROW() -1) + 12) * 25)" office:value-type="float" office:value="137" calcext:value-type="float">
            <text:p>137</text:p>
          </table:table-cell>
          <table:table-cell table:formula="of:=(-12 + COLUMN() - 26 - 1) + 12 +  (((-12+ ROW() -1) + 12) * 25)" office:value-type="float" office:value="138" calcext:value-type="float">
            <text:p>138</text:p>
          </table:table-cell>
          <table:table-cell table:formula="of:=(-12 + COLUMN() - 26 - 1) + 12 +  (((-12+ ROW() -1) + 12) * 25)" office:value-type="float" office:value="139" calcext:value-type="float">
            <text:p>139</text:p>
          </table:table-cell>
          <table:table-cell table:formula="of:=(-12 + COLUMN() - 26 - 1) + 12 +  (((-12+ ROW() -1) + 12) * 25)" office:value-type="float" office:value="140" calcext:value-type="float">
            <text:p>140</text:p>
          </table:table-cell>
          <table:table-cell table:formula="of:=(-12 + COLUMN() - 26 - 1) + 12 +  (((-12+ ROW() -1) + 12) * 25)" office:value-type="float" office:value="141" calcext:value-type="float">
            <text:p>141</text:p>
          </table:table-cell>
          <table:table-cell table:formula="of:=(-12 + COLUMN() - 26 - 1) + 12 +  (((-12+ ROW() -1) + 12) * 25)" office:value-type="float" office:value="142" calcext:value-type="float">
            <text:p>142</text:p>
          </table:table-cell>
          <table:table-cell table:formula="of:=(-12 + COLUMN() - 26 - 1) + 12 +  (((-12+ ROW() -1) + 12) * 25)" office:value-type="float" office:value="143" calcext:value-type="float">
            <text:p>143</text:p>
          </table:table-cell>
          <table:table-cell table:formula="of:=(-12 + COLUMN() - 26 - 1) + 12 +  (((-12+ ROW() -1) + 12) * 25)" office:value-type="float" office:value="144" calcext:value-type="float">
            <text:p>144</text:p>
          </table:table-cell>
          <table:table-cell table:formula="of:=(-12 + COLUMN() - 26 - 1) + 12 +  (((-12+ ROW() -1) + 12) * 25)" office:value-type="float" office:value="145" calcext:value-type="float">
            <text:p>145</text:p>
          </table:table-cell>
          <table:table-cell table:formula="of:=(-12 + COLUMN() - 26 - 1) + 12 +  (((-12+ ROW() -1) + 12) * 25)" office:value-type="float" office:value="146" calcext:value-type="float">
            <text:p>146</text:p>
          </table:table-cell>
          <table:table-cell table:formula="of:=(-12 + COLUMN() - 26 - 1) + 12 +  (((-12+ ROW() -1) + 12) * 25)" office:value-type="float" office:value="147" calcext:value-type="float">
            <text:p>147</text:p>
          </table:table-cell>
          <table:table-cell table:formula="of:=(-12 + COLUMN() - 26 - 1) + 12 +  (((-12+ ROW() -1) + 12) * 25)" office:value-type="float" office:value="148" calcext:value-type="float">
            <text:p>148</text:p>
          </table:table-cell>
          <table:table-cell table:formula="of:=(-12 + COLUMN() - 26 - 1) + 12 +  (((-12+ ROW() -1) + 12) * 25)" office:value-type="float" office:value="149" calcext:value-type="float">
            <text:p>1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6" calcext:value-type="string">
            <text:p>-12 -6</text:p>
          </table:table-cell>
          <table:table-cell table:formula="of:=COM.MICROSOFT.CONCAT(-12 + COLUMN() - 1; &quot; &quot;; -12+ ROW() -1)" office:value-type="string" office:string-value="-11 -6" calcext:value-type="string">
            <text:p>-11 -6</text:p>
          </table:table-cell>
          <table:table-cell table:formula="of:=COM.MICROSOFT.CONCAT(-12 + COLUMN() - 1; &quot; &quot;; -12+ ROW() -1)" office:value-type="string" office:string-value="-10 -6" calcext:value-type="string">
            <text:p>-10 -6</text:p>
          </table:table-cell>
          <table:table-cell table:formula="of:=COM.MICROSOFT.CONCAT(-12 + COLUMN() - 1; &quot; &quot;; -12+ ROW() -1)" office:value-type="string" office:string-value="-9 -6" calcext:value-type="string">
            <text:p>-9 -6</text:p>
          </table:table-cell>
          <table:table-cell table:formula="of:=COM.MICROSOFT.CONCAT(-12 + COLUMN() - 1; &quot; &quot;; -12+ ROW() -1)" office:value-type="string" office:string-value="-8 -6" calcext:value-type="string">
            <text:p>-8 -6</text:p>
          </table:table-cell>
          <table:table-cell table:formula="of:=COM.MICROSOFT.CONCAT(-12 + COLUMN() - 1; &quot; &quot;; -12+ ROW() -1)" office:value-type="string" office:string-value="-7 -6" calcext:value-type="string">
            <text:p>-7 -6</text:p>
          </table:table-cell>
          <table:table-cell table:formula="of:=COM.MICROSOFT.CONCAT(-12 + COLUMN() - 1; &quot; &quot;; -12+ ROW() -1)" office:value-type="string" office:string-value="-6 -6" calcext:value-type="string">
            <text:p>-6 -6</text:p>
          </table:table-cell>
          <table:table-cell table:formula="of:=COM.MICROSOFT.CONCAT(-12 + COLUMN() - 1; &quot; &quot;; -12+ ROW() -1)" office:value-type="string" office:string-value="-5 -6" calcext:value-type="string">
            <text:p>-5 -6</text:p>
          </table:table-cell>
          <table:table-cell table:formula="of:=COM.MICROSOFT.CONCAT(-12 + COLUMN() - 1; &quot; &quot;; -12+ ROW() -1)" office:value-type="string" office:string-value="-4 -6" calcext:value-type="string">
            <text:p>-4 -6</text:p>
          </table:table-cell>
          <table:table-cell table:formula="of:=COM.MICROSOFT.CONCAT(-12 + COLUMN() - 1; &quot; &quot;; -12+ ROW() -1)" office:value-type="string" office:string-value="-3 -6" calcext:value-type="string">
            <text:p>-3 -6</text:p>
          </table:table-cell>
          <table:table-cell table:formula="of:=COM.MICROSOFT.CONCAT(-12 + COLUMN() - 1; &quot; &quot;; -12+ ROW() -1)" office:value-type="string" office:string-value="-2 -6" calcext:value-type="string">
            <text:p>-2 -6</text:p>
          </table:table-cell>
          <table:table-cell table:formula="of:=COM.MICROSOFT.CONCAT(-12 + COLUMN() - 1; &quot; &quot;; -12+ ROW() -1)" office:value-type="string" office:string-value="-1 -6" calcext:value-type="string">
            <text:p>-1 -6</text:p>
          </table:table-cell>
          <table:table-cell table:formula="of:=COM.MICROSOFT.CONCAT(-12 + COLUMN() - 1; &quot; &quot;; -12+ ROW() -1)" office:value-type="string" office:string-value="0 -6" calcext:value-type="string">
            <text:p>0 -6</text:p>
          </table:table-cell>
          <table:table-cell table:formula="of:=COM.MICROSOFT.CONCAT(-12 + COLUMN() - 1; &quot; &quot;; -12+ ROW() -1)" office:value-type="string" office:string-value="1 -6" calcext:value-type="string">
            <text:p>1 -6</text:p>
          </table:table-cell>
          <table:table-cell table:formula="of:=COM.MICROSOFT.CONCAT(-12 + COLUMN() - 1; &quot; &quot;; -12+ ROW() -1)" office:value-type="string" office:string-value="2 -6" calcext:value-type="string">
            <text:p>2 -6</text:p>
          </table:table-cell>
          <table:table-cell table:formula="of:=COM.MICROSOFT.CONCAT(-12 + COLUMN() - 1; &quot; &quot;; -12+ ROW() -1)" office:value-type="string" office:string-value="3 -6" calcext:value-type="string">
            <text:p>3 -6</text:p>
          </table:table-cell>
          <table:table-cell table:formula="of:=COM.MICROSOFT.CONCAT(-12 + COLUMN() - 1; &quot; &quot;; -12+ ROW() -1)" office:value-type="string" office:string-value="4 -6" calcext:value-type="string">
            <text:p>4 -6</text:p>
          </table:table-cell>
          <table:table-cell table:formula="of:=COM.MICROSOFT.CONCAT(-12 + COLUMN() - 1; &quot; &quot;; -12+ ROW() -1)" office:value-type="string" office:string-value="5 -6" calcext:value-type="string">
            <text:p>5 -6</text:p>
          </table:table-cell>
          <table:table-cell table:formula="of:=COM.MICROSOFT.CONCAT(-12 + COLUMN() - 1; &quot; &quot;; -12+ ROW() -1)" office:value-type="string" office:string-value="6 -6" calcext:value-type="string">
            <text:p>6 -6</text:p>
          </table:table-cell>
          <table:table-cell table:formula="of:=COM.MICROSOFT.CONCAT(-12 + COLUMN() - 1; &quot; &quot;; -12+ ROW() -1)" office:value-type="string" office:string-value="7 -6" calcext:value-type="string">
            <text:p>7 -6</text:p>
          </table:table-cell>
          <table:table-cell table:formula="of:=COM.MICROSOFT.CONCAT(-12 + COLUMN() - 1; &quot; &quot;; -12+ ROW() -1)" office:value-type="string" office:string-value="8 -6" calcext:value-type="string">
            <text:p>8 -6</text:p>
          </table:table-cell>
          <table:table-cell table:formula="of:=COM.MICROSOFT.CONCAT(-12 + COLUMN() - 1; &quot; &quot;; -12+ ROW() -1)" office:value-type="string" office:string-value="9 -6" calcext:value-type="string">
            <text:p>9 -6</text:p>
          </table:table-cell>
          <table:table-cell table:formula="of:=COM.MICROSOFT.CONCAT(-12 + COLUMN() - 1; &quot; &quot;; -12+ ROW() -1)" office:value-type="string" office:string-value="10 -6" calcext:value-type="string">
            <text:p>10 -6</text:p>
          </table:table-cell>
          <table:table-cell table:formula="of:=COM.MICROSOFT.CONCAT(-12 + COLUMN() - 1; &quot; &quot;; -12+ ROW() -1)" office:value-type="string" office:string-value="11 -6" calcext:value-type="string">
            <text:p>11 -6</text:p>
          </table:table-cell>
          <table:table-cell table:formula="of:=COM.MICROSOFT.CONCAT(-12 + COLUMN() - 1; &quot; &quot;; -12+ ROW() -1)" office:value-type="string" office:string-value="12 -6" calcext:value-type="string">
            <text:p>12 -6</text:p>
          </table:table-cell>
          <table:table-cell/>
          <table:table-cell table:formula="of:=(-12 + COLUMN() - 26 - 1) + 12 +  (((-12+ ROW() -1) + 12) * 25)" office:value-type="float" office:value="150" calcext:value-type="float">
            <text:p>150</text:p>
          </table:table-cell>
          <table:table-cell table:formula="of:=(-12 + COLUMN() - 26 - 1) + 12 +  (((-12+ ROW() -1) + 12) * 25)" office:value-type="float" office:value="151" calcext:value-type="float">
            <text:p>151</text:p>
          </table:table-cell>
          <table:table-cell table:formula="of:=(-12 + COLUMN() - 26 - 1) + 12 +  (((-12+ ROW() -1) + 12) * 25)" office:value-type="float" office:value="152" calcext:value-type="float">
            <text:p>152</text:p>
          </table:table-cell>
          <table:table-cell table:formula="of:=(-12 + COLUMN() - 26 - 1) + 12 +  (((-12+ ROW() -1) + 12) * 25)" office:value-type="float" office:value="153" calcext:value-type="float">
            <text:p>153</text:p>
          </table:table-cell>
          <table:table-cell table:formula="of:=(-12 + COLUMN() - 26 - 1) + 12 +  (((-12+ ROW() -1) + 12) * 25)" office:value-type="float" office:value="154" calcext:value-type="float">
            <text:p>154</text:p>
          </table:table-cell>
          <table:table-cell table:formula="of:=(-12 + COLUMN() - 26 - 1) + 12 +  (((-12+ ROW() -1) + 12) * 25)" office:value-type="float" office:value="155" calcext:value-type="float">
            <text:p>155</text:p>
          </table:table-cell>
          <table:table-cell table:formula="of:=(-12 + COLUMN() - 26 - 1) + 12 +  (((-12+ ROW() -1) + 12) * 25)" office:value-type="float" office:value="156" calcext:value-type="float">
            <text:p>156</text:p>
          </table:table-cell>
          <table:table-cell table:formula="of:=(-12 + COLUMN() - 26 - 1) + 12 +  (((-12+ ROW() -1) + 12) * 25)" office:value-type="float" office:value="157" calcext:value-type="float">
            <text:p>157</text:p>
          </table:table-cell>
          <table:table-cell table:formula="of:=(-12 + COLUMN() - 26 - 1) + 12 +  (((-12+ ROW() -1) + 12) * 25)" office:value-type="float" office:value="158" calcext:value-type="float">
            <text:p>158</text:p>
          </table:table-cell>
          <table:table-cell table:formula="of:=(-12 + COLUMN() - 26 - 1) + 12 +  (((-12+ ROW() -1) + 12) * 25)" office:value-type="float" office:value="159" calcext:value-type="float">
            <text:p>159</text:p>
          </table:table-cell>
          <table:table-cell table:formula="of:=(-12 + COLUMN() - 26 - 1) + 12 +  (((-12+ ROW() -1) + 12) * 25)" office:value-type="float" office:value="160" calcext:value-type="float">
            <text:p>160</text:p>
          </table:table-cell>
          <table:table-cell table:formula="of:=(-12 + COLUMN() - 26 - 1) + 12 +  (((-12+ ROW() -1) + 12) * 25)" office:value-type="float" office:value="161" calcext:value-type="float">
            <text:p>161</text:p>
          </table:table-cell>
          <table:table-cell table:formula="of:=(-12 + COLUMN() - 26 - 1) + 12 +  (((-12+ ROW() -1) + 12) * 25)" office:value-type="float" office:value="162" calcext:value-type="float">
            <text:p>162</text:p>
          </table:table-cell>
          <table:table-cell table:formula="of:=(-12 + COLUMN() - 26 - 1) + 12 +  (((-12+ ROW() -1) + 12) * 25)" office:value-type="float" office:value="163" calcext:value-type="float">
            <text:p>163</text:p>
          </table:table-cell>
          <table:table-cell table:formula="of:=(-12 + COLUMN() - 26 - 1) + 12 +  (((-12+ ROW() -1) + 12) * 25)" office:value-type="float" office:value="164" calcext:value-type="float">
            <text:p>164</text:p>
          </table:table-cell>
          <table:table-cell table:formula="of:=(-12 + COLUMN() - 26 - 1) + 12 +  (((-12+ ROW() -1) + 12) * 25)" office:value-type="float" office:value="165" calcext:value-type="float">
            <text:p>165</text:p>
          </table:table-cell>
          <table:table-cell table:formula="of:=(-12 + COLUMN() - 26 - 1) + 12 +  (((-12+ ROW() -1) + 12) * 25)" office:value-type="float" office:value="166" calcext:value-type="float">
            <text:p>166</text:p>
          </table:table-cell>
          <table:table-cell table:formula="of:=(-12 + COLUMN() - 26 - 1) + 12 +  (((-12+ ROW() -1) + 12) * 25)" office:value-type="float" office:value="167" calcext:value-type="float">
            <text:p>167</text:p>
          </table:table-cell>
          <table:table-cell table:formula="of:=(-12 + COLUMN() - 26 - 1) + 12 +  (((-12+ ROW() -1) + 12) * 25)" office:value-type="float" office:value="168" calcext:value-type="float">
            <text:p>168</text:p>
          </table:table-cell>
          <table:table-cell table:formula="of:=(-12 + COLUMN() - 26 - 1) + 12 +  (((-12+ ROW() -1) + 12) * 25)" office:value-type="float" office:value="169" calcext:value-type="float">
            <text:p>169</text:p>
          </table:table-cell>
          <table:table-cell table:formula="of:=(-12 + COLUMN() - 26 - 1) + 12 +  (((-12+ ROW() -1) + 12) * 25)" office:value-type="float" office:value="170" calcext:value-type="float">
            <text:p>170</text:p>
          </table:table-cell>
          <table:table-cell table:formula="of:=(-12 + COLUMN() - 26 - 1) + 12 +  (((-12+ ROW() -1) + 12) * 25)" office:value-type="float" office:value="171" calcext:value-type="float">
            <text:p>171</text:p>
          </table:table-cell>
          <table:table-cell table:formula="of:=(-12 + COLUMN() - 26 - 1) + 12 +  (((-12+ ROW() -1) + 12) * 25)" office:value-type="float" office:value="172" calcext:value-type="float">
            <text:p>172</text:p>
          </table:table-cell>
          <table:table-cell table:formula="of:=(-12 + COLUMN() - 26 - 1) + 12 +  (((-12+ ROW() -1) + 12) * 25)" office:value-type="float" office:value="173" calcext:value-type="float">
            <text:p>173</text:p>
          </table:table-cell>
          <table:table-cell table:formula="of:=(-12 + COLUMN() - 26 - 1) + 12 +  (((-12+ ROW() -1) + 12) * 25)" office:value-type="float" office:value="174" calcext:value-type="float">
            <text:p>1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5" calcext:value-type="string">
            <text:p>-12 -5</text:p>
          </table:table-cell>
          <table:table-cell table:formula="of:=COM.MICROSOFT.CONCAT(-12 + COLUMN() - 1; &quot; &quot;; -12+ ROW() -1)" office:value-type="string" office:string-value="-11 -5" calcext:value-type="string">
            <text:p>-11 -5</text:p>
          </table:table-cell>
          <table:table-cell table:formula="of:=COM.MICROSOFT.CONCAT(-12 + COLUMN() - 1; &quot; &quot;; -12+ ROW() -1)" office:value-type="string" office:string-value="-10 -5" calcext:value-type="string">
            <text:p>-10 -5</text:p>
          </table:table-cell>
          <table:table-cell table:formula="of:=COM.MICROSOFT.CONCAT(-12 + COLUMN() - 1; &quot; &quot;; -12+ ROW() -1)" office:value-type="string" office:string-value="-9 -5" calcext:value-type="string">
            <text:p>-9 -5</text:p>
          </table:table-cell>
          <table:table-cell table:formula="of:=COM.MICROSOFT.CONCAT(-12 + COLUMN() - 1; &quot; &quot;; -12+ ROW() -1)" office:value-type="string" office:string-value="-8 -5" calcext:value-type="string">
            <text:p>-8 -5</text:p>
          </table:table-cell>
          <table:table-cell table:formula="of:=COM.MICROSOFT.CONCAT(-12 + COLUMN() - 1; &quot; &quot;; -12+ ROW() -1)" office:value-type="string" office:string-value="-7 -5" calcext:value-type="string">
            <text:p>-7 -5</text:p>
          </table:table-cell>
          <table:table-cell table:formula="of:=COM.MICROSOFT.CONCAT(-12 + COLUMN() - 1; &quot; &quot;; -12+ ROW() -1)" office:value-type="string" office:string-value="-6 -5" calcext:value-type="string">
            <text:p>-6 -5</text:p>
          </table:table-cell>
          <table:table-cell table:formula="of:=COM.MICROSOFT.CONCAT(-12 + COLUMN() - 1; &quot; &quot;; -12+ ROW() -1)" office:value-type="string" office:string-value="-5 -5" calcext:value-type="string">
            <text:p>-5 -5</text:p>
          </table:table-cell>
          <table:table-cell table:formula="of:=COM.MICROSOFT.CONCAT(-12 + COLUMN() - 1; &quot; &quot;; -12+ ROW() -1)" office:value-type="string" office:string-value="-4 -5" calcext:value-type="string">
            <text:p>-4 -5</text:p>
          </table:table-cell>
          <table:table-cell table:formula="of:=COM.MICROSOFT.CONCAT(-12 + COLUMN() - 1; &quot; &quot;; -12+ ROW() -1)" office:value-type="string" office:string-value="-3 -5" calcext:value-type="string">
            <text:p>-3 -5</text:p>
          </table:table-cell>
          <table:table-cell table:formula="of:=COM.MICROSOFT.CONCAT(-12 + COLUMN() - 1; &quot; &quot;; -12+ ROW() -1)" office:value-type="string" office:string-value="-2 -5" calcext:value-type="string">
            <text:p>-2 -5</text:p>
          </table:table-cell>
          <table:table-cell table:formula="of:=COM.MICROSOFT.CONCAT(-12 + COLUMN() - 1; &quot; &quot;; -12+ ROW() -1)" office:value-type="string" office:string-value="-1 -5" calcext:value-type="string">
            <text:p>-1 -5</text:p>
          </table:table-cell>
          <table:table-cell table:formula="of:=COM.MICROSOFT.CONCAT(-12 + COLUMN() - 1; &quot; &quot;; -12+ ROW() -1)" office:value-type="string" office:string-value="0 -5" calcext:value-type="string">
            <text:p>0 -5</text:p>
          </table:table-cell>
          <table:table-cell table:formula="of:=COM.MICROSOFT.CONCAT(-12 + COLUMN() - 1; &quot; &quot;; -12+ ROW() -1)" office:value-type="string" office:string-value="1 -5" calcext:value-type="string">
            <text:p>1 -5</text:p>
          </table:table-cell>
          <table:table-cell table:formula="of:=COM.MICROSOFT.CONCAT(-12 + COLUMN() - 1; &quot; &quot;; -12+ ROW() -1)" office:value-type="string" office:string-value="2 -5" calcext:value-type="string">
            <text:p>2 -5</text:p>
          </table:table-cell>
          <table:table-cell table:formula="of:=COM.MICROSOFT.CONCAT(-12 + COLUMN() - 1; &quot; &quot;; -12+ ROW() -1)" office:value-type="string" office:string-value="3 -5" calcext:value-type="string">
            <text:p>3 -5</text:p>
          </table:table-cell>
          <table:table-cell table:formula="of:=COM.MICROSOFT.CONCAT(-12 + COLUMN() - 1; &quot; &quot;; -12+ ROW() -1)" office:value-type="string" office:string-value="4 -5" calcext:value-type="string">
            <text:p>4 -5</text:p>
          </table:table-cell>
          <table:table-cell table:formula="of:=COM.MICROSOFT.CONCAT(-12 + COLUMN() - 1; &quot; &quot;; -12+ ROW() -1)" office:value-type="string" office:string-value="5 -5" calcext:value-type="string">
            <text:p>5 -5</text:p>
          </table:table-cell>
          <table:table-cell table:formula="of:=COM.MICROSOFT.CONCAT(-12 + COLUMN() - 1; &quot; &quot;; -12+ ROW() -1)" office:value-type="string" office:string-value="6 -5" calcext:value-type="string">
            <text:p>6 -5</text:p>
          </table:table-cell>
          <table:table-cell table:formula="of:=COM.MICROSOFT.CONCAT(-12 + COLUMN() - 1; &quot; &quot;; -12+ ROW() -1)" office:value-type="string" office:string-value="7 -5" calcext:value-type="string">
            <text:p>7 -5</text:p>
          </table:table-cell>
          <table:table-cell table:formula="of:=COM.MICROSOFT.CONCAT(-12 + COLUMN() - 1; &quot; &quot;; -12+ ROW() -1)" office:value-type="string" office:string-value="8 -5" calcext:value-type="string">
            <text:p>8 -5</text:p>
          </table:table-cell>
          <table:table-cell table:formula="of:=COM.MICROSOFT.CONCAT(-12 + COLUMN() - 1; &quot; &quot;; -12+ ROW() -1)" office:value-type="string" office:string-value="9 -5" calcext:value-type="string">
            <text:p>9 -5</text:p>
          </table:table-cell>
          <table:table-cell table:formula="of:=COM.MICROSOFT.CONCAT(-12 + COLUMN() - 1; &quot; &quot;; -12+ ROW() -1)" office:value-type="string" office:string-value="10 -5" calcext:value-type="string">
            <text:p>10 -5</text:p>
          </table:table-cell>
          <table:table-cell table:formula="of:=COM.MICROSOFT.CONCAT(-12 + COLUMN() - 1; &quot; &quot;; -12+ ROW() -1)" office:value-type="string" office:string-value="11 -5" calcext:value-type="string">
            <text:p>11 -5</text:p>
          </table:table-cell>
          <table:table-cell table:formula="of:=COM.MICROSOFT.CONCAT(-12 + COLUMN() - 1; &quot; &quot;; -12+ ROW() -1)" office:value-type="string" office:string-value="12 -5" calcext:value-type="string">
            <text:p>12 -5</text:p>
          </table:table-cell>
          <table:table-cell/>
          <table:table-cell table:formula="of:=(-12 + COLUMN() - 26 - 1) + 12 +  (((-12+ ROW() -1) + 12) * 25)" office:value-type="float" office:value="175" calcext:value-type="float">
            <text:p>175</text:p>
          </table:table-cell>
          <table:table-cell table:formula="of:=(-12 + COLUMN() - 26 - 1) + 12 +  (((-12+ ROW() -1) + 12) * 25)" office:value-type="float" office:value="176" calcext:value-type="float">
            <text:p>176</text:p>
          </table:table-cell>
          <table:table-cell table:formula="of:=(-12 + COLUMN() - 26 - 1) + 12 +  (((-12+ ROW() -1) + 12) * 25)" office:value-type="float" office:value="177" calcext:value-type="float">
            <text:p>177</text:p>
          </table:table-cell>
          <table:table-cell table:formula="of:=(-12 + COLUMN() - 26 - 1) + 12 +  (((-12+ ROW() -1) + 12) * 25)" office:value-type="float" office:value="178" calcext:value-type="float">
            <text:p>178</text:p>
          </table:table-cell>
          <table:table-cell table:formula="of:=(-12 + COLUMN() - 26 - 1) + 12 +  (((-12+ ROW() -1) + 12) * 25)" office:value-type="float" office:value="179" calcext:value-type="float">
            <text:p>179</text:p>
          </table:table-cell>
          <table:table-cell table:formula="of:=(-12 + COLUMN() - 26 - 1) + 12 +  (((-12+ ROW() -1) + 12) * 25)" office:value-type="float" office:value="180" calcext:value-type="float">
            <text:p>180</text:p>
          </table:table-cell>
          <table:table-cell table:formula="of:=(-12 + COLUMN() - 26 - 1) + 12 +  (((-12+ ROW() -1) + 12) * 25)" office:value-type="float" office:value="181" calcext:value-type="float">
            <text:p>181</text:p>
          </table:table-cell>
          <table:table-cell table:formula="of:=(-12 + COLUMN() - 26 - 1) + 12 +  (((-12+ ROW() -1) + 12) * 25)" office:value-type="float" office:value="182" calcext:value-type="float">
            <text:p>182</text:p>
          </table:table-cell>
          <table:table-cell table:formula="of:=(-12 + COLUMN() - 26 - 1) + 12 +  (((-12+ ROW() -1) + 12) * 25)" office:value-type="float" office:value="183" calcext:value-type="float">
            <text:p>183</text:p>
          </table:table-cell>
          <table:table-cell table:formula="of:=(-12 + COLUMN() - 26 - 1) + 12 +  (((-12+ ROW() -1) + 12) * 25)" office:value-type="float" office:value="184" calcext:value-type="float">
            <text:p>184</text:p>
          </table:table-cell>
          <table:table-cell table:formula="of:=(-12 + COLUMN() - 26 - 1) + 12 +  (((-12+ ROW() -1) + 12) * 25)" office:value-type="float" office:value="185" calcext:value-type="float">
            <text:p>185</text:p>
          </table:table-cell>
          <table:table-cell table:formula="of:=(-12 + COLUMN() - 26 - 1) + 12 +  (((-12+ ROW() -1) + 12) * 25)" office:value-type="float" office:value="186" calcext:value-type="float">
            <text:p>186</text:p>
          </table:table-cell>
          <table:table-cell table:formula="of:=(-12 + COLUMN() - 26 - 1) + 12 +  (((-12+ ROW() -1) + 12) * 25)" office:value-type="float" office:value="187" calcext:value-type="float">
            <text:p>187</text:p>
          </table:table-cell>
          <table:table-cell table:formula="of:=(-12 + COLUMN() - 26 - 1) + 12 +  (((-12+ ROW() -1) + 12) * 25)" office:value-type="float" office:value="188" calcext:value-type="float">
            <text:p>188</text:p>
          </table:table-cell>
          <table:table-cell table:formula="of:=(-12 + COLUMN() - 26 - 1) + 12 +  (((-12+ ROW() -1) + 12) * 25)" office:value-type="float" office:value="189" calcext:value-type="float">
            <text:p>189</text:p>
          </table:table-cell>
          <table:table-cell table:formula="of:=(-12 + COLUMN() - 26 - 1) + 12 +  (((-12+ ROW() -1) + 12) * 25)" office:value-type="float" office:value="190" calcext:value-type="float">
            <text:p>190</text:p>
          </table:table-cell>
          <table:table-cell table:formula="of:=(-12 + COLUMN() - 26 - 1) + 12 +  (((-12+ ROW() -1) + 12) * 25)" office:value-type="float" office:value="191" calcext:value-type="float">
            <text:p>191</text:p>
          </table:table-cell>
          <table:table-cell table:formula="of:=(-12 + COLUMN() - 26 - 1) + 12 +  (((-12+ ROW() -1) + 12) * 25)" office:value-type="float" office:value="192" calcext:value-type="float">
            <text:p>192</text:p>
          </table:table-cell>
          <table:table-cell table:formula="of:=(-12 + COLUMN() - 26 - 1) + 12 +  (((-12+ ROW() -1) + 12) * 25)" office:value-type="float" office:value="193" calcext:value-type="float">
            <text:p>193</text:p>
          </table:table-cell>
          <table:table-cell table:formula="of:=(-12 + COLUMN() - 26 - 1) + 12 +  (((-12+ ROW() -1) + 12) * 25)" office:value-type="float" office:value="194" calcext:value-type="float">
            <text:p>194</text:p>
          </table:table-cell>
          <table:table-cell table:formula="of:=(-12 + COLUMN() - 26 - 1) + 12 +  (((-12+ ROW() -1) + 12) * 25)" office:value-type="float" office:value="195" calcext:value-type="float">
            <text:p>195</text:p>
          </table:table-cell>
          <table:table-cell table:formula="of:=(-12 + COLUMN() - 26 - 1) + 12 +  (((-12+ ROW() -1) + 12) * 25)" office:value-type="float" office:value="196" calcext:value-type="float">
            <text:p>196</text:p>
          </table:table-cell>
          <table:table-cell table:formula="of:=(-12 + COLUMN() - 26 - 1) + 12 +  (((-12+ ROW() -1) + 12) * 25)" office:value-type="float" office:value="197" calcext:value-type="float">
            <text:p>197</text:p>
          </table:table-cell>
          <table:table-cell table:formula="of:=(-12 + COLUMN() - 26 - 1) + 12 +  (((-12+ ROW() -1) + 12) * 25)" office:value-type="float" office:value="198" calcext:value-type="float">
            <text:p>198</text:p>
          </table:table-cell>
          <table:table-cell table:formula="of:=(-12 + COLUMN() - 26 - 1) + 12 +  (((-12+ ROW() -1) + 12) * 25)" office:value-type="float" office:value="199" calcext:value-type="float">
            <text:p>1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4" calcext:value-type="string">
            <text:p>-12 -4</text:p>
          </table:table-cell>
          <table:table-cell table:formula="of:=COM.MICROSOFT.CONCAT(-12 + COLUMN() - 1; &quot; &quot;; -12+ ROW() -1)" office:value-type="string" office:string-value="-11 -4" calcext:value-type="string">
            <text:p>-11 -4</text:p>
          </table:table-cell>
          <table:table-cell table:formula="of:=COM.MICROSOFT.CONCAT(-12 + COLUMN() - 1; &quot; &quot;; -12+ ROW() -1)" office:value-type="string" office:string-value="-10 -4" calcext:value-type="string">
            <text:p>-10 -4</text:p>
          </table:table-cell>
          <table:table-cell table:formula="of:=COM.MICROSOFT.CONCAT(-12 + COLUMN() - 1; &quot; &quot;; -12+ ROW() -1)" office:value-type="string" office:string-value="-9 -4" calcext:value-type="string">
            <text:p>-9 -4</text:p>
          </table:table-cell>
          <table:table-cell table:formula="of:=COM.MICROSOFT.CONCAT(-12 + COLUMN() - 1; &quot; &quot;; -12+ ROW() -1)" office:value-type="string" office:string-value="-8 -4" calcext:value-type="string">
            <text:p>-8 -4</text:p>
          </table:table-cell>
          <table:table-cell table:formula="of:=COM.MICROSOFT.CONCAT(-12 + COLUMN() - 1; &quot; &quot;; -12+ ROW() -1)" office:value-type="string" office:string-value="-7 -4" calcext:value-type="string">
            <text:p>-7 -4</text:p>
          </table:table-cell>
          <table:table-cell table:formula="of:=COM.MICROSOFT.CONCAT(-12 + COLUMN() - 1; &quot; &quot;; -12+ ROW() -1)" office:value-type="string" office:string-value="-6 -4" calcext:value-type="string">
            <text:p>-6 -4</text:p>
          </table:table-cell>
          <table:table-cell table:formula="of:=COM.MICROSOFT.CONCAT(-12 + COLUMN() - 1; &quot; &quot;; -12+ ROW() -1)" office:value-type="string" office:string-value="-5 -4" calcext:value-type="string">
            <text:p>-5 -4</text:p>
          </table:table-cell>
          <table:table-cell table:formula="of:=COM.MICROSOFT.CONCAT(-12 + COLUMN() - 1; &quot; &quot;; -12+ ROW() -1)" office:value-type="string" office:string-value="-4 -4" calcext:value-type="string">
            <text:p>-4 -4</text:p>
          </table:table-cell>
          <table:table-cell table:formula="of:=COM.MICROSOFT.CONCAT(-12 + COLUMN() - 1; &quot; &quot;; -12+ ROW() -1)" office:value-type="string" office:string-value="-3 -4" calcext:value-type="string">
            <text:p>-3 -4</text:p>
          </table:table-cell>
          <table:table-cell table:formula="of:=COM.MICROSOFT.CONCAT(-12 + COLUMN() - 1; &quot; &quot;; -12+ ROW() -1)" office:value-type="string" office:string-value="-2 -4" calcext:value-type="string">
            <text:p>-2 -4</text:p>
          </table:table-cell>
          <table:table-cell table:formula="of:=COM.MICROSOFT.CONCAT(-12 + COLUMN() - 1; &quot; &quot;; -12+ ROW() -1)" office:value-type="string" office:string-value="-1 -4" calcext:value-type="string">
            <text:p>-1 -4</text:p>
          </table:table-cell>
          <table:table-cell table:formula="of:=COM.MICROSOFT.CONCAT(-12 + COLUMN() - 1; &quot; &quot;; -12+ ROW() -1)" office:value-type="string" office:string-value="0 -4" calcext:value-type="string">
            <text:p>0 -4</text:p>
          </table:table-cell>
          <table:table-cell table:formula="of:=COM.MICROSOFT.CONCAT(-12 + COLUMN() - 1; &quot; &quot;; -12+ ROW() -1)" office:value-type="string" office:string-value="1 -4" calcext:value-type="string">
            <text:p>1 -4</text:p>
          </table:table-cell>
          <table:table-cell table:formula="of:=COM.MICROSOFT.CONCAT(-12 + COLUMN() - 1; &quot; &quot;; -12+ ROW() -1)" office:value-type="string" office:string-value="2 -4" calcext:value-type="string">
            <text:p>2 -4</text:p>
          </table:table-cell>
          <table:table-cell table:formula="of:=COM.MICROSOFT.CONCAT(-12 + COLUMN() - 1; &quot; &quot;; -12+ ROW() -1)" office:value-type="string" office:string-value="3 -4" calcext:value-type="string">
            <text:p>3 -4</text:p>
          </table:table-cell>
          <table:table-cell table:formula="of:=COM.MICROSOFT.CONCAT(-12 + COLUMN() - 1; &quot; &quot;; -12+ ROW() -1)" office:value-type="string" office:string-value="4 -4" calcext:value-type="string">
            <text:p>4 -4</text:p>
          </table:table-cell>
          <table:table-cell table:formula="of:=COM.MICROSOFT.CONCAT(-12 + COLUMN() - 1; &quot; &quot;; -12+ ROW() -1)" office:value-type="string" office:string-value="5 -4" calcext:value-type="string">
            <text:p>5 -4</text:p>
          </table:table-cell>
          <table:table-cell table:formula="of:=COM.MICROSOFT.CONCAT(-12 + COLUMN() - 1; &quot; &quot;; -12+ ROW() -1)" office:value-type="string" office:string-value="6 -4" calcext:value-type="string">
            <text:p>6 -4</text:p>
          </table:table-cell>
          <table:table-cell table:formula="of:=COM.MICROSOFT.CONCAT(-12 + COLUMN() - 1; &quot; &quot;; -12+ ROW() -1)" office:value-type="string" office:string-value="7 -4" calcext:value-type="string">
            <text:p>7 -4</text:p>
          </table:table-cell>
          <table:table-cell table:formula="of:=COM.MICROSOFT.CONCAT(-12 + COLUMN() - 1; &quot; &quot;; -12+ ROW() -1)" office:value-type="string" office:string-value="8 -4" calcext:value-type="string">
            <text:p>8 -4</text:p>
          </table:table-cell>
          <table:table-cell table:formula="of:=COM.MICROSOFT.CONCAT(-12 + COLUMN() - 1; &quot; &quot;; -12+ ROW() -1)" office:value-type="string" office:string-value="9 -4" calcext:value-type="string">
            <text:p>9 -4</text:p>
          </table:table-cell>
          <table:table-cell table:formula="of:=COM.MICROSOFT.CONCAT(-12 + COLUMN() - 1; &quot; &quot;; -12+ ROW() -1)" office:value-type="string" office:string-value="10 -4" calcext:value-type="string">
            <text:p>10 -4</text:p>
          </table:table-cell>
          <table:table-cell table:formula="of:=COM.MICROSOFT.CONCAT(-12 + COLUMN() - 1; &quot; &quot;; -12+ ROW() -1)" office:value-type="string" office:string-value="11 -4" calcext:value-type="string">
            <text:p>11 -4</text:p>
          </table:table-cell>
          <table:table-cell table:formula="of:=COM.MICROSOFT.CONCAT(-12 + COLUMN() - 1; &quot; &quot;; -12+ ROW() -1)" office:value-type="string" office:string-value="12 -4" calcext:value-type="string">
            <text:p>12 -4</text:p>
          </table:table-cell>
          <table:table-cell/>
          <table:table-cell table:formula="of:=(-12 + COLUMN() - 26 - 1) + 12 +  (((-12+ ROW() -1) + 12) * 25)" office:value-type="float" office:value="200" calcext:value-type="float">
            <text:p>200</text:p>
          </table:table-cell>
          <table:table-cell table:formula="of:=(-12 + COLUMN() - 26 - 1) + 12 +  (((-12+ ROW() -1) + 12) * 25)" office:value-type="float" office:value="201" calcext:value-type="float">
            <text:p>201</text:p>
          </table:table-cell>
          <table:table-cell table:formula="of:=(-12 + COLUMN() - 26 - 1) + 12 +  (((-12+ ROW() -1) + 12) * 25)" office:value-type="float" office:value="202" calcext:value-type="float">
            <text:p>202</text:p>
          </table:table-cell>
          <table:table-cell table:formula="of:=(-12 + COLUMN() - 26 - 1) + 12 +  (((-12+ ROW() -1) + 12) * 25)" office:value-type="float" office:value="203" calcext:value-type="float">
            <text:p>203</text:p>
          </table:table-cell>
          <table:table-cell table:formula="of:=(-12 + COLUMN() - 26 - 1) + 12 +  (((-12+ ROW() -1) + 12) * 25)" office:value-type="float" office:value="204" calcext:value-type="float">
            <text:p>204</text:p>
          </table:table-cell>
          <table:table-cell table:formula="of:=(-12 + COLUMN() - 26 - 1) + 12 +  (((-12+ ROW() -1) + 12) * 25)" office:value-type="float" office:value="205" calcext:value-type="float">
            <text:p>205</text:p>
          </table:table-cell>
          <table:table-cell table:formula="of:=(-12 + COLUMN() - 26 - 1) + 12 +  (((-12+ ROW() -1) + 12) * 25)" office:value-type="float" office:value="206" calcext:value-type="float">
            <text:p>206</text:p>
          </table:table-cell>
          <table:table-cell table:formula="of:=(-12 + COLUMN() - 26 - 1) + 12 +  (((-12+ ROW() -1) + 12) * 25)" office:value-type="float" office:value="207" calcext:value-type="float">
            <text:p>207</text:p>
          </table:table-cell>
          <table:table-cell table:formula="of:=(-12 + COLUMN() - 26 - 1) + 12 +  (((-12+ ROW() -1) + 12) * 25)" office:value-type="float" office:value="208" calcext:value-type="float">
            <text:p>208</text:p>
          </table:table-cell>
          <table:table-cell table:formula="of:=(-12 + COLUMN() - 26 - 1) + 12 +  (((-12+ ROW() -1) + 12) * 25)" office:value-type="float" office:value="209" calcext:value-type="float">
            <text:p>209</text:p>
          </table:table-cell>
          <table:table-cell table:formula="of:=(-12 + COLUMN() - 26 - 1) + 12 +  (((-12+ ROW() -1) + 12) * 25)" office:value-type="float" office:value="210" calcext:value-type="float">
            <text:p>210</text:p>
          </table:table-cell>
          <table:table-cell table:formula="of:=(-12 + COLUMN() - 26 - 1) + 12 +  (((-12+ ROW() -1) + 12) * 25)" office:value-type="float" office:value="211" calcext:value-type="float">
            <text:p>211</text:p>
          </table:table-cell>
          <table:table-cell table:formula="of:=(-12 + COLUMN() - 26 - 1) + 12 +  (((-12+ ROW() -1) + 12) * 25)" office:value-type="float" office:value="212" calcext:value-type="float">
            <text:p>212</text:p>
          </table:table-cell>
          <table:table-cell table:formula="of:=(-12 + COLUMN() - 26 - 1) + 12 +  (((-12+ ROW() -1) + 12) * 25)" office:value-type="float" office:value="213" calcext:value-type="float">
            <text:p>213</text:p>
          </table:table-cell>
          <table:table-cell table:formula="of:=(-12 + COLUMN() - 26 - 1) + 12 +  (((-12+ ROW() -1) + 12) * 25)" office:value-type="float" office:value="214" calcext:value-type="float">
            <text:p>214</text:p>
          </table:table-cell>
          <table:table-cell table:formula="of:=(-12 + COLUMN() - 26 - 1) + 12 +  (((-12+ ROW() -1) + 12) * 25)" office:value-type="float" office:value="215" calcext:value-type="float">
            <text:p>215</text:p>
          </table:table-cell>
          <table:table-cell table:formula="of:=(-12 + COLUMN() - 26 - 1) + 12 +  (((-12+ ROW() -1) + 12) * 25)" office:value-type="float" office:value="216" calcext:value-type="float">
            <text:p>216</text:p>
          </table:table-cell>
          <table:table-cell table:formula="of:=(-12 + COLUMN() - 26 - 1) + 12 +  (((-12+ ROW() -1) + 12) * 25)" office:value-type="float" office:value="217" calcext:value-type="float">
            <text:p>217</text:p>
          </table:table-cell>
          <table:table-cell table:formula="of:=(-12 + COLUMN() - 26 - 1) + 12 +  (((-12+ ROW() -1) + 12) * 25)" office:value-type="float" office:value="218" calcext:value-type="float">
            <text:p>218</text:p>
          </table:table-cell>
          <table:table-cell table:formula="of:=(-12 + COLUMN() - 26 - 1) + 12 +  (((-12+ ROW() -1) + 12) * 25)" office:value-type="float" office:value="219" calcext:value-type="float">
            <text:p>219</text:p>
          </table:table-cell>
          <table:table-cell table:formula="of:=(-12 + COLUMN() - 26 - 1) + 12 +  (((-12+ ROW() -1) + 12) * 25)" office:value-type="float" office:value="220" calcext:value-type="float">
            <text:p>220</text:p>
          </table:table-cell>
          <table:table-cell table:formula="of:=(-12 + COLUMN() - 26 - 1) + 12 +  (((-12+ ROW() -1) + 12) * 25)" office:value-type="float" office:value="221" calcext:value-type="float">
            <text:p>221</text:p>
          </table:table-cell>
          <table:table-cell table:formula="of:=(-12 + COLUMN() - 26 - 1) + 12 +  (((-12+ ROW() -1) + 12) * 25)" office:value-type="float" office:value="222" calcext:value-type="float">
            <text:p>222</text:p>
          </table:table-cell>
          <table:table-cell table:formula="of:=(-12 + COLUMN() - 26 - 1) + 12 +  (((-12+ ROW() -1) + 12) * 25)" office:value-type="float" office:value="223" calcext:value-type="float">
            <text:p>223</text:p>
          </table:table-cell>
          <table:table-cell table:formula="of:=(-12 + COLUMN() - 26 - 1) + 12 +  (((-12+ ROW() -1) + 12) * 25)" office:value-type="float" office:value="224" calcext:value-type="float">
            <text:p>2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3" calcext:value-type="string">
            <text:p>-12 -3</text:p>
          </table:table-cell>
          <table:table-cell table:formula="of:=COM.MICROSOFT.CONCAT(-12 + COLUMN() - 1; &quot; &quot;; -12+ ROW() -1)" office:value-type="string" office:string-value="-11 -3" calcext:value-type="string">
            <text:p>-11 -3</text:p>
          </table:table-cell>
          <table:table-cell table:formula="of:=COM.MICROSOFT.CONCAT(-12 + COLUMN() - 1; &quot; &quot;; -12+ ROW() -1)" office:value-type="string" office:string-value="-10 -3" calcext:value-type="string">
            <text:p>-10 -3</text:p>
          </table:table-cell>
          <table:table-cell table:formula="of:=COM.MICROSOFT.CONCAT(-12 + COLUMN() - 1; &quot; &quot;; -12+ ROW() -1)" office:value-type="string" office:string-value="-9 -3" calcext:value-type="string">
            <text:p>-9 -3</text:p>
          </table:table-cell>
          <table:table-cell table:formula="of:=COM.MICROSOFT.CONCAT(-12 + COLUMN() - 1; &quot; &quot;; -12+ ROW() -1)" office:value-type="string" office:string-value="-8 -3" calcext:value-type="string">
            <text:p>-8 -3</text:p>
          </table:table-cell>
          <table:table-cell table:formula="of:=COM.MICROSOFT.CONCAT(-12 + COLUMN() - 1; &quot; &quot;; -12+ ROW() -1)" office:value-type="string" office:string-value="-7 -3" calcext:value-type="string">
            <text:p>-7 -3</text:p>
          </table:table-cell>
          <table:table-cell table:formula="of:=COM.MICROSOFT.CONCAT(-12 + COLUMN() - 1; &quot; &quot;; -12+ ROW() -1)" office:value-type="string" office:string-value="-6 -3" calcext:value-type="string">
            <text:p>-6 -3</text:p>
          </table:table-cell>
          <table:table-cell table:formula="of:=COM.MICROSOFT.CONCAT(-12 + COLUMN() - 1; &quot; &quot;; -12+ ROW() -1)" office:value-type="string" office:string-value="-5 -3" calcext:value-type="string">
            <text:p>-5 -3</text:p>
          </table:table-cell>
          <table:table-cell table:formula="of:=COM.MICROSOFT.CONCAT(-12 + COLUMN() - 1; &quot; &quot;; -12+ ROW() -1)" office:value-type="string" office:string-value="-4 -3" calcext:value-type="string">
            <text:p>-4 -3</text:p>
          </table:table-cell>
          <table:table-cell table:formula="of:=COM.MICROSOFT.CONCAT(-12 + COLUMN() - 1; &quot; &quot;; -12+ ROW() -1)" office:value-type="string" office:string-value="-3 -3" calcext:value-type="string">
            <text:p>-3 -3</text:p>
          </table:table-cell>
          <table:table-cell table:formula="of:=COM.MICROSOFT.CONCAT(-12 + COLUMN() - 1; &quot; &quot;; -12+ ROW() -1)" office:value-type="string" office:string-value="-2 -3" calcext:value-type="string">
            <text:p>-2 -3</text:p>
          </table:table-cell>
          <table:table-cell table:formula="of:=COM.MICROSOFT.CONCAT(-12 + COLUMN() - 1; &quot; &quot;; -12+ ROW() -1)" office:value-type="string" office:string-value="-1 -3" calcext:value-type="string">
            <text:p>-1 -3</text:p>
          </table:table-cell>
          <table:table-cell table:style-name="ce9" table:formula="of:=COM.MICROSOFT.CONCAT(-12 + COLUMN() - 1; &quot; &quot;; -12+ ROW() -1)" office:value-type="string" office:string-value="0 -3" calcext:value-type="string">
            <text:p>0 -3</text:p>
          </table:table-cell>
          <table:table-cell table:formula="of:=COM.MICROSOFT.CONCAT(-12 + COLUMN() - 1; &quot; &quot;; -12+ ROW() -1)" office:value-type="string" office:string-value="1 -3" calcext:value-type="string">
            <text:p>1 -3</text:p>
          </table:table-cell>
          <table:table-cell table:formula="of:=COM.MICROSOFT.CONCAT(-12 + COLUMN() - 1; &quot; &quot;; -12+ ROW() -1)" office:value-type="string" office:string-value="2 -3" calcext:value-type="string">
            <text:p>2 -3</text:p>
          </table:table-cell>
          <table:table-cell table:formula="of:=COM.MICROSOFT.CONCAT(-12 + COLUMN() - 1; &quot; &quot;; -12+ ROW() -1)" office:value-type="string" office:string-value="3 -3" calcext:value-type="string">
            <text:p>3 -3</text:p>
          </table:table-cell>
          <table:table-cell table:formula="of:=COM.MICROSOFT.CONCAT(-12 + COLUMN() - 1; &quot; &quot;; -12+ ROW() -1)" office:value-type="string" office:string-value="4 -3" calcext:value-type="string">
            <text:p>4 -3</text:p>
          </table:table-cell>
          <table:table-cell table:formula="of:=COM.MICROSOFT.CONCAT(-12 + COLUMN() - 1; &quot; &quot;; -12+ ROW() -1)" office:value-type="string" office:string-value="5 -3" calcext:value-type="string">
            <text:p>5 -3</text:p>
          </table:table-cell>
          <table:table-cell table:formula="of:=COM.MICROSOFT.CONCAT(-12 + COLUMN() - 1; &quot; &quot;; -12+ ROW() -1)" office:value-type="string" office:string-value="6 -3" calcext:value-type="string">
            <text:p>6 -3</text:p>
          </table:table-cell>
          <table:table-cell table:formula="of:=COM.MICROSOFT.CONCAT(-12 + COLUMN() - 1; &quot; &quot;; -12+ ROW() -1)" office:value-type="string" office:string-value="7 -3" calcext:value-type="string">
            <text:p>7 -3</text:p>
          </table:table-cell>
          <table:table-cell table:formula="of:=COM.MICROSOFT.CONCAT(-12 + COLUMN() - 1; &quot; &quot;; -12+ ROW() -1)" office:value-type="string" office:string-value="8 -3" calcext:value-type="string">
            <text:p>8 -3</text:p>
          </table:table-cell>
          <table:table-cell table:formula="of:=COM.MICROSOFT.CONCAT(-12 + COLUMN() - 1; &quot; &quot;; -12+ ROW() -1)" office:value-type="string" office:string-value="9 -3" calcext:value-type="string">
            <text:p>9 -3</text:p>
          </table:table-cell>
          <table:table-cell table:formula="of:=COM.MICROSOFT.CONCAT(-12 + COLUMN() - 1; &quot; &quot;; -12+ ROW() -1)" office:value-type="string" office:string-value="10 -3" calcext:value-type="string">
            <text:p>10 -3</text:p>
          </table:table-cell>
          <table:table-cell table:formula="of:=COM.MICROSOFT.CONCAT(-12 + COLUMN() - 1; &quot; &quot;; -12+ ROW() -1)" office:value-type="string" office:string-value="11 -3" calcext:value-type="string">
            <text:p>11 -3</text:p>
          </table:table-cell>
          <table:table-cell table:formula="of:=COM.MICROSOFT.CONCAT(-12 + COLUMN() - 1; &quot; &quot;; -12+ ROW() -1)" office:value-type="string" office:string-value="12 -3" calcext:value-type="string">
            <text:p>12 -3</text:p>
          </table:table-cell>
          <table:table-cell/>
          <table:table-cell table:formula="of:=(-12 + COLUMN() - 26 - 1) + 12 +  (((-12+ ROW() -1) + 12) * 25)" office:value-type="float" office:value="225" calcext:value-type="float">
            <text:p>225</text:p>
          </table:table-cell>
          <table:table-cell table:formula="of:=(-12 + COLUMN() - 26 - 1) + 12 +  (((-12+ ROW() -1) + 12) * 25)" office:value-type="float" office:value="226" calcext:value-type="float">
            <text:p>226</text:p>
          </table:table-cell>
          <table:table-cell table:formula="of:=(-12 + COLUMN() - 26 - 1) + 12 +  (((-12+ ROW() -1) + 12) * 25)" office:value-type="float" office:value="227" calcext:value-type="float">
            <text:p>227</text:p>
          </table:table-cell>
          <table:table-cell table:formula="of:=(-12 + COLUMN() - 26 - 1) + 12 +  (((-12+ ROW() -1) + 12) * 25)" office:value-type="float" office:value="228" calcext:value-type="float">
            <text:p>228</text:p>
          </table:table-cell>
          <table:table-cell table:formula="of:=(-12 + COLUMN() - 26 - 1) + 12 +  (((-12+ ROW() -1) + 12) * 25)" office:value-type="float" office:value="229" calcext:value-type="float">
            <text:p>229</text:p>
          </table:table-cell>
          <table:table-cell table:formula="of:=(-12 + COLUMN() - 26 - 1) + 12 +  (((-12+ ROW() -1) + 12) * 25)" office:value-type="float" office:value="230" calcext:value-type="float">
            <text:p>230</text:p>
          </table:table-cell>
          <table:table-cell table:formula="of:=(-12 + COLUMN() - 26 - 1) + 12 +  (((-12+ ROW() -1) + 12) * 25)" office:value-type="float" office:value="231" calcext:value-type="float">
            <text:p>231</text:p>
          </table:table-cell>
          <table:table-cell table:formula="of:=(-12 + COLUMN() - 26 - 1) + 12 +  (((-12+ ROW() -1) + 12) * 25)" office:value-type="float" office:value="232" calcext:value-type="float">
            <text:p>232</text:p>
          </table:table-cell>
          <table:table-cell table:formula="of:=(-12 + COLUMN() - 26 - 1) + 12 +  (((-12+ ROW() -1) + 12) * 25)" office:value-type="float" office:value="233" calcext:value-type="float">
            <text:p>233</text:p>
          </table:table-cell>
          <table:table-cell table:formula="of:=(-12 + COLUMN() - 26 - 1) + 12 +  (((-12+ ROW() -1) + 12) * 25)" office:value-type="float" office:value="234" calcext:value-type="float">
            <text:p>234</text:p>
          </table:table-cell>
          <table:table-cell table:formula="of:=(-12 + COLUMN() - 26 - 1) + 12 +  (((-12+ ROW() -1) + 12) * 25)" office:value-type="float" office:value="235" calcext:value-type="float">
            <text:p>235</text:p>
          </table:table-cell>
          <table:table-cell table:formula="of:=(-12 + COLUMN() - 26 - 1) + 12 +  (((-12+ ROW() -1) + 12) * 25)" office:value-type="float" office:value="236" calcext:value-type="float">
            <text:p>236</text:p>
          </table:table-cell>
          <table:table-cell table:formula="of:=(-12 + COLUMN() - 26 - 1) + 12 +  (((-12+ ROW() -1) + 12) * 25)" office:value-type="float" office:value="237" calcext:value-type="float">
            <text:p>237</text:p>
          </table:table-cell>
          <table:table-cell table:formula="of:=(-12 + COLUMN() - 26 - 1) + 12 +  (((-12+ ROW() -1) + 12) * 25)" office:value-type="float" office:value="238" calcext:value-type="float">
            <text:p>238</text:p>
          </table:table-cell>
          <table:table-cell table:formula="of:=(-12 + COLUMN() - 26 - 1) + 12 +  (((-12+ ROW() -1) + 12) * 25)" office:value-type="float" office:value="239" calcext:value-type="float">
            <text:p>239</text:p>
          </table:table-cell>
          <table:table-cell table:formula="of:=(-12 + COLUMN() - 26 - 1) + 12 +  (((-12+ ROW() -1) + 12) * 25)" office:value-type="float" office:value="240" calcext:value-type="float">
            <text:p>240</text:p>
          </table:table-cell>
          <table:table-cell table:formula="of:=(-12 + COLUMN() - 26 - 1) + 12 +  (((-12+ ROW() -1) + 12) * 25)" office:value-type="float" office:value="241" calcext:value-type="float">
            <text:p>241</text:p>
          </table:table-cell>
          <table:table-cell table:formula="of:=(-12 + COLUMN() - 26 - 1) + 12 +  (((-12+ ROW() -1) + 12) * 25)" office:value-type="float" office:value="242" calcext:value-type="float">
            <text:p>242</text:p>
          </table:table-cell>
          <table:table-cell table:formula="of:=(-12 + COLUMN() - 26 - 1) + 12 +  (((-12+ ROW() -1) + 12) * 25)" office:value-type="float" office:value="243" calcext:value-type="float">
            <text:p>243</text:p>
          </table:table-cell>
          <table:table-cell table:formula="of:=(-12 + COLUMN() - 26 - 1) + 12 +  (((-12+ ROW() -1) + 12) * 25)" office:value-type="float" office:value="244" calcext:value-type="float">
            <text:p>244</text:p>
          </table:table-cell>
          <table:table-cell table:formula="of:=(-12 + COLUMN() - 26 - 1) + 12 +  (((-12+ ROW() -1) + 12) * 25)" office:value-type="float" office:value="245" calcext:value-type="float">
            <text:p>245</text:p>
          </table:table-cell>
          <table:table-cell table:formula="of:=(-12 + COLUMN() - 26 - 1) + 12 +  (((-12+ ROW() -1) + 12) * 25)" office:value-type="float" office:value="246" calcext:value-type="float">
            <text:p>246</text:p>
          </table:table-cell>
          <table:table-cell table:formula="of:=(-12 + COLUMN() - 26 - 1) + 12 +  (((-12+ ROW() -1) + 12) * 25)" office:value-type="float" office:value="247" calcext:value-type="float">
            <text:p>247</text:p>
          </table:table-cell>
          <table:table-cell table:formula="of:=(-12 + COLUMN() - 26 - 1) + 12 +  (((-12+ ROW() -1) + 12) * 25)" office:value-type="float" office:value="248" calcext:value-type="float">
            <text:p>248</text:p>
          </table:table-cell>
          <table:table-cell table:formula="of:=(-12 + COLUMN() - 26 - 1) + 12 +  (((-12+ ROW() -1) + 12) * 25)" office:value-type="float" office:value="249" calcext:value-type="float">
            <text:p>2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2" calcext:value-type="string">
            <text:p>-12 -2</text:p>
          </table:table-cell>
          <table:table-cell table:formula="of:=COM.MICROSOFT.CONCAT(-12 + COLUMN() - 1; &quot; &quot;; -12+ ROW() -1)" office:value-type="string" office:string-value="-11 -2" calcext:value-type="string">
            <text:p>-11 -2</text:p>
          </table:table-cell>
          <table:table-cell table:formula="of:=COM.MICROSOFT.CONCAT(-12 + COLUMN() - 1; &quot; &quot;; -12+ ROW() -1)" office:value-type="string" office:string-value="-10 -2" calcext:value-type="string">
            <text:p>-10 -2</text:p>
          </table:table-cell>
          <table:table-cell table:formula="of:=COM.MICROSOFT.CONCAT(-12 + COLUMN() - 1; &quot; &quot;; -12+ ROW() -1)" office:value-type="string" office:string-value="-9 -2" calcext:value-type="string">
            <text:p>-9 -2</text:p>
          </table:table-cell>
          <table:table-cell table:formula="of:=COM.MICROSOFT.CONCAT(-12 + COLUMN() - 1; &quot; &quot;; -12+ ROW() -1)" office:value-type="string" office:string-value="-8 -2" calcext:value-type="string">
            <text:p>-8 -2</text:p>
          </table:table-cell>
          <table:table-cell table:formula="of:=COM.MICROSOFT.CONCAT(-12 + COLUMN() - 1; &quot; &quot;; -12+ ROW() -1)" office:value-type="string" office:string-value="-7 -2" calcext:value-type="string">
            <text:p>-7 -2</text:p>
          </table:table-cell>
          <table:table-cell table:formula="of:=COM.MICROSOFT.CONCAT(-12 + COLUMN() - 1; &quot; &quot;; -12+ ROW() -1)" office:value-type="string" office:string-value="-6 -2" calcext:value-type="string">
            <text:p>-6 -2</text:p>
          </table:table-cell>
          <table:table-cell table:formula="of:=COM.MICROSOFT.CONCAT(-12 + COLUMN() - 1; &quot; &quot;; -12+ ROW() -1)" office:value-type="string" office:string-value="-5 -2" calcext:value-type="string">
            <text:p>-5 -2</text:p>
          </table:table-cell>
          <table:table-cell table:formula="of:=COM.MICROSOFT.CONCAT(-12 + COLUMN() - 1; &quot; &quot;; -12+ ROW() -1)" office:value-type="string" office:string-value="-4 -2" calcext:value-type="string">
            <text:p>-4 -2</text:p>
          </table:table-cell>
          <table:table-cell table:formula="of:=COM.MICROSOFT.CONCAT(-12 + COLUMN() - 1; &quot; &quot;; -12+ ROW() -1)" office:value-type="string" office:string-value="-3 -2" calcext:value-type="string">
            <text:p>-3 -2</text:p>
          </table:table-cell>
          <table:table-cell table:style-name="ce5" table:formula="of:=COM.MICROSOFT.CONCAT(-12 + COLUMN() - 1; &quot; &quot;; -12+ ROW() -1)" office:value-type="string" office:string-value="-2 -2" calcext:value-type="string">
            <text:p>-2 -2</text:p>
          </table:table-cell>
          <table:table-cell table:style-name="ce5" table:formula="of:=COM.MICROSOFT.CONCAT(-12 + COLUMN() - 1; &quot; &quot;; -12+ ROW() -1)" office:value-type="string" office:string-value="-1 -2" calcext:value-type="string">
            <text:p>-1 -2</text:p>
          </table:table-cell>
          <table:table-cell table:style-name="ce5" table:formula="of:=COM.MICROSOFT.CONCAT(-12 + COLUMN() - 1; &quot; &quot;; -12+ ROW() -1)" office:value-type="string" office:string-value="0 -2" calcext:value-type="string">
            <text:p>0 -2</text:p>
          </table:table-cell>
          <table:table-cell table:style-name="ce9" table:formula="of:=COM.MICROSOFT.CONCAT(-12 + COLUMN() - 1; &quot; &quot;; -12+ ROW() -1)" office:value-type="string" office:string-value="1 -2" calcext:value-type="string">
            <text:p>1 -2</text:p>
          </table:table-cell>
          <table:table-cell table:formula="of:=COM.MICROSOFT.CONCAT(-12 + COLUMN() - 1; &quot; &quot;; -12+ ROW() -1)" office:value-type="string" office:string-value="2 -2" calcext:value-type="string">
            <text:p>2 -2</text:p>
          </table:table-cell>
          <table:table-cell table:formula="of:=COM.MICROSOFT.CONCAT(-12 + COLUMN() - 1; &quot; &quot;; -12+ ROW() -1)" office:value-type="string" office:string-value="3 -2" calcext:value-type="string">
            <text:p>3 -2</text:p>
          </table:table-cell>
          <table:table-cell table:formula="of:=COM.MICROSOFT.CONCAT(-12 + COLUMN() - 1; &quot; &quot;; -12+ ROW() -1)" office:value-type="string" office:string-value="4 -2" calcext:value-type="string">
            <text:p>4 -2</text:p>
          </table:table-cell>
          <table:table-cell table:formula="of:=COM.MICROSOFT.CONCAT(-12 + COLUMN() - 1; &quot; &quot;; -12+ ROW() -1)" office:value-type="string" office:string-value="5 -2" calcext:value-type="string">
            <text:p>5 -2</text:p>
          </table:table-cell>
          <table:table-cell table:formula="of:=COM.MICROSOFT.CONCAT(-12 + COLUMN() - 1; &quot; &quot;; -12+ ROW() -1)" office:value-type="string" office:string-value="6 -2" calcext:value-type="string">
            <text:p>6 -2</text:p>
          </table:table-cell>
          <table:table-cell table:formula="of:=COM.MICROSOFT.CONCAT(-12 + COLUMN() - 1; &quot; &quot;; -12+ ROW() -1)" office:value-type="string" office:string-value="7 -2" calcext:value-type="string">
            <text:p>7 -2</text:p>
          </table:table-cell>
          <table:table-cell table:formula="of:=COM.MICROSOFT.CONCAT(-12 + COLUMN() - 1; &quot; &quot;; -12+ ROW() -1)" office:value-type="string" office:string-value="8 -2" calcext:value-type="string">
            <text:p>8 -2</text:p>
          </table:table-cell>
          <table:table-cell table:formula="of:=COM.MICROSOFT.CONCAT(-12 + COLUMN() - 1; &quot; &quot;; -12+ ROW() -1)" office:value-type="string" office:string-value="9 -2" calcext:value-type="string">
            <text:p>9 -2</text:p>
          </table:table-cell>
          <table:table-cell table:formula="of:=COM.MICROSOFT.CONCAT(-12 + COLUMN() - 1; &quot; &quot;; -12+ ROW() -1)" office:value-type="string" office:string-value="10 -2" calcext:value-type="string">
            <text:p>10 -2</text:p>
          </table:table-cell>
          <table:table-cell table:formula="of:=COM.MICROSOFT.CONCAT(-12 + COLUMN() - 1; &quot; &quot;; -12+ ROW() -1)" office:value-type="string" office:string-value="11 -2" calcext:value-type="string">
            <text:p>11 -2</text:p>
          </table:table-cell>
          <table:table-cell table:formula="of:=COM.MICROSOFT.CONCAT(-12 + COLUMN() - 1; &quot; &quot;; -12+ ROW() -1)" office:value-type="string" office:string-value="12 -2" calcext:value-type="string">
            <text:p>12 -2</text:p>
          </table:table-cell>
          <table:table-cell/>
          <table:table-cell table:formula="of:=(-12 + COLUMN() - 26 - 1) + 12 +  (((-12+ ROW() -1) + 12) * 25)" office:value-type="float" office:value="250" calcext:value-type="float">
            <text:p>250</text:p>
          </table:table-cell>
          <table:table-cell table:formula="of:=(-12 + COLUMN() - 26 - 1) + 12 +  (((-12+ ROW() -1) + 12) * 25)" office:value-type="float" office:value="251" calcext:value-type="float">
            <text:p>251</text:p>
          </table:table-cell>
          <table:table-cell table:formula="of:=(-12 + COLUMN() - 26 - 1) + 12 +  (((-12+ ROW() -1) + 12) * 25)" office:value-type="float" office:value="252" calcext:value-type="float">
            <text:p>252</text:p>
          </table:table-cell>
          <table:table-cell table:formula="of:=(-12 + COLUMN() - 26 - 1) + 12 +  (((-12+ ROW() -1) + 12) * 25)" office:value-type="float" office:value="253" calcext:value-type="float">
            <text:p>253</text:p>
          </table:table-cell>
          <table:table-cell table:formula="of:=(-12 + COLUMN() - 26 - 1) + 12 +  (((-12+ ROW() -1) + 12) * 25)" office:value-type="float" office:value="254" calcext:value-type="float">
            <text:p>254</text:p>
          </table:table-cell>
          <table:table-cell table:formula="of:=(-12 + COLUMN() - 26 - 1) + 12 +  (((-12+ ROW() -1) + 12) * 25)" office:value-type="float" office:value="255" calcext:value-type="float">
            <text:p>255</text:p>
          </table:table-cell>
          <table:table-cell table:formula="of:=(-12 + COLUMN() - 26 - 1) + 12 +  (((-12+ ROW() -1) + 12) * 25)" office:value-type="float" office:value="256" calcext:value-type="float">
            <text:p>256</text:p>
          </table:table-cell>
          <table:table-cell table:formula="of:=(-12 + COLUMN() - 26 - 1) + 12 +  (((-12+ ROW() -1) + 12) * 25)" office:value-type="float" office:value="257" calcext:value-type="float">
            <text:p>257</text:p>
          </table:table-cell>
          <table:table-cell table:formula="of:=(-12 + COLUMN() - 26 - 1) + 12 +  (((-12+ ROW() -1) + 12) * 25)" office:value-type="float" office:value="258" calcext:value-type="float">
            <text:p>258</text:p>
          </table:table-cell>
          <table:table-cell table:formula="of:=(-12 + COLUMN() - 26 - 1) + 12 +  (((-12+ ROW() -1) + 12) * 25)" office:value-type="float" office:value="259" calcext:value-type="float">
            <text:p>259</text:p>
          </table:table-cell>
          <table:table-cell table:formula="of:=(-12 + COLUMN() - 26 - 1) + 12 +  (((-12+ ROW() -1) + 12) * 25)" office:value-type="float" office:value="260" calcext:value-type="float">
            <text:p>260</text:p>
          </table:table-cell>
          <table:table-cell table:formula="of:=(-12 + COLUMN() - 26 - 1) + 12 +  (((-12+ ROW() -1) + 12) * 25)" office:value-type="float" office:value="261" calcext:value-type="float">
            <text:p>261</text:p>
          </table:table-cell>
          <table:table-cell table:formula="of:=(-12 + COLUMN() - 26 - 1) + 12 +  (((-12+ ROW() -1) + 12) * 25)" office:value-type="float" office:value="262" calcext:value-type="float">
            <text:p>262</text:p>
          </table:table-cell>
          <table:table-cell table:formula="of:=(-12 + COLUMN() - 26 - 1) + 12 +  (((-12+ ROW() -1) + 12) * 25)" office:value-type="float" office:value="263" calcext:value-type="float">
            <text:p>263</text:p>
          </table:table-cell>
          <table:table-cell table:formula="of:=(-12 + COLUMN() - 26 - 1) + 12 +  (((-12+ ROW() -1) + 12) * 25)" office:value-type="float" office:value="264" calcext:value-type="float">
            <text:p>264</text:p>
          </table:table-cell>
          <table:table-cell table:formula="of:=(-12 + COLUMN() - 26 - 1) + 12 +  (((-12+ ROW() -1) + 12) * 25)" office:value-type="float" office:value="265" calcext:value-type="float">
            <text:p>265</text:p>
          </table:table-cell>
          <table:table-cell table:formula="of:=(-12 + COLUMN() - 26 - 1) + 12 +  (((-12+ ROW() -1) + 12) * 25)" office:value-type="float" office:value="266" calcext:value-type="float">
            <text:p>266</text:p>
          </table:table-cell>
          <table:table-cell table:formula="of:=(-12 + COLUMN() - 26 - 1) + 12 +  (((-12+ ROW() -1) + 12) * 25)" office:value-type="float" office:value="267" calcext:value-type="float">
            <text:p>267</text:p>
          </table:table-cell>
          <table:table-cell table:formula="of:=(-12 + COLUMN() - 26 - 1) + 12 +  (((-12+ ROW() -1) + 12) * 25)" office:value-type="float" office:value="268" calcext:value-type="float">
            <text:p>268</text:p>
          </table:table-cell>
          <table:table-cell table:formula="of:=(-12 + COLUMN() - 26 - 1) + 12 +  (((-12+ ROW() -1) + 12) * 25)" office:value-type="float" office:value="269" calcext:value-type="float">
            <text:p>269</text:p>
          </table:table-cell>
          <table:table-cell table:formula="of:=(-12 + COLUMN() - 26 - 1) + 12 +  (((-12+ ROW() -1) + 12) * 25)" office:value-type="float" office:value="270" calcext:value-type="float">
            <text:p>270</text:p>
          </table:table-cell>
          <table:table-cell table:formula="of:=(-12 + COLUMN() - 26 - 1) + 12 +  (((-12+ ROW() -1) + 12) * 25)" office:value-type="float" office:value="271" calcext:value-type="float">
            <text:p>271</text:p>
          </table:table-cell>
          <table:table-cell table:formula="of:=(-12 + COLUMN() - 26 - 1) + 12 +  (((-12+ ROW() -1) + 12) * 25)" office:value-type="float" office:value="272" calcext:value-type="float">
            <text:p>272</text:p>
          </table:table-cell>
          <table:table-cell table:formula="of:=(-12 + COLUMN() - 26 - 1) + 12 +  (((-12+ ROW() -1) + 12) * 25)" office:value-type="float" office:value="273" calcext:value-type="float">
            <text:p>273</text:p>
          </table:table-cell>
          <table:table-cell table:formula="of:=(-12 + COLUMN() - 26 - 1) + 12 +  (((-12+ ROW() -1) + 12) * 25)" office:value-type="float" office:value="274" calcext:value-type="float">
            <text:p>2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" calcext:value-type="string">
            <text:p>-12 -1</text:p>
          </table:table-cell>
          <table:table-cell table:formula="of:=COM.MICROSOFT.CONCAT(-12 + COLUMN() - 1; &quot; &quot;; -12+ ROW() -1)" office:value-type="string" office:string-value="-11 -1" calcext:value-type="string">
            <text:p>-11 -1</text:p>
          </table:table-cell>
          <table:table-cell table:formula="of:=COM.MICROSOFT.CONCAT(-12 + COLUMN() - 1; &quot; &quot;; -12+ ROW() -1)" office:value-type="string" office:string-value="-10 -1" calcext:value-type="string">
            <text:p>-10 -1</text:p>
          </table:table-cell>
          <table:table-cell table:formula="of:=COM.MICROSOFT.CONCAT(-12 + COLUMN() - 1; &quot; &quot;; -12+ ROW() -1)" office:value-type="string" office:string-value="-9 -1" calcext:value-type="string">
            <text:p>-9 -1</text:p>
          </table:table-cell>
          <table:table-cell table:formula="of:=COM.MICROSOFT.CONCAT(-12 + COLUMN() - 1; &quot; &quot;; -12+ ROW() -1)" office:value-type="string" office:string-value="-8 -1" calcext:value-type="string">
            <text:p>-8 -1</text:p>
          </table:table-cell>
          <table:table-cell table:formula="of:=COM.MICROSOFT.CONCAT(-12 + COLUMN() - 1; &quot; &quot;; -12+ ROW() -1)" office:value-type="string" office:string-value="-7 -1" calcext:value-type="string">
            <text:p>-7 -1</text:p>
          </table:table-cell>
          <table:table-cell table:formula="of:=COM.MICROSOFT.CONCAT(-12 + COLUMN() - 1; &quot; &quot;; -12+ ROW() -1)" office:value-type="string" office:string-value="-6 -1" calcext:value-type="string">
            <text:p>-6 -1</text:p>
          </table:table-cell>
          <table:table-cell table:formula="of:=COM.MICROSOFT.CONCAT(-12 + COLUMN() - 1; &quot; &quot;; -12+ ROW() -1)" office:value-type="string" office:string-value="-5 -1" calcext:value-type="string">
            <text:p>-5 -1</text:p>
          </table:table-cell>
          <table:table-cell table:formula="of:=COM.MICROSOFT.CONCAT(-12 + COLUMN() - 1; &quot; &quot;; -12+ ROW() -1)" office:value-type="string" office:string-value="-4 -1" calcext:value-type="string">
            <text:p>-4 -1</text:p>
          </table:table-cell>
          <table:table-cell table:style-name="ce5" table:formula="of:=COM.MICROSOFT.CONCAT(-12 + COLUMN() - 1; &quot; &quot;; -12+ ROW() -1)" office:value-type="string" office:string-value="-3 -1" calcext:value-type="string">
            <text:p>-3 -1</text:p>
          </table:table-cell>
          <table:table-cell table:style-name="ce7" table:formula="of:=COM.MICROSOFT.CONCAT(-12 + COLUMN() - 1; &quot; &quot;; -12+ ROW() -1)" office:value-type="string" office:string-value="-2 -1" calcext:value-type="string">
            <text:p>-2 -1</text:p>
          </table:table-cell>
          <table:table-cell table:style-name="ce8" table:formula="of:=COM.MICROSOFT.CONCAT(-12 + COLUMN() - 1; &quot; &quot;; -12+ ROW() -1)" office:value-type="string" office:string-value="-1 -1" calcext:value-type="string">
            <text:p>-1 -1</text:p>
          </table:table-cell>
          <table:table-cell table:style-name="ce7" table:formula="of:=COM.MICROSOFT.CONCAT(-12 + COLUMN() - 1; &quot; &quot;; -12+ ROW() -1)" office:value-type="string" office:string-value="0 -1" calcext:value-type="string">
            <text:p>0 -1</text:p>
          </table:table-cell>
          <table:table-cell table:style-name="ce5" table:formula="of:=COM.MICROSOFT.CONCAT(-12 + COLUMN() - 1; &quot; &quot;; -12+ ROW() -1)" office:value-type="string" office:string-value="1 -1" calcext:value-type="string">
            <text:p>1 -1</text:p>
          </table:table-cell>
          <table:table-cell table:formula="of:=COM.MICROSOFT.CONCAT(-12 + COLUMN() - 1; &quot; &quot;; -12+ ROW() -1)" office:value-type="string" office:string-value="2 -1" calcext:value-type="string">
            <text:p>2 -1</text:p>
          </table:table-cell>
          <table:table-cell table:formula="of:=COM.MICROSOFT.CONCAT(-12 + COLUMN() - 1; &quot; &quot;; -12+ ROW() -1)" office:value-type="string" office:string-value="3 -1" calcext:value-type="string">
            <text:p>3 -1</text:p>
          </table:table-cell>
          <table:table-cell table:formula="of:=COM.MICROSOFT.CONCAT(-12 + COLUMN() - 1; &quot; &quot;; -12+ ROW() -1)" office:value-type="string" office:string-value="4 -1" calcext:value-type="string">
            <text:p>4 -1</text:p>
          </table:table-cell>
          <table:table-cell table:formula="of:=COM.MICROSOFT.CONCAT(-12 + COLUMN() - 1; &quot; &quot;; -12+ ROW() -1)" office:value-type="string" office:string-value="5 -1" calcext:value-type="string">
            <text:p>5 -1</text:p>
          </table:table-cell>
          <table:table-cell table:formula="of:=COM.MICROSOFT.CONCAT(-12 + COLUMN() - 1; &quot; &quot;; -12+ ROW() -1)" office:value-type="string" office:string-value="6 -1" calcext:value-type="string">
            <text:p>6 -1</text:p>
          </table:table-cell>
          <table:table-cell table:formula="of:=COM.MICROSOFT.CONCAT(-12 + COLUMN() - 1; &quot; &quot;; -12+ ROW() -1)" office:value-type="string" office:string-value="7 -1" calcext:value-type="string">
            <text:p>7 -1</text:p>
          </table:table-cell>
          <table:table-cell table:formula="of:=COM.MICROSOFT.CONCAT(-12 + COLUMN() - 1; &quot; &quot;; -12+ ROW() -1)" office:value-type="string" office:string-value="8 -1" calcext:value-type="string">
            <text:p>8 -1</text:p>
          </table:table-cell>
          <table:table-cell table:formula="of:=COM.MICROSOFT.CONCAT(-12 + COLUMN() - 1; &quot; &quot;; -12+ ROW() -1)" office:value-type="string" office:string-value="9 -1" calcext:value-type="string">
            <text:p>9 -1</text:p>
          </table:table-cell>
          <table:table-cell table:formula="of:=COM.MICROSOFT.CONCAT(-12 + COLUMN() - 1; &quot; &quot;; -12+ ROW() -1)" office:value-type="string" office:string-value="10 -1" calcext:value-type="string">
            <text:p>10 -1</text:p>
          </table:table-cell>
          <table:table-cell table:formula="of:=COM.MICROSOFT.CONCAT(-12 + COLUMN() - 1; &quot; &quot;; -12+ ROW() -1)" office:value-type="string" office:string-value="11 -1" calcext:value-type="string">
            <text:p>11 -1</text:p>
          </table:table-cell>
          <table:table-cell table:formula="of:=COM.MICROSOFT.CONCAT(-12 + COLUMN() - 1; &quot; &quot;; -12+ ROW() -1)" office:value-type="string" office:string-value="12 -1" calcext:value-type="string">
            <text:p>12 -1</text:p>
          </table:table-cell>
          <table:table-cell/>
          <table:table-cell table:formula="of:=(-12 + COLUMN() - 26 - 1) + 12 +  (((-12+ ROW() -1) + 12) * 25)" office:value-type="float" office:value="275" calcext:value-type="float">
            <text:p>275</text:p>
          </table:table-cell>
          <table:table-cell table:formula="of:=(-12 + COLUMN() - 26 - 1) + 12 +  (((-12+ ROW() -1) + 12) * 25)" office:value-type="float" office:value="276" calcext:value-type="float">
            <text:p>276</text:p>
          </table:table-cell>
          <table:table-cell table:formula="of:=(-12 + COLUMN() - 26 - 1) + 12 +  (((-12+ ROW() -1) + 12) * 25)" office:value-type="float" office:value="277" calcext:value-type="float">
            <text:p>277</text:p>
          </table:table-cell>
          <table:table-cell table:formula="of:=(-12 + COLUMN() - 26 - 1) + 12 +  (((-12+ ROW() -1) + 12) * 25)" office:value-type="float" office:value="278" calcext:value-type="float">
            <text:p>278</text:p>
          </table:table-cell>
          <table:table-cell table:formula="of:=(-12 + COLUMN() - 26 - 1) + 12 +  (((-12+ ROW() -1) + 12) * 25)" office:value-type="float" office:value="279" calcext:value-type="float">
            <text:p>279</text:p>
          </table:table-cell>
          <table:table-cell table:formula="of:=(-12 + COLUMN() - 26 - 1) + 12 +  (((-12+ ROW() -1) + 12) * 25)" office:value-type="float" office:value="280" calcext:value-type="float">
            <text:p>280</text:p>
          </table:table-cell>
          <table:table-cell table:formula="of:=(-12 + COLUMN() - 26 - 1) + 12 +  (((-12+ ROW() -1) + 12) * 25)" office:value-type="float" office:value="281" calcext:value-type="float">
            <text:p>281</text:p>
          </table:table-cell>
          <table:table-cell table:formula="of:=(-12 + COLUMN() - 26 - 1) + 12 +  (((-12+ ROW() -1) + 12) * 25)" office:value-type="float" office:value="282" calcext:value-type="float">
            <text:p>282</text:p>
          </table:table-cell>
          <table:table-cell table:formula="of:=(-12 + COLUMN() - 26 - 1) + 12 +  (((-12+ ROW() -1) + 12) * 25)" office:value-type="float" office:value="283" calcext:value-type="float">
            <text:p>283</text:p>
          </table:table-cell>
          <table:table-cell table:formula="of:=(-12 + COLUMN() - 26 - 1) + 12 +  (((-12+ ROW() -1) + 12) * 25)" office:value-type="float" office:value="284" calcext:value-type="float">
            <text:p>284</text:p>
          </table:table-cell>
          <table:table-cell table:formula="of:=(-12 + COLUMN() - 26 - 1) + 12 +  (((-12+ ROW() -1) + 12) * 25)" office:value-type="float" office:value="285" calcext:value-type="float">
            <text:p>285</text:p>
          </table:table-cell>
          <table:table-cell table:formula="of:=(-12 + COLUMN() - 26 - 1) + 12 +  (((-12+ ROW() -1) + 12) * 25)" office:value-type="float" office:value="286" calcext:value-type="float">
            <text:p>286</text:p>
          </table:table-cell>
          <table:table-cell table:formula="of:=(-12 + COLUMN() - 26 - 1) + 12 +  (((-12+ ROW() -1) + 12) * 25)" office:value-type="float" office:value="287" calcext:value-type="float">
            <text:p>287</text:p>
          </table:table-cell>
          <table:table-cell table:formula="of:=(-12 + COLUMN() - 26 - 1) + 12 +  (((-12+ ROW() -1) + 12) * 25)" office:value-type="float" office:value="288" calcext:value-type="float">
            <text:p>288</text:p>
          </table:table-cell>
          <table:table-cell table:formula="of:=(-12 + COLUMN() - 26 - 1) + 12 +  (((-12+ ROW() -1) + 12) * 25)" office:value-type="float" office:value="289" calcext:value-type="float">
            <text:p>289</text:p>
          </table:table-cell>
          <table:table-cell table:formula="of:=(-12 + COLUMN() - 26 - 1) + 12 +  (((-12+ ROW() -1) + 12) * 25)" office:value-type="float" office:value="290" calcext:value-type="float">
            <text:p>290</text:p>
          </table:table-cell>
          <table:table-cell table:formula="of:=(-12 + COLUMN() - 26 - 1) + 12 +  (((-12+ ROW() -1) + 12) * 25)" office:value-type="float" office:value="291" calcext:value-type="float">
            <text:p>291</text:p>
          </table:table-cell>
          <table:table-cell table:formula="of:=(-12 + COLUMN() - 26 - 1) + 12 +  (((-12+ ROW() -1) + 12) * 25)" office:value-type="float" office:value="292" calcext:value-type="float">
            <text:p>292</text:p>
          </table:table-cell>
          <table:table-cell table:formula="of:=(-12 + COLUMN() - 26 - 1) + 12 +  (((-12+ ROW() -1) + 12) * 25)" office:value-type="float" office:value="293" calcext:value-type="float">
            <text:p>293</text:p>
          </table:table-cell>
          <table:table-cell table:formula="of:=(-12 + COLUMN() - 26 - 1) + 12 +  (((-12+ ROW() -1) + 12) * 25)" office:value-type="float" office:value="294" calcext:value-type="float">
            <text:p>294</text:p>
          </table:table-cell>
          <table:table-cell table:formula="of:=(-12 + COLUMN() - 26 - 1) + 12 +  (((-12+ ROW() -1) + 12) * 25)" office:value-type="float" office:value="295" calcext:value-type="float">
            <text:p>295</text:p>
          </table:table-cell>
          <table:table-cell table:formula="of:=(-12 + COLUMN() - 26 - 1) + 12 +  (((-12+ ROW() -1) + 12) * 25)" office:value-type="float" office:value="296" calcext:value-type="float">
            <text:p>296</text:p>
          </table:table-cell>
          <table:table-cell table:formula="of:=(-12 + COLUMN() - 26 - 1) + 12 +  (((-12+ ROW() -1) + 12) * 25)" office:value-type="float" office:value="297" calcext:value-type="float">
            <text:p>297</text:p>
          </table:table-cell>
          <table:table-cell table:formula="of:=(-12 + COLUMN() - 26 - 1) + 12 +  (((-12+ ROW() -1) + 12) * 25)" office:value-type="float" office:value="298" calcext:value-type="float">
            <text:p>298</text:p>
          </table:table-cell>
          <table:table-cell table:formula="of:=(-12 + COLUMN() - 26 - 1) + 12 +  (((-12+ ROW() -1) + 12) * 25)" office:value-type="float" office:value="299" calcext:value-type="float">
            <text:p>2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0" calcext:value-type="string">
            <text:p>-12 0</text:p>
          </table:table-cell>
          <table:table-cell table:formula="of:=COM.MICROSOFT.CONCAT(-12 + COLUMN() - 1; &quot; &quot;; -12+ ROW() -1)" office:value-type="string" office:string-value="-11 0" calcext:value-type="string">
            <text:p>-11 0</text:p>
          </table:table-cell>
          <table:table-cell table:formula="of:=COM.MICROSOFT.CONCAT(-12 + COLUMN() - 1; &quot; &quot;; -12+ ROW() -1)" office:value-type="string" office:string-value="-10 0" calcext:value-type="string">
            <text:p>-10 0</text:p>
          </table:table-cell>
          <table:table-cell table:formula="of:=COM.MICROSOFT.CONCAT(-12 + COLUMN() - 1; &quot; &quot;; -12+ ROW() -1)" office:value-type="string" office:string-value="-9 0" calcext:value-type="string">
            <text:p>-9 0</text:p>
          </table:table-cell>
          <table:table-cell table:formula="of:=COM.MICROSOFT.CONCAT(-12 + COLUMN() - 1; &quot; &quot;; -12+ ROW() -1)" office:value-type="string" office:string-value="-8 0" calcext:value-type="string">
            <text:p>-8 0</text:p>
          </table:table-cell>
          <table:table-cell table:formula="of:=COM.MICROSOFT.CONCAT(-12 + COLUMN() - 1; &quot; &quot;; -12+ ROW() -1)" office:value-type="string" office:string-value="-7 0" calcext:value-type="string">
            <text:p>-7 0</text:p>
          </table:table-cell>
          <table:table-cell table:formula="of:=COM.MICROSOFT.CONCAT(-12 + COLUMN() - 1; &quot; &quot;; -12+ ROW() -1)" office:value-type="string" office:string-value="-6 0" calcext:value-type="string">
            <text:p>-6 0</text:p>
          </table:table-cell>
          <table:table-cell table:formula="of:=COM.MICROSOFT.CONCAT(-12 + COLUMN() - 1; &quot; &quot;; -12+ ROW() -1)" office:value-type="string" office:string-value="-5 0" calcext:value-type="string">
            <text:p>-5 0</text:p>
          </table:table-cell>
          <table:table-cell table:formula="of:=COM.MICROSOFT.CONCAT(-12 + COLUMN() - 1; &quot; &quot;; -12+ ROW() -1)" office:value-type="string" office:string-value="-4 0" calcext:value-type="string">
            <text:p>-4 0</text:p>
          </table:table-cell>
          <table:table-cell table:style-name="ce5" table:formula="of:=COM.MICROSOFT.CONCAT(-12 + COLUMN() - 1; &quot; &quot;; -12+ ROW() -1)" office:value-type="string" office:string-value="-3 0" calcext:value-type="string">
            <text:p>-3 0</text:p>
          </table:table-cell>
          <table:table-cell table:style-name="ce7" table:formula="of:=COM.MICROSOFT.CONCAT(-12 + COLUMN() - 1; &quot; &quot;; -12+ ROW() -1)" office:value-type="string" office:string-value="-2 0" calcext:value-type="string">
            <text:p>-2 0</text:p>
          </table:table-cell>
          <table:table-cell table:style-name="ce5" table:formula="of:=COM.MICROSOFT.CONCAT(-12 + COLUMN() - 1; &quot; &quot;; -12+ ROW() -1)" office:value-type="string" office:string-value="-1 0" calcext:value-type="string">
            <text:p>-1 0</text:p>
          </table:table-cell>
          <table:table-cell table:style-name="ce6" table:formula="of:=COM.MICROSOFT.CONCAT(-12 + COLUMN() - 1; &quot; &quot;; -12+ ROW() -1)" office:value-type="string" office:string-value="0 0" calcext:value-type="string">
            <text:p>0 0</text:p>
          </table:table-cell>
          <table:table-cell table:style-name="ce5" table:formula="of:=COM.MICROSOFT.CONCAT(-12 + COLUMN() - 1; &quot; &quot;; -12+ ROW() -1)" office:value-type="string" office:string-value="1 0" calcext:value-type="string">
            <text:p>1 0</text:p>
          </table:table-cell>
          <table:table-cell table:style-name="ce9" table:formula="of:=COM.MICROSOFT.CONCAT(-12 + COLUMN() - 1; &quot; &quot;; -12+ ROW() -1)" office:value-type="string" office:string-value="2 0" calcext:value-type="string">
            <text:p>2 0</text:p>
          </table:table-cell>
          <table:table-cell table:formula="of:=COM.MICROSOFT.CONCAT(-12 + COLUMN() - 1; &quot; &quot;; -12+ ROW() -1)" office:value-type="string" office:string-value="3 0" calcext:value-type="string">
            <text:p>3 0</text:p>
          </table:table-cell>
          <table:table-cell table:formula="of:=COM.MICROSOFT.CONCAT(-12 + COLUMN() - 1; &quot; &quot;; -12+ ROW() -1)" office:value-type="string" office:string-value="4 0" calcext:value-type="string">
            <text:p>4 0</text:p>
          </table:table-cell>
          <table:table-cell table:formula="of:=COM.MICROSOFT.CONCAT(-12 + COLUMN() - 1; &quot; &quot;; -12+ ROW() -1)" office:value-type="string" office:string-value="5 0" calcext:value-type="string">
            <text:p>5 0</text:p>
          </table:table-cell>
          <table:table-cell table:formula="of:=COM.MICROSOFT.CONCAT(-12 + COLUMN() - 1; &quot; &quot;; -12+ ROW() -1)" office:value-type="string" office:string-value="6 0" calcext:value-type="string">
            <text:p>6 0</text:p>
          </table:table-cell>
          <table:table-cell table:formula="of:=COM.MICROSOFT.CONCAT(-12 + COLUMN() - 1; &quot; &quot;; -12+ ROW() -1)" office:value-type="string" office:string-value="7 0" calcext:value-type="string">
            <text:p>7 0</text:p>
          </table:table-cell>
          <table:table-cell table:formula="of:=COM.MICROSOFT.CONCAT(-12 + COLUMN() - 1; &quot; &quot;; -12+ ROW() -1)" office:value-type="string" office:string-value="8 0" calcext:value-type="string">
            <text:p>8 0</text:p>
          </table:table-cell>
          <table:table-cell table:formula="of:=COM.MICROSOFT.CONCAT(-12 + COLUMN() - 1; &quot; &quot;; -12+ ROW() -1)" office:value-type="string" office:string-value="9 0" calcext:value-type="string">
            <text:p>9 0</text:p>
          </table:table-cell>
          <table:table-cell table:formula="of:=COM.MICROSOFT.CONCAT(-12 + COLUMN() - 1; &quot; &quot;; -12+ ROW() -1)" office:value-type="string" office:string-value="10 0" calcext:value-type="string">
            <text:p>10 0</text:p>
          </table:table-cell>
          <table:table-cell table:formula="of:=COM.MICROSOFT.CONCAT(-12 + COLUMN() - 1; &quot; &quot;; -12+ ROW() -1)" office:value-type="string" office:string-value="11 0" calcext:value-type="string">
            <text:p>11 0</text:p>
          </table:table-cell>
          <table:table-cell table:formula="of:=COM.MICROSOFT.CONCAT(-12 + COLUMN() - 1; &quot; &quot;; -12+ ROW() -1)" office:value-type="string" office:string-value="12 0" calcext:value-type="string">
            <text:p>12 0</text:p>
          </table:table-cell>
          <table:table-cell/>
          <table:table-cell table:formula="of:=(-12 + COLUMN() - 26 - 1) + 12 +  (((-12+ ROW() -1) + 12) * 25)" office:value-type="float" office:value="300" calcext:value-type="float">
            <text:p>300</text:p>
          </table:table-cell>
          <table:table-cell table:formula="of:=(-12 + COLUMN() - 26 - 1) + 12 +  (((-12+ ROW() -1) + 12) * 25)" office:value-type="float" office:value="301" calcext:value-type="float">
            <text:p>301</text:p>
          </table:table-cell>
          <table:table-cell table:formula="of:=(-12 + COLUMN() - 26 - 1) + 12 +  (((-12+ ROW() -1) + 12) * 25)" office:value-type="float" office:value="302" calcext:value-type="float">
            <text:p>302</text:p>
          </table:table-cell>
          <table:table-cell table:formula="of:=(-12 + COLUMN() - 26 - 1) + 12 +  (((-12+ ROW() -1) + 12) * 25)" office:value-type="float" office:value="303" calcext:value-type="float">
            <text:p>303</text:p>
          </table:table-cell>
          <table:table-cell table:formula="of:=(-12 + COLUMN() - 26 - 1) + 12 +  (((-12+ ROW() -1) + 12) * 25)" office:value-type="float" office:value="304" calcext:value-type="float">
            <text:p>304</text:p>
          </table:table-cell>
          <table:table-cell table:formula="of:=(-12 + COLUMN() - 26 - 1) + 12 +  (((-12+ ROW() -1) + 12) * 25)" office:value-type="float" office:value="305" calcext:value-type="float">
            <text:p>305</text:p>
          </table:table-cell>
          <table:table-cell table:formula="of:=(-12 + COLUMN() - 26 - 1) + 12 +  (((-12+ ROW() -1) + 12) * 25)" office:value-type="float" office:value="306" calcext:value-type="float">
            <text:p>306</text:p>
          </table:table-cell>
          <table:table-cell table:formula="of:=(-12 + COLUMN() - 26 - 1) + 12 +  (((-12+ ROW() -1) + 12) * 25)" office:value-type="float" office:value="307" calcext:value-type="float">
            <text:p>307</text:p>
          </table:table-cell>
          <table:table-cell table:formula="of:=(-12 + COLUMN() - 26 - 1) + 12 +  (((-12+ ROW() -1) + 12) * 25)" office:value-type="float" office:value="308" calcext:value-type="float">
            <text:p>308</text:p>
          </table:table-cell>
          <table:table-cell table:formula="of:=(-12 + COLUMN() - 26 - 1) + 12 +  (((-12+ ROW() -1) + 12) * 25)" office:value-type="float" office:value="309" calcext:value-type="float">
            <text:p>309</text:p>
          </table:table-cell>
          <table:table-cell table:formula="of:=(-12 + COLUMN() - 26 - 1) + 12 +  (((-12+ ROW() -1) + 12) * 25)" office:value-type="float" office:value="310" calcext:value-type="float">
            <text:p>310</text:p>
          </table:table-cell>
          <table:table-cell table:formula="of:=(-12 + COLUMN() - 26 - 1) + 12 +  (((-12+ ROW() -1) + 12) * 25)" office:value-type="float" office:value="311" calcext:value-type="float">
            <text:p>311</text:p>
          </table:table-cell>
          <table:table-cell table:formula="of:=(-12 + COLUMN() - 26 - 1) + 12 +  (((-12+ ROW() -1) + 12) * 25)" office:value-type="float" office:value="312" calcext:value-type="float">
            <text:p>312</text:p>
          </table:table-cell>
          <table:table-cell table:formula="of:=(-12 + COLUMN() - 26 - 1) + 12 +  (((-12+ ROW() -1) + 12) * 25)" office:value-type="float" office:value="313" calcext:value-type="float">
            <text:p>313</text:p>
          </table:table-cell>
          <table:table-cell table:formula="of:=(-12 + COLUMN() - 26 - 1) + 12 +  (((-12+ ROW() -1) + 12) * 25)" office:value-type="float" office:value="314" calcext:value-type="float">
            <text:p>314</text:p>
          </table:table-cell>
          <table:table-cell table:formula="of:=(-12 + COLUMN() - 26 - 1) + 12 +  (((-12+ ROW() -1) + 12) * 25)" office:value-type="float" office:value="315" calcext:value-type="float">
            <text:p>315</text:p>
          </table:table-cell>
          <table:table-cell table:formula="of:=(-12 + COLUMN() - 26 - 1) + 12 +  (((-12+ ROW() -1) + 12) * 25)" office:value-type="float" office:value="316" calcext:value-type="float">
            <text:p>316</text:p>
          </table:table-cell>
          <table:table-cell table:formula="of:=(-12 + COLUMN() - 26 - 1) + 12 +  (((-12+ ROW() -1) + 12) * 25)" office:value-type="float" office:value="317" calcext:value-type="float">
            <text:p>317</text:p>
          </table:table-cell>
          <table:table-cell table:formula="of:=(-12 + COLUMN() - 26 - 1) + 12 +  (((-12+ ROW() -1) + 12) * 25)" office:value-type="float" office:value="318" calcext:value-type="float">
            <text:p>318</text:p>
          </table:table-cell>
          <table:table-cell table:formula="of:=(-12 + COLUMN() - 26 - 1) + 12 +  (((-12+ ROW() -1) + 12) * 25)" office:value-type="float" office:value="319" calcext:value-type="float">
            <text:p>319</text:p>
          </table:table-cell>
          <table:table-cell table:formula="of:=(-12 + COLUMN() - 26 - 1) + 12 +  (((-12+ ROW() -1) + 12) * 25)" office:value-type="float" office:value="320" calcext:value-type="float">
            <text:p>320</text:p>
          </table:table-cell>
          <table:table-cell table:formula="of:=(-12 + COLUMN() - 26 - 1) + 12 +  (((-12+ ROW() -1) + 12) * 25)" office:value-type="float" office:value="321" calcext:value-type="float">
            <text:p>321</text:p>
          </table:table-cell>
          <table:table-cell table:formula="of:=(-12 + COLUMN() - 26 - 1) + 12 +  (((-12+ ROW() -1) + 12) * 25)" office:value-type="float" office:value="322" calcext:value-type="float">
            <text:p>322</text:p>
          </table:table-cell>
          <table:table-cell table:formula="of:=(-12 + COLUMN() - 26 - 1) + 12 +  (((-12+ ROW() -1) + 12) * 25)" office:value-type="float" office:value="323" calcext:value-type="float">
            <text:p>323</text:p>
          </table:table-cell>
          <table:table-cell table:formula="of:=(-12 + COLUMN() - 26 - 1) + 12 +  (((-12+ ROW() -1) + 12) * 25)" office:value-type="float" office:value="324" calcext:value-type="float">
            <text:p>3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" calcext:value-type="string">
            <text:p>-12 1</text:p>
          </table:table-cell>
          <table:table-cell table:formula="of:=COM.MICROSOFT.CONCAT(-12 + COLUMN() - 1; &quot; &quot;; -12+ ROW() -1)" office:value-type="string" office:string-value="-11 1" calcext:value-type="string">
            <text:p>-11 1</text:p>
          </table:table-cell>
          <table:table-cell table:formula="of:=COM.MICROSOFT.CONCAT(-12 + COLUMN() - 1; &quot; &quot;; -12+ ROW() -1)" office:value-type="string" office:string-value="-10 1" calcext:value-type="string">
            <text:p>-10 1</text:p>
          </table:table-cell>
          <table:table-cell table:formula="of:=COM.MICROSOFT.CONCAT(-12 + COLUMN() - 1; &quot; &quot;; -12+ ROW() -1)" office:value-type="string" office:string-value="-9 1" calcext:value-type="string">
            <text:p>-9 1</text:p>
          </table:table-cell>
          <table:table-cell table:formula="of:=COM.MICROSOFT.CONCAT(-12 + COLUMN() - 1; &quot; &quot;; -12+ ROW() -1)" office:value-type="string" office:string-value="-8 1" calcext:value-type="string">
            <text:p>-8 1</text:p>
          </table:table-cell>
          <table:table-cell table:formula="of:=COM.MICROSOFT.CONCAT(-12 + COLUMN() - 1; &quot; &quot;; -12+ ROW() -1)" office:value-type="string" office:string-value="-7 1" calcext:value-type="string">
            <text:p>-7 1</text:p>
          </table:table-cell>
          <table:table-cell table:formula="of:=COM.MICROSOFT.CONCAT(-12 + COLUMN() - 1; &quot; &quot;; -12+ ROW() -1)" office:value-type="string" office:string-value="-6 1" calcext:value-type="string">
            <text:p>-6 1</text:p>
          </table:table-cell>
          <table:table-cell table:formula="of:=COM.MICROSOFT.CONCAT(-12 + COLUMN() - 1; &quot; &quot;; -12+ ROW() -1)" office:value-type="string" office:string-value="-5 1" calcext:value-type="string">
            <text:p>-5 1</text:p>
          </table:table-cell>
          <table:table-cell table:formula="of:=COM.MICROSOFT.CONCAT(-12 + COLUMN() - 1; &quot; &quot;; -12+ ROW() -1)" office:value-type="string" office:string-value="-4 1" calcext:value-type="string">
            <text:p>-4 1</text:p>
          </table:table-cell>
          <table:table-cell table:style-name="ce5" table:formula="of:=COM.MICROSOFT.CONCAT(-12 + COLUMN() - 1; &quot; &quot;; -12+ ROW() -1)" office:value-type="string" office:string-value="-3 1" calcext:value-type="string">
            <text:p>-3 1</text:p>
          </table:table-cell>
          <table:table-cell table:style-name="ce7" table:formula="of:=COM.MICROSOFT.CONCAT(-12 + COLUMN() - 1; &quot; &quot;; -12+ ROW() -1)" office:value-type="string" office:string-value="-2 1" calcext:value-type="string">
            <text:p>-2 1</text:p>
          </table:table-cell>
          <table:table-cell table:style-name="ce7" table:formula="of:=COM.MICROSOFT.CONCAT(-12 + COLUMN() - 1; &quot; &quot;; -12+ ROW() -1)" office:value-type="string" office:string-value="-1 1" calcext:value-type="string">
            <text:p>-1 1</text:p>
          </table:table-cell>
          <table:table-cell table:style-name="ce5" table:formula="of:=COM.MICROSOFT.CONCAT(-12 + COLUMN() - 1; &quot; &quot;; -12+ ROW() -1)" office:value-type="string" office:string-value="0 1" calcext:value-type="string">
            <text:p>0 1</text:p>
          </table:table-cell>
          <table:table-cell table:style-name="ce9" table:formula="of:=COM.MICROSOFT.CONCAT(-12 + COLUMN() - 1; &quot; &quot;; -12+ ROW() -1)" office:value-type="string" office:string-value="1 1" calcext:value-type="string">
            <text:p>1 1</text:p>
          </table:table-cell>
          <table:table-cell table:style-name="ce9" table:formula="of:=COM.MICROSOFT.CONCAT(-12 + COLUMN() - 1; &quot; &quot;; -12+ ROW() -1)" office:value-type="string" office:string-value="2 1" calcext:value-type="string">
            <text:p>2 1</text:p>
          </table:table-cell>
          <table:table-cell table:formula="of:=COM.MICROSOFT.CONCAT(-12 + COLUMN() - 1; &quot; &quot;; -12+ ROW() -1)" office:value-type="string" office:string-value="3 1" calcext:value-type="string">
            <text:p>3 1</text:p>
          </table:table-cell>
          <table:table-cell table:formula="of:=COM.MICROSOFT.CONCAT(-12 + COLUMN() - 1; &quot; &quot;; -12+ ROW() -1)" office:value-type="string" office:string-value="4 1" calcext:value-type="string">
            <text:p>4 1</text:p>
          </table:table-cell>
          <table:table-cell table:formula="of:=COM.MICROSOFT.CONCAT(-12 + COLUMN() - 1; &quot; &quot;; -12+ ROW() -1)" office:value-type="string" office:string-value="5 1" calcext:value-type="string">
            <text:p>5 1</text:p>
          </table:table-cell>
          <table:table-cell table:formula="of:=COM.MICROSOFT.CONCAT(-12 + COLUMN() - 1; &quot; &quot;; -12+ ROW() -1)" office:value-type="string" office:string-value="6 1" calcext:value-type="string">
            <text:p>6 1</text:p>
          </table:table-cell>
          <table:table-cell table:formula="of:=COM.MICROSOFT.CONCAT(-12 + COLUMN() - 1; &quot; &quot;; -12+ ROW() -1)" office:value-type="string" office:string-value="7 1" calcext:value-type="string">
            <text:p>7 1</text:p>
          </table:table-cell>
          <table:table-cell table:formula="of:=COM.MICROSOFT.CONCAT(-12 + COLUMN() - 1; &quot; &quot;; -12+ ROW() -1)" office:value-type="string" office:string-value="8 1" calcext:value-type="string">
            <text:p>8 1</text:p>
          </table:table-cell>
          <table:table-cell table:formula="of:=COM.MICROSOFT.CONCAT(-12 + COLUMN() - 1; &quot; &quot;; -12+ ROW() -1)" office:value-type="string" office:string-value="9 1" calcext:value-type="string">
            <text:p>9 1</text:p>
          </table:table-cell>
          <table:table-cell table:formula="of:=COM.MICROSOFT.CONCAT(-12 + COLUMN() - 1; &quot; &quot;; -12+ ROW() -1)" office:value-type="string" office:string-value="10 1" calcext:value-type="string">
            <text:p>10 1</text:p>
          </table:table-cell>
          <table:table-cell table:formula="of:=COM.MICROSOFT.CONCAT(-12 + COLUMN() - 1; &quot; &quot;; -12+ ROW() -1)" office:value-type="string" office:string-value="11 1" calcext:value-type="string">
            <text:p>11 1</text:p>
          </table:table-cell>
          <table:table-cell table:formula="of:=COM.MICROSOFT.CONCAT(-12 + COLUMN() - 1; &quot; &quot;; -12+ ROW() -1)" office:value-type="string" office:string-value="12 1" calcext:value-type="string">
            <text:p>12 1</text:p>
          </table:table-cell>
          <table:table-cell/>
          <table:table-cell table:formula="of:=(-12 + COLUMN() - 26 - 1) + 12 +  (((-12+ ROW() -1) + 12) * 25)" office:value-type="float" office:value="325" calcext:value-type="float">
            <text:p>325</text:p>
          </table:table-cell>
          <table:table-cell table:formula="of:=(-12 + COLUMN() - 26 - 1) + 12 +  (((-12+ ROW() -1) + 12) * 25)" office:value-type="float" office:value="326" calcext:value-type="float">
            <text:p>326</text:p>
          </table:table-cell>
          <table:table-cell table:formula="of:=(-12 + COLUMN() - 26 - 1) + 12 +  (((-12+ ROW() -1) + 12) * 25)" office:value-type="float" office:value="327" calcext:value-type="float">
            <text:p>327</text:p>
          </table:table-cell>
          <table:table-cell table:formula="of:=(-12 + COLUMN() - 26 - 1) + 12 +  (((-12+ ROW() -1) + 12) * 25)" office:value-type="float" office:value="328" calcext:value-type="float">
            <text:p>328</text:p>
          </table:table-cell>
          <table:table-cell table:formula="of:=(-12 + COLUMN() - 26 - 1) + 12 +  (((-12+ ROW() -1) + 12) * 25)" office:value-type="float" office:value="329" calcext:value-type="float">
            <text:p>329</text:p>
          </table:table-cell>
          <table:table-cell table:formula="of:=(-12 + COLUMN() - 26 - 1) + 12 +  (((-12+ ROW() -1) + 12) * 25)" office:value-type="float" office:value="330" calcext:value-type="float">
            <text:p>330</text:p>
          </table:table-cell>
          <table:table-cell table:formula="of:=(-12 + COLUMN() - 26 - 1) + 12 +  (((-12+ ROW() -1) + 12) * 25)" office:value-type="float" office:value="331" calcext:value-type="float">
            <text:p>331</text:p>
          </table:table-cell>
          <table:table-cell table:formula="of:=(-12 + COLUMN() - 26 - 1) + 12 +  (((-12+ ROW() -1) + 12) * 25)" office:value-type="float" office:value="332" calcext:value-type="float">
            <text:p>332</text:p>
          </table:table-cell>
          <table:table-cell table:formula="of:=(-12 + COLUMN() - 26 - 1) + 12 +  (((-12+ ROW() -1) + 12) * 25)" office:value-type="float" office:value="333" calcext:value-type="float">
            <text:p>333</text:p>
          </table:table-cell>
          <table:table-cell table:formula="of:=(-12 + COLUMN() - 26 - 1) + 12 +  (((-12+ ROW() -1) + 12) * 25)" office:value-type="float" office:value="334" calcext:value-type="float">
            <text:p>334</text:p>
          </table:table-cell>
          <table:table-cell table:formula="of:=(-12 + COLUMN() - 26 - 1) + 12 +  (((-12+ ROW() -1) + 12) * 25)" office:value-type="float" office:value="335" calcext:value-type="float">
            <text:p>335</text:p>
          </table:table-cell>
          <table:table-cell table:formula="of:=(-12 + COLUMN() - 26 - 1) + 12 +  (((-12+ ROW() -1) + 12) * 25)" office:value-type="float" office:value="336" calcext:value-type="float">
            <text:p>336</text:p>
          </table:table-cell>
          <table:table-cell table:formula="of:=(-12 + COLUMN() - 26 - 1) + 12 +  (((-12+ ROW() -1) + 12) * 25)" office:value-type="float" office:value="337" calcext:value-type="float">
            <text:p>337</text:p>
          </table:table-cell>
          <table:table-cell table:formula="of:=(-12 + COLUMN() - 26 - 1) + 12 +  (((-12+ ROW() -1) + 12) * 25)" office:value-type="float" office:value="338" calcext:value-type="float">
            <text:p>338</text:p>
          </table:table-cell>
          <table:table-cell table:formula="of:=(-12 + COLUMN() - 26 - 1) + 12 +  (((-12+ ROW() -1) + 12) * 25)" office:value-type="float" office:value="339" calcext:value-type="float">
            <text:p>339</text:p>
          </table:table-cell>
          <table:table-cell table:formula="of:=(-12 + COLUMN() - 26 - 1) + 12 +  (((-12+ ROW() -1) + 12) * 25)" office:value-type="float" office:value="340" calcext:value-type="float">
            <text:p>340</text:p>
          </table:table-cell>
          <table:table-cell table:formula="of:=(-12 + COLUMN() - 26 - 1) + 12 +  (((-12+ ROW() -1) + 12) * 25)" office:value-type="float" office:value="341" calcext:value-type="float">
            <text:p>341</text:p>
          </table:table-cell>
          <table:table-cell table:formula="of:=(-12 + COLUMN() - 26 - 1) + 12 +  (((-12+ ROW() -1) + 12) * 25)" office:value-type="float" office:value="342" calcext:value-type="float">
            <text:p>342</text:p>
          </table:table-cell>
          <table:table-cell table:formula="of:=(-12 + COLUMN() - 26 - 1) + 12 +  (((-12+ ROW() -1) + 12) * 25)" office:value-type="float" office:value="343" calcext:value-type="float">
            <text:p>343</text:p>
          </table:table-cell>
          <table:table-cell table:formula="of:=(-12 + COLUMN() - 26 - 1) + 12 +  (((-12+ ROW() -1) + 12) * 25)" office:value-type="float" office:value="344" calcext:value-type="float">
            <text:p>344</text:p>
          </table:table-cell>
          <table:table-cell table:formula="of:=(-12 + COLUMN() - 26 - 1) + 12 +  (((-12+ ROW() -1) + 12) * 25)" office:value-type="float" office:value="345" calcext:value-type="float">
            <text:p>345</text:p>
          </table:table-cell>
          <table:table-cell table:formula="of:=(-12 + COLUMN() - 26 - 1) + 12 +  (((-12+ ROW() -1) + 12) * 25)" office:value-type="float" office:value="346" calcext:value-type="float">
            <text:p>346</text:p>
          </table:table-cell>
          <table:table-cell table:formula="of:=(-12 + COLUMN() - 26 - 1) + 12 +  (((-12+ ROW() -1) + 12) * 25)" office:value-type="float" office:value="347" calcext:value-type="float">
            <text:p>347</text:p>
          </table:table-cell>
          <table:table-cell table:formula="of:=(-12 + COLUMN() - 26 - 1) + 12 +  (((-12+ ROW() -1) + 12) * 25)" office:value-type="float" office:value="348" calcext:value-type="float">
            <text:p>348</text:p>
          </table:table-cell>
          <table:table-cell table:formula="of:=(-12 + COLUMN() - 26 - 1) + 12 +  (((-12+ ROW() -1) + 12) * 25)" office:value-type="float" office:value="349" calcext:value-type="float">
            <text:p>3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2" calcext:value-type="string">
            <text:p>-12 2</text:p>
          </table:table-cell>
          <table:table-cell table:formula="of:=COM.MICROSOFT.CONCAT(-12 + COLUMN() - 1; &quot; &quot;; -12+ ROW() -1)" office:value-type="string" office:string-value="-11 2" calcext:value-type="string">
            <text:p>-11 2</text:p>
          </table:table-cell>
          <table:table-cell table:formula="of:=COM.MICROSOFT.CONCAT(-12 + COLUMN() - 1; &quot; &quot;; -12+ ROW() -1)" office:value-type="string" office:string-value="-10 2" calcext:value-type="string">
            <text:p>-10 2</text:p>
          </table:table-cell>
          <table:table-cell table:formula="of:=COM.MICROSOFT.CONCAT(-12 + COLUMN() - 1; &quot; &quot;; -12+ ROW() -1)" office:value-type="string" office:string-value="-9 2" calcext:value-type="string">
            <text:p>-9 2</text:p>
          </table:table-cell>
          <table:table-cell table:formula="of:=COM.MICROSOFT.CONCAT(-12 + COLUMN() - 1; &quot; &quot;; -12+ ROW() -1)" office:value-type="string" office:string-value="-8 2" calcext:value-type="string">
            <text:p>-8 2</text:p>
          </table:table-cell>
          <table:table-cell table:formula="of:=COM.MICROSOFT.CONCAT(-12 + COLUMN() - 1; &quot; &quot;; -12+ ROW() -1)" office:value-type="string" office:string-value="-7 2" calcext:value-type="string">
            <text:p>-7 2</text:p>
          </table:table-cell>
          <table:table-cell table:formula="of:=COM.MICROSOFT.CONCAT(-12 + COLUMN() - 1; &quot; &quot;; -12+ ROW() -1)" office:value-type="string" office:string-value="-6 2" calcext:value-type="string">
            <text:p>-6 2</text:p>
          </table:table-cell>
          <table:table-cell table:formula="of:=COM.MICROSOFT.CONCAT(-12 + COLUMN() - 1; &quot; &quot;; -12+ ROW() -1)" office:value-type="string" office:string-value="-5 2" calcext:value-type="string">
            <text:p>-5 2</text:p>
          </table:table-cell>
          <table:table-cell table:formula="of:=COM.MICROSOFT.CONCAT(-12 + COLUMN() - 1; &quot; &quot;; -12+ ROW() -1)" office:value-type="string" office:string-value="-4 2" calcext:value-type="string">
            <text:p>-4 2</text:p>
          </table:table-cell>
          <table:table-cell table:formula="of:=COM.MICROSOFT.CONCAT(-12 + COLUMN() - 1; &quot; &quot;; -12+ ROW() -1)" office:value-type="string" office:string-value="-3 2" calcext:value-type="string">
            <text:p>-3 2</text:p>
          </table:table-cell>
          <table:table-cell table:style-name="ce5" table:formula="of:=COM.MICROSOFT.CONCAT(-12 + COLUMN() - 1; &quot; &quot;; -12+ ROW() -1)" office:value-type="string" office:string-value="-2 2" calcext:value-type="string">
            <text:p>-2 2</text:p>
          </table:table-cell>
          <table:table-cell table:style-name="ce5" table:formula="of:=COM.MICROSOFT.CONCAT(-12 + COLUMN() - 1; &quot; &quot;; -12+ ROW() -1)" office:value-type="string" office:string-value="-1 2" calcext:value-type="string">
            <text:p>-1 2</text:p>
          </table:table-cell>
          <table:table-cell table:style-name="ce9" table:formula="of:=COM.MICROSOFT.CONCAT(-12 + COLUMN() - 1; &quot; &quot;; -12+ ROW() -1)" office:value-type="string" office:string-value="0 2" calcext:value-type="string">
            <text:p>0 2</text:p>
          </table:table-cell>
          <table:table-cell table:style-name="ce9" table:formula="of:=COM.MICROSOFT.CONCAT(-12 + COLUMN() - 1; &quot; &quot;; -12+ ROW() -1)" office:value-type="string" office:string-value="1 2" calcext:value-type="string">
            <text:p>1 2</text:p>
          </table:table-cell>
          <table:table-cell table:formula="of:=COM.MICROSOFT.CONCAT(-12 + COLUMN() - 1; &quot; &quot;; -12+ ROW() -1)" office:value-type="string" office:string-value="2 2" calcext:value-type="string">
            <text:p>2 2</text:p>
          </table:table-cell>
          <table:table-cell table:formula="of:=COM.MICROSOFT.CONCAT(-12 + COLUMN() - 1; &quot; &quot;; -12+ ROW() -1)" office:value-type="string" office:string-value="3 2" calcext:value-type="string">
            <text:p>3 2</text:p>
          </table:table-cell>
          <table:table-cell table:formula="of:=COM.MICROSOFT.CONCAT(-12 + COLUMN() - 1; &quot; &quot;; -12+ ROW() -1)" office:value-type="string" office:string-value="4 2" calcext:value-type="string">
            <text:p>4 2</text:p>
          </table:table-cell>
          <table:table-cell table:formula="of:=COM.MICROSOFT.CONCAT(-12 + COLUMN() - 1; &quot; &quot;; -12+ ROW() -1)" office:value-type="string" office:string-value="5 2" calcext:value-type="string">
            <text:p>5 2</text:p>
          </table:table-cell>
          <table:table-cell table:formula="of:=COM.MICROSOFT.CONCAT(-12 + COLUMN() - 1; &quot; &quot;; -12+ ROW() -1)" office:value-type="string" office:string-value="6 2" calcext:value-type="string">
            <text:p>6 2</text:p>
          </table:table-cell>
          <table:table-cell table:formula="of:=COM.MICROSOFT.CONCAT(-12 + COLUMN() - 1; &quot; &quot;; -12+ ROW() -1)" office:value-type="string" office:string-value="7 2" calcext:value-type="string">
            <text:p>7 2</text:p>
          </table:table-cell>
          <table:table-cell table:formula="of:=COM.MICROSOFT.CONCAT(-12 + COLUMN() - 1; &quot; &quot;; -12+ ROW() -1)" office:value-type="string" office:string-value="8 2" calcext:value-type="string">
            <text:p>8 2</text:p>
          </table:table-cell>
          <table:table-cell table:formula="of:=COM.MICROSOFT.CONCAT(-12 + COLUMN() - 1; &quot; &quot;; -12+ ROW() -1)" office:value-type="string" office:string-value="9 2" calcext:value-type="string">
            <text:p>9 2</text:p>
          </table:table-cell>
          <table:table-cell table:formula="of:=COM.MICROSOFT.CONCAT(-12 + COLUMN() - 1; &quot; &quot;; -12+ ROW() -1)" office:value-type="string" office:string-value="10 2" calcext:value-type="string">
            <text:p>10 2</text:p>
          </table:table-cell>
          <table:table-cell table:formula="of:=COM.MICROSOFT.CONCAT(-12 + COLUMN() - 1; &quot; &quot;; -12+ ROW() -1)" office:value-type="string" office:string-value="11 2" calcext:value-type="string">
            <text:p>11 2</text:p>
          </table:table-cell>
          <table:table-cell table:formula="of:=COM.MICROSOFT.CONCAT(-12 + COLUMN() - 1; &quot; &quot;; -12+ ROW() -1)" office:value-type="string" office:string-value="12 2" calcext:value-type="string">
            <text:p>12 2</text:p>
          </table:table-cell>
          <table:table-cell/>
          <table:table-cell table:formula="of:=(-12 + COLUMN() - 26 - 1) + 12 +  (((-12+ ROW() -1) + 12) * 25)" office:value-type="float" office:value="350" calcext:value-type="float">
            <text:p>350</text:p>
          </table:table-cell>
          <table:table-cell table:formula="of:=(-12 + COLUMN() - 26 - 1) + 12 +  (((-12+ ROW() -1) + 12) * 25)" office:value-type="float" office:value="351" calcext:value-type="float">
            <text:p>351</text:p>
          </table:table-cell>
          <table:table-cell table:formula="of:=(-12 + COLUMN() - 26 - 1) + 12 +  (((-12+ ROW() -1) + 12) * 25)" office:value-type="float" office:value="352" calcext:value-type="float">
            <text:p>352</text:p>
          </table:table-cell>
          <table:table-cell table:formula="of:=(-12 + COLUMN() - 26 - 1) + 12 +  (((-12+ ROW() -1) + 12) * 25)" office:value-type="float" office:value="353" calcext:value-type="float">
            <text:p>353</text:p>
          </table:table-cell>
          <table:table-cell table:formula="of:=(-12 + COLUMN() - 26 - 1) + 12 +  (((-12+ ROW() -1) + 12) * 25)" office:value-type="float" office:value="354" calcext:value-type="float">
            <text:p>354</text:p>
          </table:table-cell>
          <table:table-cell table:formula="of:=(-12 + COLUMN() - 26 - 1) + 12 +  (((-12+ ROW() -1) + 12) * 25)" office:value-type="float" office:value="355" calcext:value-type="float">
            <text:p>355</text:p>
          </table:table-cell>
          <table:table-cell table:formula="of:=(-12 + COLUMN() - 26 - 1) + 12 +  (((-12+ ROW() -1) + 12) * 25)" office:value-type="float" office:value="356" calcext:value-type="float">
            <text:p>356</text:p>
          </table:table-cell>
          <table:table-cell table:formula="of:=(-12 + COLUMN() - 26 - 1) + 12 +  (((-12+ ROW() -1) + 12) * 25)" office:value-type="float" office:value="357" calcext:value-type="float">
            <text:p>357</text:p>
          </table:table-cell>
          <table:table-cell table:formula="of:=(-12 + COLUMN() - 26 - 1) + 12 +  (((-12+ ROW() -1) + 12) * 25)" office:value-type="float" office:value="358" calcext:value-type="float">
            <text:p>358</text:p>
          </table:table-cell>
          <table:table-cell table:formula="of:=(-12 + COLUMN() - 26 - 1) + 12 +  (((-12+ ROW() -1) + 12) * 25)" office:value-type="float" office:value="359" calcext:value-type="float">
            <text:p>359</text:p>
          </table:table-cell>
          <table:table-cell table:formula="of:=(-12 + COLUMN() - 26 - 1) + 12 +  (((-12+ ROW() -1) + 12) * 25)" office:value-type="float" office:value="360" calcext:value-type="float">
            <text:p>360</text:p>
          </table:table-cell>
          <table:table-cell table:formula="of:=(-12 + COLUMN() - 26 - 1) + 12 +  (((-12+ ROW() -1) + 12) * 25)" office:value-type="float" office:value="361" calcext:value-type="float">
            <text:p>361</text:p>
          </table:table-cell>
          <table:table-cell table:formula="of:=(-12 + COLUMN() - 26 - 1) + 12 +  (((-12+ ROW() -1) + 12) * 25)" office:value-type="float" office:value="362" calcext:value-type="float">
            <text:p>362</text:p>
          </table:table-cell>
          <table:table-cell table:formula="of:=(-12 + COLUMN() - 26 - 1) + 12 +  (((-12+ ROW() -1) + 12) * 25)" office:value-type="float" office:value="363" calcext:value-type="float">
            <text:p>363</text:p>
          </table:table-cell>
          <table:table-cell table:formula="of:=(-12 + COLUMN() - 26 - 1) + 12 +  (((-12+ ROW() -1) + 12) * 25)" office:value-type="float" office:value="364" calcext:value-type="float">
            <text:p>364</text:p>
          </table:table-cell>
          <table:table-cell table:formula="of:=(-12 + COLUMN() - 26 - 1) + 12 +  (((-12+ ROW() -1) + 12) * 25)" office:value-type="float" office:value="365" calcext:value-type="float">
            <text:p>365</text:p>
          </table:table-cell>
          <table:table-cell table:formula="of:=(-12 + COLUMN() - 26 - 1) + 12 +  (((-12+ ROW() -1) + 12) * 25)" office:value-type="float" office:value="366" calcext:value-type="float">
            <text:p>366</text:p>
          </table:table-cell>
          <table:table-cell table:formula="of:=(-12 + COLUMN() - 26 - 1) + 12 +  (((-12+ ROW() -1) + 12) * 25)" office:value-type="float" office:value="367" calcext:value-type="float">
            <text:p>367</text:p>
          </table:table-cell>
          <table:table-cell table:formula="of:=(-12 + COLUMN() - 26 - 1) + 12 +  (((-12+ ROW() -1) + 12) * 25)" office:value-type="float" office:value="368" calcext:value-type="float">
            <text:p>368</text:p>
          </table:table-cell>
          <table:table-cell table:formula="of:=(-12 + COLUMN() - 26 - 1) + 12 +  (((-12+ ROW() -1) + 12) * 25)" office:value-type="float" office:value="369" calcext:value-type="float">
            <text:p>369</text:p>
          </table:table-cell>
          <table:table-cell table:formula="of:=(-12 + COLUMN() - 26 - 1) + 12 +  (((-12+ ROW() -1) + 12) * 25)" office:value-type="float" office:value="370" calcext:value-type="float">
            <text:p>370</text:p>
          </table:table-cell>
          <table:table-cell table:formula="of:=(-12 + COLUMN() - 26 - 1) + 12 +  (((-12+ ROW() -1) + 12) * 25)" office:value-type="float" office:value="371" calcext:value-type="float">
            <text:p>371</text:p>
          </table:table-cell>
          <table:table-cell table:formula="of:=(-12 + COLUMN() - 26 - 1) + 12 +  (((-12+ ROW() -1) + 12) * 25)" office:value-type="float" office:value="372" calcext:value-type="float">
            <text:p>372</text:p>
          </table:table-cell>
          <table:table-cell table:formula="of:=(-12 + COLUMN() - 26 - 1) + 12 +  (((-12+ ROW() -1) + 12) * 25)" office:value-type="float" office:value="373" calcext:value-type="float">
            <text:p>373</text:p>
          </table:table-cell>
          <table:table-cell table:formula="of:=(-12 + COLUMN() - 26 - 1) + 12 +  (((-12+ ROW() -1) + 12) * 25)" office:value-type="float" office:value="374" calcext:value-type="float">
            <text:p>3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3" calcext:value-type="string">
            <text:p>-12 3</text:p>
          </table:table-cell>
          <table:table-cell table:formula="of:=COM.MICROSOFT.CONCAT(-12 + COLUMN() - 1; &quot; &quot;; -12+ ROW() -1)" office:value-type="string" office:string-value="-11 3" calcext:value-type="string">
            <text:p>-11 3</text:p>
          </table:table-cell>
          <table:table-cell table:formula="of:=COM.MICROSOFT.CONCAT(-12 + COLUMN() - 1; &quot; &quot;; -12+ ROW() -1)" office:value-type="string" office:string-value="-10 3" calcext:value-type="string">
            <text:p>-10 3</text:p>
          </table:table-cell>
          <table:table-cell table:formula="of:=COM.MICROSOFT.CONCAT(-12 + COLUMN() - 1; &quot; &quot;; -12+ ROW() -1)" office:value-type="string" office:string-value="-9 3" calcext:value-type="string">
            <text:p>-9 3</text:p>
          </table:table-cell>
          <table:table-cell table:formula="of:=COM.MICROSOFT.CONCAT(-12 + COLUMN() - 1; &quot; &quot;; -12+ ROW() -1)" office:value-type="string" office:string-value="-8 3" calcext:value-type="string">
            <text:p>-8 3</text:p>
          </table:table-cell>
          <table:table-cell table:formula="of:=COM.MICROSOFT.CONCAT(-12 + COLUMN() - 1; &quot; &quot;; -12+ ROW() -1)" office:value-type="string" office:string-value="-7 3" calcext:value-type="string">
            <text:p>-7 3</text:p>
          </table:table-cell>
          <table:table-cell table:formula="of:=COM.MICROSOFT.CONCAT(-12 + COLUMN() - 1; &quot; &quot;; -12+ ROW() -1)" office:value-type="string" office:string-value="-6 3" calcext:value-type="string">
            <text:p>-6 3</text:p>
          </table:table-cell>
          <table:table-cell table:formula="of:=COM.MICROSOFT.CONCAT(-12 + COLUMN() - 1; &quot; &quot;; -12+ ROW() -1)" office:value-type="string" office:string-value="-5 3" calcext:value-type="string">
            <text:p>-5 3</text:p>
          </table:table-cell>
          <table:table-cell table:formula="of:=COM.MICROSOFT.CONCAT(-12 + COLUMN() - 1; &quot; &quot;; -12+ ROW() -1)" office:value-type="string" office:string-value="-4 3" calcext:value-type="string">
            <text:p>-4 3</text:p>
          </table:table-cell>
          <table:table-cell table:formula="of:=COM.MICROSOFT.CONCAT(-12 + COLUMN() - 1; &quot; &quot;; -12+ ROW() -1)" office:value-type="string" office:string-value="-3 3" calcext:value-type="string">
            <text:p>-3 3</text:p>
          </table:table-cell>
          <table:table-cell table:formula="of:=COM.MICROSOFT.CONCAT(-12 + COLUMN() - 1; &quot; &quot;; -12+ ROW() -1)" office:value-type="string" office:string-value="-2 3" calcext:value-type="string">
            <text:p>-2 3</text:p>
          </table:table-cell>
          <table:table-cell table:formula="of:=COM.MICROSOFT.CONCAT(-12 + COLUMN() - 1; &quot; &quot;; -12+ ROW() -1)" office:value-type="string" office:string-value="-1 3" calcext:value-type="string">
            <text:p>-1 3</text:p>
          </table:table-cell>
          <table:table-cell table:formula="of:=COM.MICROSOFT.CONCAT(-12 + COLUMN() - 1; &quot; &quot;; -12+ ROW() -1)" office:value-type="string" office:string-value="0 3" calcext:value-type="string">
            <text:p>0 3</text:p>
          </table:table-cell>
          <table:table-cell table:formula="of:=COM.MICROSOFT.CONCAT(-12 + COLUMN() - 1; &quot; &quot;; -12+ ROW() -1)" office:value-type="string" office:string-value="1 3" calcext:value-type="string">
            <text:p>1 3</text:p>
          </table:table-cell>
          <table:table-cell table:formula="of:=COM.MICROSOFT.CONCAT(-12 + COLUMN() - 1; &quot; &quot;; -12+ ROW() -1)" office:value-type="string" office:string-value="2 3" calcext:value-type="string">
            <text:p>2 3</text:p>
          </table:table-cell>
          <table:table-cell table:formula="of:=COM.MICROSOFT.CONCAT(-12 + COLUMN() - 1; &quot; &quot;; -12+ ROW() -1)" office:value-type="string" office:string-value="3 3" calcext:value-type="string">
            <text:p>3 3</text:p>
          </table:table-cell>
          <table:table-cell table:formula="of:=COM.MICROSOFT.CONCAT(-12 + COLUMN() - 1; &quot; &quot;; -12+ ROW() -1)" office:value-type="string" office:string-value="4 3" calcext:value-type="string">
            <text:p>4 3</text:p>
          </table:table-cell>
          <table:table-cell table:formula="of:=COM.MICROSOFT.CONCAT(-12 + COLUMN() - 1; &quot; &quot;; -12+ ROW() -1)" office:value-type="string" office:string-value="5 3" calcext:value-type="string">
            <text:p>5 3</text:p>
          </table:table-cell>
          <table:table-cell table:formula="of:=COM.MICROSOFT.CONCAT(-12 + COLUMN() - 1; &quot; &quot;; -12+ ROW() -1)" office:value-type="string" office:string-value="6 3" calcext:value-type="string">
            <text:p>6 3</text:p>
          </table:table-cell>
          <table:table-cell table:formula="of:=COM.MICROSOFT.CONCAT(-12 + COLUMN() - 1; &quot; &quot;; -12+ ROW() -1)" office:value-type="string" office:string-value="7 3" calcext:value-type="string">
            <text:p>7 3</text:p>
          </table:table-cell>
          <table:table-cell table:formula="of:=COM.MICROSOFT.CONCAT(-12 + COLUMN() - 1; &quot; &quot;; -12+ ROW() -1)" office:value-type="string" office:string-value="8 3" calcext:value-type="string">
            <text:p>8 3</text:p>
          </table:table-cell>
          <table:table-cell table:formula="of:=COM.MICROSOFT.CONCAT(-12 + COLUMN() - 1; &quot; &quot;; -12+ ROW() -1)" office:value-type="string" office:string-value="9 3" calcext:value-type="string">
            <text:p>9 3</text:p>
          </table:table-cell>
          <table:table-cell table:formula="of:=COM.MICROSOFT.CONCAT(-12 + COLUMN() - 1; &quot; &quot;; -12+ ROW() -1)" office:value-type="string" office:string-value="10 3" calcext:value-type="string">
            <text:p>10 3</text:p>
          </table:table-cell>
          <table:table-cell table:formula="of:=COM.MICROSOFT.CONCAT(-12 + COLUMN() - 1; &quot; &quot;; -12+ ROW() -1)" office:value-type="string" office:string-value="11 3" calcext:value-type="string">
            <text:p>11 3</text:p>
          </table:table-cell>
          <table:table-cell table:formula="of:=COM.MICROSOFT.CONCAT(-12 + COLUMN() - 1; &quot; &quot;; -12+ ROW() -1)" office:value-type="string" office:string-value="12 3" calcext:value-type="string">
            <text:p>12 3</text:p>
          </table:table-cell>
          <table:table-cell/>
          <table:table-cell table:formula="of:=(-12 + COLUMN() - 26 - 1) + 12 +  (((-12+ ROW() -1) + 12) * 25)" office:value-type="float" office:value="375" calcext:value-type="float">
            <text:p>375</text:p>
          </table:table-cell>
          <table:table-cell table:formula="of:=(-12 + COLUMN() - 26 - 1) + 12 +  (((-12+ ROW() -1) + 12) * 25)" office:value-type="float" office:value="376" calcext:value-type="float">
            <text:p>376</text:p>
          </table:table-cell>
          <table:table-cell table:formula="of:=(-12 + COLUMN() - 26 - 1) + 12 +  (((-12+ ROW() -1) + 12) * 25)" office:value-type="float" office:value="377" calcext:value-type="float">
            <text:p>377</text:p>
          </table:table-cell>
          <table:table-cell table:formula="of:=(-12 + COLUMN() - 26 - 1) + 12 +  (((-12+ ROW() -1) + 12) * 25)" office:value-type="float" office:value="378" calcext:value-type="float">
            <text:p>378</text:p>
          </table:table-cell>
          <table:table-cell table:formula="of:=(-12 + COLUMN() - 26 - 1) + 12 +  (((-12+ ROW() -1) + 12) * 25)" office:value-type="float" office:value="379" calcext:value-type="float">
            <text:p>379</text:p>
          </table:table-cell>
          <table:table-cell table:formula="of:=(-12 + COLUMN() - 26 - 1) + 12 +  (((-12+ ROW() -1) + 12) * 25)" office:value-type="float" office:value="380" calcext:value-type="float">
            <text:p>380</text:p>
          </table:table-cell>
          <table:table-cell table:formula="of:=(-12 + COLUMN() - 26 - 1) + 12 +  (((-12+ ROW() -1) + 12) * 25)" office:value-type="float" office:value="381" calcext:value-type="float">
            <text:p>381</text:p>
          </table:table-cell>
          <table:table-cell table:formula="of:=(-12 + COLUMN() - 26 - 1) + 12 +  (((-12+ ROW() -1) + 12) * 25)" office:value-type="float" office:value="382" calcext:value-type="float">
            <text:p>382</text:p>
          </table:table-cell>
          <table:table-cell table:formula="of:=(-12 + COLUMN() - 26 - 1) + 12 +  (((-12+ ROW() -1) + 12) * 25)" office:value-type="float" office:value="383" calcext:value-type="float">
            <text:p>383</text:p>
          </table:table-cell>
          <table:table-cell table:formula="of:=(-12 + COLUMN() - 26 - 1) + 12 +  (((-12+ ROW() -1) + 12) * 25)" office:value-type="float" office:value="384" calcext:value-type="float">
            <text:p>384</text:p>
          </table:table-cell>
          <table:table-cell table:formula="of:=(-12 + COLUMN() - 26 - 1) + 12 +  (((-12+ ROW() -1) + 12) * 25)" office:value-type="float" office:value="385" calcext:value-type="float">
            <text:p>385</text:p>
          </table:table-cell>
          <table:table-cell table:formula="of:=(-12 + COLUMN() - 26 - 1) + 12 +  (((-12+ ROW() -1) + 12) * 25)" office:value-type="float" office:value="386" calcext:value-type="float">
            <text:p>386</text:p>
          </table:table-cell>
          <table:table-cell table:formula="of:=(-12 + COLUMN() - 26 - 1) + 12 +  (((-12+ ROW() -1) + 12) * 25)" office:value-type="float" office:value="387" calcext:value-type="float">
            <text:p>387</text:p>
          </table:table-cell>
          <table:table-cell table:formula="of:=(-12 + COLUMN() - 26 - 1) + 12 +  (((-12+ ROW() -1) + 12) * 25)" office:value-type="float" office:value="388" calcext:value-type="float">
            <text:p>388</text:p>
          </table:table-cell>
          <table:table-cell table:formula="of:=(-12 + COLUMN() - 26 - 1) + 12 +  (((-12+ ROW() -1) + 12) * 25)" office:value-type="float" office:value="389" calcext:value-type="float">
            <text:p>389</text:p>
          </table:table-cell>
          <table:table-cell table:formula="of:=(-12 + COLUMN() - 26 - 1) + 12 +  (((-12+ ROW() -1) + 12) * 25)" office:value-type="float" office:value="390" calcext:value-type="float">
            <text:p>390</text:p>
          </table:table-cell>
          <table:table-cell table:formula="of:=(-12 + COLUMN() - 26 - 1) + 12 +  (((-12+ ROW() -1) + 12) * 25)" office:value-type="float" office:value="391" calcext:value-type="float">
            <text:p>391</text:p>
          </table:table-cell>
          <table:table-cell table:formula="of:=(-12 + COLUMN() - 26 - 1) + 12 +  (((-12+ ROW() -1) + 12) * 25)" office:value-type="float" office:value="392" calcext:value-type="float">
            <text:p>392</text:p>
          </table:table-cell>
          <table:table-cell table:formula="of:=(-12 + COLUMN() - 26 - 1) + 12 +  (((-12+ ROW() -1) + 12) * 25)" office:value-type="float" office:value="393" calcext:value-type="float">
            <text:p>393</text:p>
          </table:table-cell>
          <table:table-cell table:formula="of:=(-12 + COLUMN() - 26 - 1) + 12 +  (((-12+ ROW() -1) + 12) * 25)" office:value-type="float" office:value="394" calcext:value-type="float">
            <text:p>394</text:p>
          </table:table-cell>
          <table:table-cell table:formula="of:=(-12 + COLUMN() - 26 - 1) + 12 +  (((-12+ ROW() -1) + 12) * 25)" office:value-type="float" office:value="395" calcext:value-type="float">
            <text:p>395</text:p>
          </table:table-cell>
          <table:table-cell table:formula="of:=(-12 + COLUMN() - 26 - 1) + 12 +  (((-12+ ROW() -1) + 12) * 25)" office:value-type="float" office:value="396" calcext:value-type="float">
            <text:p>396</text:p>
          </table:table-cell>
          <table:table-cell table:formula="of:=(-12 + COLUMN() - 26 - 1) + 12 +  (((-12+ ROW() -1) + 12) * 25)" office:value-type="float" office:value="397" calcext:value-type="float">
            <text:p>397</text:p>
          </table:table-cell>
          <table:table-cell table:formula="of:=(-12 + COLUMN() - 26 - 1) + 12 +  (((-12+ ROW() -1) + 12) * 25)" office:value-type="float" office:value="398" calcext:value-type="float">
            <text:p>398</text:p>
          </table:table-cell>
          <table:table-cell table:formula="of:=(-12 + COLUMN() - 26 - 1) + 12 +  (((-12+ ROW() -1) + 12) * 25)" office:value-type="float" office:value="399" calcext:value-type="float">
            <text:p>3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4" calcext:value-type="string">
            <text:p>-12 4</text:p>
          </table:table-cell>
          <table:table-cell table:formula="of:=COM.MICROSOFT.CONCAT(-12 + COLUMN() - 1; &quot; &quot;; -12+ ROW() -1)" office:value-type="string" office:string-value="-11 4" calcext:value-type="string">
            <text:p>-11 4</text:p>
          </table:table-cell>
          <table:table-cell table:formula="of:=COM.MICROSOFT.CONCAT(-12 + COLUMN() - 1; &quot; &quot;; -12+ ROW() -1)" office:value-type="string" office:string-value="-10 4" calcext:value-type="string">
            <text:p>-10 4</text:p>
          </table:table-cell>
          <table:table-cell table:formula="of:=COM.MICROSOFT.CONCAT(-12 + COLUMN() - 1; &quot; &quot;; -12+ ROW() -1)" office:value-type="string" office:string-value="-9 4" calcext:value-type="string">
            <text:p>-9 4</text:p>
          </table:table-cell>
          <table:table-cell table:formula="of:=COM.MICROSOFT.CONCAT(-12 + COLUMN() - 1; &quot; &quot;; -12+ ROW() -1)" office:value-type="string" office:string-value="-8 4" calcext:value-type="string">
            <text:p>-8 4</text:p>
          </table:table-cell>
          <table:table-cell table:formula="of:=COM.MICROSOFT.CONCAT(-12 + COLUMN() - 1; &quot; &quot;; -12+ ROW() -1)" office:value-type="string" office:string-value="-7 4" calcext:value-type="string">
            <text:p>-7 4</text:p>
          </table:table-cell>
          <table:table-cell table:formula="of:=COM.MICROSOFT.CONCAT(-12 + COLUMN() - 1; &quot; &quot;; -12+ ROW() -1)" office:value-type="string" office:string-value="-6 4" calcext:value-type="string">
            <text:p>-6 4</text:p>
          </table:table-cell>
          <table:table-cell table:formula="of:=COM.MICROSOFT.CONCAT(-12 + COLUMN() - 1; &quot; &quot;; -12+ ROW() -1)" office:value-type="string" office:string-value="-5 4" calcext:value-type="string">
            <text:p>-5 4</text:p>
          </table:table-cell>
          <table:table-cell table:formula="of:=COM.MICROSOFT.CONCAT(-12 + COLUMN() - 1; &quot; &quot;; -12+ ROW() -1)" office:value-type="string" office:string-value="-4 4" calcext:value-type="string">
            <text:p>-4 4</text:p>
          </table:table-cell>
          <table:table-cell table:formula="of:=COM.MICROSOFT.CONCAT(-12 + COLUMN() - 1; &quot; &quot;; -12+ ROW() -1)" office:value-type="string" office:string-value="-3 4" calcext:value-type="string">
            <text:p>-3 4</text:p>
          </table:table-cell>
          <table:table-cell table:formula="of:=COM.MICROSOFT.CONCAT(-12 + COLUMN() - 1; &quot; &quot;; -12+ ROW() -1)" office:value-type="string" office:string-value="-2 4" calcext:value-type="string">
            <text:p>-2 4</text:p>
          </table:table-cell>
          <table:table-cell table:formula="of:=COM.MICROSOFT.CONCAT(-12 + COLUMN() - 1; &quot; &quot;; -12+ ROW() -1)" office:value-type="string" office:string-value="-1 4" calcext:value-type="string">
            <text:p>-1 4</text:p>
          </table:table-cell>
          <table:table-cell table:formula="of:=COM.MICROSOFT.CONCAT(-12 + COLUMN() - 1; &quot; &quot;; -12+ ROW() -1)" office:value-type="string" office:string-value="0 4" calcext:value-type="string">
            <text:p>0 4</text:p>
          </table:table-cell>
          <table:table-cell table:formula="of:=COM.MICROSOFT.CONCAT(-12 + COLUMN() - 1; &quot; &quot;; -12+ ROW() -1)" office:value-type="string" office:string-value="1 4" calcext:value-type="string">
            <text:p>1 4</text:p>
          </table:table-cell>
          <table:table-cell table:formula="of:=COM.MICROSOFT.CONCAT(-12 + COLUMN() - 1; &quot; &quot;; -12+ ROW() -1)" office:value-type="string" office:string-value="2 4" calcext:value-type="string">
            <text:p>2 4</text:p>
          </table:table-cell>
          <table:table-cell table:formula="of:=COM.MICROSOFT.CONCAT(-12 + COLUMN() - 1; &quot; &quot;; -12+ ROW() -1)" office:value-type="string" office:string-value="3 4" calcext:value-type="string">
            <text:p>3 4</text:p>
          </table:table-cell>
          <table:table-cell table:formula="of:=COM.MICROSOFT.CONCAT(-12 + COLUMN() - 1; &quot; &quot;; -12+ ROW() -1)" office:value-type="string" office:string-value="4 4" calcext:value-type="string">
            <text:p>4 4</text:p>
          </table:table-cell>
          <table:table-cell table:formula="of:=COM.MICROSOFT.CONCAT(-12 + COLUMN() - 1; &quot; &quot;; -12+ ROW() -1)" office:value-type="string" office:string-value="5 4" calcext:value-type="string">
            <text:p>5 4</text:p>
          </table:table-cell>
          <table:table-cell table:formula="of:=COM.MICROSOFT.CONCAT(-12 + COLUMN() - 1; &quot; &quot;; -12+ ROW() -1)" office:value-type="string" office:string-value="6 4" calcext:value-type="string">
            <text:p>6 4</text:p>
          </table:table-cell>
          <table:table-cell table:formula="of:=COM.MICROSOFT.CONCAT(-12 + COLUMN() - 1; &quot; &quot;; -12+ ROW() -1)" office:value-type="string" office:string-value="7 4" calcext:value-type="string">
            <text:p>7 4</text:p>
          </table:table-cell>
          <table:table-cell table:formula="of:=COM.MICROSOFT.CONCAT(-12 + COLUMN() - 1; &quot; &quot;; -12+ ROW() -1)" office:value-type="string" office:string-value="8 4" calcext:value-type="string">
            <text:p>8 4</text:p>
          </table:table-cell>
          <table:table-cell table:formula="of:=COM.MICROSOFT.CONCAT(-12 + COLUMN() - 1; &quot; &quot;; -12+ ROW() -1)" office:value-type="string" office:string-value="9 4" calcext:value-type="string">
            <text:p>9 4</text:p>
          </table:table-cell>
          <table:table-cell table:formula="of:=COM.MICROSOFT.CONCAT(-12 + COLUMN() - 1; &quot; &quot;; -12+ ROW() -1)" office:value-type="string" office:string-value="10 4" calcext:value-type="string">
            <text:p>10 4</text:p>
          </table:table-cell>
          <table:table-cell table:formula="of:=COM.MICROSOFT.CONCAT(-12 + COLUMN() - 1; &quot; &quot;; -12+ ROW() -1)" office:value-type="string" office:string-value="11 4" calcext:value-type="string">
            <text:p>11 4</text:p>
          </table:table-cell>
          <table:table-cell table:formula="of:=COM.MICROSOFT.CONCAT(-12 + COLUMN() - 1; &quot; &quot;; -12+ ROW() -1)" office:value-type="string" office:string-value="12 4" calcext:value-type="string">
            <text:p>12 4</text:p>
          </table:table-cell>
          <table:table-cell/>
          <table:table-cell table:formula="of:=(-12 + COLUMN() - 26 - 1) + 12 +  (((-12+ ROW() -1) + 12) * 25)" office:value-type="float" office:value="400" calcext:value-type="float">
            <text:p>400</text:p>
          </table:table-cell>
          <table:table-cell table:formula="of:=(-12 + COLUMN() - 26 - 1) + 12 +  (((-12+ ROW() -1) + 12) * 25)" office:value-type="float" office:value="401" calcext:value-type="float">
            <text:p>401</text:p>
          </table:table-cell>
          <table:table-cell table:formula="of:=(-12 + COLUMN() - 26 - 1) + 12 +  (((-12+ ROW() -1) + 12) * 25)" office:value-type="float" office:value="402" calcext:value-type="float">
            <text:p>402</text:p>
          </table:table-cell>
          <table:table-cell table:formula="of:=(-12 + COLUMN() - 26 - 1) + 12 +  (((-12+ ROW() -1) + 12) * 25)" office:value-type="float" office:value="403" calcext:value-type="float">
            <text:p>403</text:p>
          </table:table-cell>
          <table:table-cell table:formula="of:=(-12 + COLUMN() - 26 - 1) + 12 +  (((-12+ ROW() -1) + 12) * 25)" office:value-type="float" office:value="404" calcext:value-type="float">
            <text:p>404</text:p>
          </table:table-cell>
          <table:table-cell table:formula="of:=(-12 + COLUMN() - 26 - 1) + 12 +  (((-12+ ROW() -1) + 12) * 25)" office:value-type="float" office:value="405" calcext:value-type="float">
            <text:p>405</text:p>
          </table:table-cell>
          <table:table-cell table:formula="of:=(-12 + COLUMN() - 26 - 1) + 12 +  (((-12+ ROW() -1) + 12) * 25)" office:value-type="float" office:value="406" calcext:value-type="float">
            <text:p>406</text:p>
          </table:table-cell>
          <table:table-cell table:formula="of:=(-12 + COLUMN() - 26 - 1) + 12 +  (((-12+ ROW() -1) + 12) * 25)" office:value-type="float" office:value="407" calcext:value-type="float">
            <text:p>407</text:p>
          </table:table-cell>
          <table:table-cell table:formula="of:=(-12 + COLUMN() - 26 - 1) + 12 +  (((-12+ ROW() -1) + 12) * 25)" office:value-type="float" office:value="408" calcext:value-type="float">
            <text:p>408</text:p>
          </table:table-cell>
          <table:table-cell table:formula="of:=(-12 + COLUMN() - 26 - 1) + 12 +  (((-12+ ROW() -1) + 12) * 25)" office:value-type="float" office:value="409" calcext:value-type="float">
            <text:p>409</text:p>
          </table:table-cell>
          <table:table-cell table:formula="of:=(-12 + COLUMN() - 26 - 1) + 12 +  (((-12+ ROW() -1) + 12) * 25)" office:value-type="float" office:value="410" calcext:value-type="float">
            <text:p>410</text:p>
          </table:table-cell>
          <table:table-cell table:formula="of:=(-12 + COLUMN() - 26 - 1) + 12 +  (((-12+ ROW() -1) + 12) * 25)" office:value-type="float" office:value="411" calcext:value-type="float">
            <text:p>411</text:p>
          </table:table-cell>
          <table:table-cell table:formula="of:=(-12 + COLUMN() - 26 - 1) + 12 +  (((-12+ ROW() -1) + 12) * 25)" office:value-type="float" office:value="412" calcext:value-type="float">
            <text:p>412</text:p>
          </table:table-cell>
          <table:table-cell table:formula="of:=(-12 + COLUMN() - 26 - 1) + 12 +  (((-12+ ROW() -1) + 12) * 25)" office:value-type="float" office:value="413" calcext:value-type="float">
            <text:p>413</text:p>
          </table:table-cell>
          <table:table-cell table:formula="of:=(-12 + COLUMN() - 26 - 1) + 12 +  (((-12+ ROW() -1) + 12) * 25)" office:value-type="float" office:value="414" calcext:value-type="float">
            <text:p>414</text:p>
          </table:table-cell>
          <table:table-cell table:formula="of:=(-12 + COLUMN() - 26 - 1) + 12 +  (((-12+ ROW() -1) + 12) * 25)" office:value-type="float" office:value="415" calcext:value-type="float">
            <text:p>415</text:p>
          </table:table-cell>
          <table:table-cell table:formula="of:=(-12 + COLUMN() - 26 - 1) + 12 +  (((-12+ ROW() -1) + 12) * 25)" office:value-type="float" office:value="416" calcext:value-type="float">
            <text:p>416</text:p>
          </table:table-cell>
          <table:table-cell table:formula="of:=(-12 + COLUMN() - 26 - 1) + 12 +  (((-12+ ROW() -1) + 12) * 25)" office:value-type="float" office:value="417" calcext:value-type="float">
            <text:p>417</text:p>
          </table:table-cell>
          <table:table-cell table:formula="of:=(-12 + COLUMN() - 26 - 1) + 12 +  (((-12+ ROW() -1) + 12) * 25)" office:value-type="float" office:value="418" calcext:value-type="float">
            <text:p>418</text:p>
          </table:table-cell>
          <table:table-cell table:formula="of:=(-12 + COLUMN() - 26 - 1) + 12 +  (((-12+ ROW() -1) + 12) * 25)" office:value-type="float" office:value="419" calcext:value-type="float">
            <text:p>419</text:p>
          </table:table-cell>
          <table:table-cell table:formula="of:=(-12 + COLUMN() - 26 - 1) + 12 +  (((-12+ ROW() -1) + 12) * 25)" office:value-type="float" office:value="420" calcext:value-type="float">
            <text:p>420</text:p>
          </table:table-cell>
          <table:table-cell table:formula="of:=(-12 + COLUMN() - 26 - 1) + 12 +  (((-12+ ROW() -1) + 12) * 25)" office:value-type="float" office:value="421" calcext:value-type="float">
            <text:p>421</text:p>
          </table:table-cell>
          <table:table-cell table:formula="of:=(-12 + COLUMN() - 26 - 1) + 12 +  (((-12+ ROW() -1) + 12) * 25)" office:value-type="float" office:value="422" calcext:value-type="float">
            <text:p>422</text:p>
          </table:table-cell>
          <table:table-cell table:formula="of:=(-12 + COLUMN() - 26 - 1) + 12 +  (((-12+ ROW() -1) + 12) * 25)" office:value-type="float" office:value="423" calcext:value-type="float">
            <text:p>423</text:p>
          </table:table-cell>
          <table:table-cell table:formula="of:=(-12 + COLUMN() - 26 - 1) + 12 +  (((-12+ ROW() -1) + 12) * 25)" office:value-type="float" office:value="424" calcext:value-type="float">
            <text:p>4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5" calcext:value-type="string">
            <text:p>-12 5</text:p>
          </table:table-cell>
          <table:table-cell table:formula="of:=COM.MICROSOFT.CONCAT(-12 + COLUMN() - 1; &quot; &quot;; -12+ ROW() -1)" office:value-type="string" office:string-value="-11 5" calcext:value-type="string">
            <text:p>-11 5</text:p>
          </table:table-cell>
          <table:table-cell table:formula="of:=COM.MICROSOFT.CONCAT(-12 + COLUMN() - 1; &quot; &quot;; -12+ ROW() -1)" office:value-type="string" office:string-value="-10 5" calcext:value-type="string">
            <text:p>-10 5</text:p>
          </table:table-cell>
          <table:table-cell table:formula="of:=COM.MICROSOFT.CONCAT(-12 + COLUMN() - 1; &quot; &quot;; -12+ ROW() -1)" office:value-type="string" office:string-value="-9 5" calcext:value-type="string">
            <text:p>-9 5</text:p>
          </table:table-cell>
          <table:table-cell table:formula="of:=COM.MICROSOFT.CONCAT(-12 + COLUMN() - 1; &quot; &quot;; -12+ ROW() -1)" office:value-type="string" office:string-value="-8 5" calcext:value-type="string">
            <text:p>-8 5</text:p>
          </table:table-cell>
          <table:table-cell table:formula="of:=COM.MICROSOFT.CONCAT(-12 + COLUMN() - 1; &quot; &quot;; -12+ ROW() -1)" office:value-type="string" office:string-value="-7 5" calcext:value-type="string">
            <text:p>-7 5</text:p>
          </table:table-cell>
          <table:table-cell table:formula="of:=COM.MICROSOFT.CONCAT(-12 + COLUMN() - 1; &quot; &quot;; -12+ ROW() -1)" office:value-type="string" office:string-value="-6 5" calcext:value-type="string">
            <text:p>-6 5</text:p>
          </table:table-cell>
          <table:table-cell table:formula="of:=COM.MICROSOFT.CONCAT(-12 + COLUMN() - 1; &quot; &quot;; -12+ ROW() -1)" office:value-type="string" office:string-value="-5 5" calcext:value-type="string">
            <text:p>-5 5</text:p>
          </table:table-cell>
          <table:table-cell table:formula="of:=COM.MICROSOFT.CONCAT(-12 + COLUMN() - 1; &quot; &quot;; -12+ ROW() -1)" office:value-type="string" office:string-value="-4 5" calcext:value-type="string">
            <text:p>-4 5</text:p>
          </table:table-cell>
          <table:table-cell table:formula="of:=COM.MICROSOFT.CONCAT(-12 + COLUMN() - 1; &quot; &quot;; -12+ ROW() -1)" office:value-type="string" office:string-value="-3 5" calcext:value-type="string">
            <text:p>-3 5</text:p>
          </table:table-cell>
          <table:table-cell table:formula="of:=COM.MICROSOFT.CONCAT(-12 + COLUMN() - 1; &quot; &quot;; -12+ ROW() -1)" office:value-type="string" office:string-value="-2 5" calcext:value-type="string">
            <text:p>-2 5</text:p>
          </table:table-cell>
          <table:table-cell table:formula="of:=COM.MICROSOFT.CONCAT(-12 + COLUMN() - 1; &quot; &quot;; -12+ ROW() -1)" office:value-type="string" office:string-value="-1 5" calcext:value-type="string">
            <text:p>-1 5</text:p>
          </table:table-cell>
          <table:table-cell table:formula="of:=COM.MICROSOFT.CONCAT(-12 + COLUMN() - 1; &quot; &quot;; -12+ ROW() -1)" office:value-type="string" office:string-value="0 5" calcext:value-type="string">
            <text:p>0 5</text:p>
          </table:table-cell>
          <table:table-cell table:formula="of:=COM.MICROSOFT.CONCAT(-12 + COLUMN() - 1; &quot; &quot;; -12+ ROW() -1)" office:value-type="string" office:string-value="1 5" calcext:value-type="string">
            <text:p>1 5</text:p>
          </table:table-cell>
          <table:table-cell table:formula="of:=COM.MICROSOFT.CONCAT(-12 + COLUMN() - 1; &quot; &quot;; -12+ ROW() -1)" office:value-type="string" office:string-value="2 5" calcext:value-type="string">
            <text:p>2 5</text:p>
          </table:table-cell>
          <table:table-cell table:formula="of:=COM.MICROSOFT.CONCAT(-12 + COLUMN() - 1; &quot; &quot;; -12+ ROW() -1)" office:value-type="string" office:string-value="3 5" calcext:value-type="string">
            <text:p>3 5</text:p>
          </table:table-cell>
          <table:table-cell table:formula="of:=COM.MICROSOFT.CONCAT(-12 + COLUMN() - 1; &quot; &quot;; -12+ ROW() -1)" office:value-type="string" office:string-value="4 5" calcext:value-type="string">
            <text:p>4 5</text:p>
          </table:table-cell>
          <table:table-cell table:formula="of:=COM.MICROSOFT.CONCAT(-12 + COLUMN() - 1; &quot; &quot;; -12+ ROW() -1)" office:value-type="string" office:string-value="5 5" calcext:value-type="string">
            <text:p>5 5</text:p>
          </table:table-cell>
          <table:table-cell table:formula="of:=COM.MICROSOFT.CONCAT(-12 + COLUMN() - 1; &quot; &quot;; -12+ ROW() -1)" office:value-type="string" office:string-value="6 5" calcext:value-type="string">
            <text:p>6 5</text:p>
          </table:table-cell>
          <table:table-cell table:formula="of:=COM.MICROSOFT.CONCAT(-12 + COLUMN() - 1; &quot; &quot;; -12+ ROW() -1)" office:value-type="string" office:string-value="7 5" calcext:value-type="string">
            <text:p>7 5</text:p>
          </table:table-cell>
          <table:table-cell table:formula="of:=COM.MICROSOFT.CONCAT(-12 + COLUMN() - 1; &quot; &quot;; -12+ ROW() -1)" office:value-type="string" office:string-value="8 5" calcext:value-type="string">
            <text:p>8 5</text:p>
          </table:table-cell>
          <table:table-cell table:formula="of:=COM.MICROSOFT.CONCAT(-12 + COLUMN() - 1; &quot; &quot;; -12+ ROW() -1)" office:value-type="string" office:string-value="9 5" calcext:value-type="string">
            <text:p>9 5</text:p>
          </table:table-cell>
          <table:table-cell table:formula="of:=COM.MICROSOFT.CONCAT(-12 + COLUMN() - 1; &quot; &quot;; -12+ ROW() -1)" office:value-type="string" office:string-value="10 5" calcext:value-type="string">
            <text:p>10 5</text:p>
          </table:table-cell>
          <table:table-cell table:formula="of:=COM.MICROSOFT.CONCAT(-12 + COLUMN() - 1; &quot; &quot;; -12+ ROW() -1)" office:value-type="string" office:string-value="11 5" calcext:value-type="string">
            <text:p>11 5</text:p>
          </table:table-cell>
          <table:table-cell table:formula="of:=COM.MICROSOFT.CONCAT(-12 + COLUMN() - 1; &quot; &quot;; -12+ ROW() -1)" office:value-type="string" office:string-value="12 5" calcext:value-type="string">
            <text:p>12 5</text:p>
          </table:table-cell>
          <table:table-cell/>
          <table:table-cell table:formula="of:=(-12 + COLUMN() - 26 - 1) + 12 +  (((-12+ ROW() -1) + 12) * 25)" office:value-type="float" office:value="425" calcext:value-type="float">
            <text:p>425</text:p>
          </table:table-cell>
          <table:table-cell table:formula="of:=(-12 + COLUMN() - 26 - 1) + 12 +  (((-12+ ROW() -1) + 12) * 25)" office:value-type="float" office:value="426" calcext:value-type="float">
            <text:p>426</text:p>
          </table:table-cell>
          <table:table-cell table:formula="of:=(-12 + COLUMN() - 26 - 1) + 12 +  (((-12+ ROW() -1) + 12) * 25)" office:value-type="float" office:value="427" calcext:value-type="float">
            <text:p>427</text:p>
          </table:table-cell>
          <table:table-cell table:formula="of:=(-12 + COLUMN() - 26 - 1) + 12 +  (((-12+ ROW() -1) + 12) * 25)" office:value-type="float" office:value="428" calcext:value-type="float">
            <text:p>428</text:p>
          </table:table-cell>
          <table:table-cell table:formula="of:=(-12 + COLUMN() - 26 - 1) + 12 +  (((-12+ ROW() -1) + 12) * 25)" office:value-type="float" office:value="429" calcext:value-type="float">
            <text:p>429</text:p>
          </table:table-cell>
          <table:table-cell table:formula="of:=(-12 + COLUMN() - 26 - 1) + 12 +  (((-12+ ROW() -1) + 12) * 25)" office:value-type="float" office:value="430" calcext:value-type="float">
            <text:p>430</text:p>
          </table:table-cell>
          <table:table-cell table:formula="of:=(-12 + COLUMN() - 26 - 1) + 12 +  (((-12+ ROW() -1) + 12) * 25)" office:value-type="float" office:value="431" calcext:value-type="float">
            <text:p>431</text:p>
          </table:table-cell>
          <table:table-cell table:formula="of:=(-12 + COLUMN() - 26 - 1) + 12 +  (((-12+ ROW() -1) + 12) * 25)" office:value-type="float" office:value="432" calcext:value-type="float">
            <text:p>432</text:p>
          </table:table-cell>
          <table:table-cell table:formula="of:=(-12 + COLUMN() - 26 - 1) + 12 +  (((-12+ ROW() -1) + 12) * 25)" office:value-type="float" office:value="433" calcext:value-type="float">
            <text:p>433</text:p>
          </table:table-cell>
          <table:table-cell table:formula="of:=(-12 + COLUMN() - 26 - 1) + 12 +  (((-12+ ROW() -1) + 12) * 25)" office:value-type="float" office:value="434" calcext:value-type="float">
            <text:p>434</text:p>
          </table:table-cell>
          <table:table-cell table:formula="of:=(-12 + COLUMN() - 26 - 1) + 12 +  (((-12+ ROW() -1) + 12) * 25)" office:value-type="float" office:value="435" calcext:value-type="float">
            <text:p>435</text:p>
          </table:table-cell>
          <table:table-cell table:formula="of:=(-12 + COLUMN() - 26 - 1) + 12 +  (((-12+ ROW() -1) + 12) * 25)" office:value-type="float" office:value="436" calcext:value-type="float">
            <text:p>436</text:p>
          </table:table-cell>
          <table:table-cell table:formula="of:=(-12 + COLUMN() - 26 - 1) + 12 +  (((-12+ ROW() -1) + 12) * 25)" office:value-type="float" office:value="437" calcext:value-type="float">
            <text:p>437</text:p>
          </table:table-cell>
          <table:table-cell table:formula="of:=(-12 + COLUMN() - 26 - 1) + 12 +  (((-12+ ROW() -1) + 12) * 25)" office:value-type="float" office:value="438" calcext:value-type="float">
            <text:p>438</text:p>
          </table:table-cell>
          <table:table-cell table:formula="of:=(-12 + COLUMN() - 26 - 1) + 12 +  (((-12+ ROW() -1) + 12) * 25)" office:value-type="float" office:value="439" calcext:value-type="float">
            <text:p>439</text:p>
          </table:table-cell>
          <table:table-cell table:formula="of:=(-12 + COLUMN() - 26 - 1) + 12 +  (((-12+ ROW() -1) + 12) * 25)" office:value-type="float" office:value="440" calcext:value-type="float">
            <text:p>440</text:p>
          </table:table-cell>
          <table:table-cell table:formula="of:=(-12 + COLUMN() - 26 - 1) + 12 +  (((-12+ ROW() -1) + 12) * 25)" office:value-type="float" office:value="441" calcext:value-type="float">
            <text:p>441</text:p>
          </table:table-cell>
          <table:table-cell table:formula="of:=(-12 + COLUMN() - 26 - 1) + 12 +  (((-12+ ROW() -1) + 12) * 25)" office:value-type="float" office:value="442" calcext:value-type="float">
            <text:p>442</text:p>
          </table:table-cell>
          <table:table-cell table:formula="of:=(-12 + COLUMN() - 26 - 1) + 12 +  (((-12+ ROW() -1) + 12) * 25)" office:value-type="float" office:value="443" calcext:value-type="float">
            <text:p>443</text:p>
          </table:table-cell>
          <table:table-cell table:formula="of:=(-12 + COLUMN() - 26 - 1) + 12 +  (((-12+ ROW() -1) + 12) * 25)" office:value-type="float" office:value="444" calcext:value-type="float">
            <text:p>444</text:p>
          </table:table-cell>
          <table:table-cell table:formula="of:=(-12 + COLUMN() - 26 - 1) + 12 +  (((-12+ ROW() -1) + 12) * 25)" office:value-type="float" office:value="445" calcext:value-type="float">
            <text:p>445</text:p>
          </table:table-cell>
          <table:table-cell table:formula="of:=(-12 + COLUMN() - 26 - 1) + 12 +  (((-12+ ROW() -1) + 12) * 25)" office:value-type="float" office:value="446" calcext:value-type="float">
            <text:p>446</text:p>
          </table:table-cell>
          <table:table-cell table:formula="of:=(-12 + COLUMN() - 26 - 1) + 12 +  (((-12+ ROW() -1) + 12) * 25)" office:value-type="float" office:value="447" calcext:value-type="float">
            <text:p>447</text:p>
          </table:table-cell>
          <table:table-cell table:formula="of:=(-12 + COLUMN() - 26 - 1) + 12 +  (((-12+ ROW() -1) + 12) * 25)" office:value-type="float" office:value="448" calcext:value-type="float">
            <text:p>448</text:p>
          </table:table-cell>
          <table:table-cell table:formula="of:=(-12 + COLUMN() - 26 - 1) + 12 +  (((-12+ ROW() -1) + 12) * 25)" office:value-type="float" office:value="449" calcext:value-type="float">
            <text:p>4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6" calcext:value-type="string">
            <text:p>-12 6</text:p>
          </table:table-cell>
          <table:table-cell table:formula="of:=COM.MICROSOFT.CONCAT(-12 + COLUMN() - 1; &quot; &quot;; -12+ ROW() -1)" office:value-type="string" office:string-value="-11 6" calcext:value-type="string">
            <text:p>-11 6</text:p>
          </table:table-cell>
          <table:table-cell table:formula="of:=COM.MICROSOFT.CONCAT(-12 + COLUMN() - 1; &quot; &quot;; -12+ ROW() -1)" office:value-type="string" office:string-value="-10 6" calcext:value-type="string">
            <text:p>-10 6</text:p>
          </table:table-cell>
          <table:table-cell table:formula="of:=COM.MICROSOFT.CONCAT(-12 + COLUMN() - 1; &quot; &quot;; -12+ ROW() -1)" office:value-type="string" office:string-value="-9 6" calcext:value-type="string">
            <text:p>-9 6</text:p>
          </table:table-cell>
          <table:table-cell table:formula="of:=COM.MICROSOFT.CONCAT(-12 + COLUMN() - 1; &quot; &quot;; -12+ ROW() -1)" office:value-type="string" office:string-value="-8 6" calcext:value-type="string">
            <text:p>-8 6</text:p>
          </table:table-cell>
          <table:table-cell table:formula="of:=COM.MICROSOFT.CONCAT(-12 + COLUMN() - 1; &quot; &quot;; -12+ ROW() -1)" office:value-type="string" office:string-value="-7 6" calcext:value-type="string">
            <text:p>-7 6</text:p>
          </table:table-cell>
          <table:table-cell table:formula="of:=COM.MICROSOFT.CONCAT(-12 + COLUMN() - 1; &quot; &quot;; -12+ ROW() -1)" office:value-type="string" office:string-value="-6 6" calcext:value-type="string">
            <text:p>-6 6</text:p>
          </table:table-cell>
          <table:table-cell table:formula="of:=COM.MICROSOFT.CONCAT(-12 + COLUMN() - 1; &quot; &quot;; -12+ ROW() -1)" office:value-type="string" office:string-value="-5 6" calcext:value-type="string">
            <text:p>-5 6</text:p>
          </table:table-cell>
          <table:table-cell table:formula="of:=COM.MICROSOFT.CONCAT(-12 + COLUMN() - 1; &quot; &quot;; -12+ ROW() -1)" office:value-type="string" office:string-value="-4 6" calcext:value-type="string">
            <text:p>-4 6</text:p>
          </table:table-cell>
          <table:table-cell table:formula="of:=COM.MICROSOFT.CONCAT(-12 + COLUMN() - 1; &quot; &quot;; -12+ ROW() -1)" office:value-type="string" office:string-value="-3 6" calcext:value-type="string">
            <text:p>-3 6</text:p>
          </table:table-cell>
          <table:table-cell table:formula="of:=COM.MICROSOFT.CONCAT(-12 + COLUMN() - 1; &quot; &quot;; -12+ ROW() -1)" office:value-type="string" office:string-value="-2 6" calcext:value-type="string">
            <text:p>-2 6</text:p>
          </table:table-cell>
          <table:table-cell table:formula="of:=COM.MICROSOFT.CONCAT(-12 + COLUMN() - 1; &quot; &quot;; -12+ ROW() -1)" office:value-type="string" office:string-value="-1 6" calcext:value-type="string">
            <text:p>-1 6</text:p>
          </table:table-cell>
          <table:table-cell table:formula="of:=COM.MICROSOFT.CONCAT(-12 + COLUMN() - 1; &quot; &quot;; -12+ ROW() -1)" office:value-type="string" office:string-value="0 6" calcext:value-type="string">
            <text:p>0 6</text:p>
          </table:table-cell>
          <table:table-cell table:formula="of:=COM.MICROSOFT.CONCAT(-12 + COLUMN() - 1; &quot; &quot;; -12+ ROW() -1)" office:value-type="string" office:string-value="1 6" calcext:value-type="string">
            <text:p>1 6</text:p>
          </table:table-cell>
          <table:table-cell table:formula="of:=COM.MICROSOFT.CONCAT(-12 + COLUMN() - 1; &quot; &quot;; -12+ ROW() -1)" office:value-type="string" office:string-value="2 6" calcext:value-type="string">
            <text:p>2 6</text:p>
          </table:table-cell>
          <table:table-cell table:formula="of:=COM.MICROSOFT.CONCAT(-12 + COLUMN() - 1; &quot; &quot;; -12+ ROW() -1)" office:value-type="string" office:string-value="3 6" calcext:value-type="string">
            <text:p>3 6</text:p>
          </table:table-cell>
          <table:table-cell table:formula="of:=COM.MICROSOFT.CONCAT(-12 + COLUMN() - 1; &quot; &quot;; -12+ ROW() -1)" office:value-type="string" office:string-value="4 6" calcext:value-type="string">
            <text:p>4 6</text:p>
          </table:table-cell>
          <table:table-cell table:formula="of:=COM.MICROSOFT.CONCAT(-12 + COLUMN() - 1; &quot; &quot;; -12+ ROW() -1)" office:value-type="string" office:string-value="5 6" calcext:value-type="string">
            <text:p>5 6</text:p>
          </table:table-cell>
          <table:table-cell table:formula="of:=COM.MICROSOFT.CONCAT(-12 + COLUMN() - 1; &quot; &quot;; -12+ ROW() -1)" office:value-type="string" office:string-value="6 6" calcext:value-type="string">
            <text:p>6 6</text:p>
          </table:table-cell>
          <table:table-cell table:formula="of:=COM.MICROSOFT.CONCAT(-12 + COLUMN() - 1; &quot; &quot;; -12+ ROW() -1)" office:value-type="string" office:string-value="7 6" calcext:value-type="string">
            <text:p>7 6</text:p>
          </table:table-cell>
          <table:table-cell table:formula="of:=COM.MICROSOFT.CONCAT(-12 + COLUMN() - 1; &quot; &quot;; -12+ ROW() -1)" office:value-type="string" office:string-value="8 6" calcext:value-type="string">
            <text:p>8 6</text:p>
          </table:table-cell>
          <table:table-cell table:formula="of:=COM.MICROSOFT.CONCAT(-12 + COLUMN() - 1; &quot; &quot;; -12+ ROW() -1)" office:value-type="string" office:string-value="9 6" calcext:value-type="string">
            <text:p>9 6</text:p>
          </table:table-cell>
          <table:table-cell table:formula="of:=COM.MICROSOFT.CONCAT(-12 + COLUMN() - 1; &quot; &quot;; -12+ ROW() -1)" office:value-type="string" office:string-value="10 6" calcext:value-type="string">
            <text:p>10 6</text:p>
          </table:table-cell>
          <table:table-cell table:formula="of:=COM.MICROSOFT.CONCAT(-12 + COLUMN() - 1; &quot; &quot;; -12+ ROW() -1)" office:value-type="string" office:string-value="11 6" calcext:value-type="string">
            <text:p>11 6</text:p>
          </table:table-cell>
          <table:table-cell table:formula="of:=COM.MICROSOFT.CONCAT(-12 + COLUMN() - 1; &quot; &quot;; -12+ ROW() -1)" office:value-type="string" office:string-value="12 6" calcext:value-type="string">
            <text:p>12 6</text:p>
          </table:table-cell>
          <table:table-cell/>
          <table:table-cell table:formula="of:=(-12 + COLUMN() - 26 - 1) + 12 +  (((-12+ ROW() -1) + 12) * 25)" office:value-type="float" office:value="450" calcext:value-type="float">
            <text:p>450</text:p>
          </table:table-cell>
          <table:table-cell table:formula="of:=(-12 + COLUMN() - 26 - 1) + 12 +  (((-12+ ROW() -1) + 12) * 25)" office:value-type="float" office:value="451" calcext:value-type="float">
            <text:p>451</text:p>
          </table:table-cell>
          <table:table-cell table:formula="of:=(-12 + COLUMN() - 26 - 1) + 12 +  (((-12+ ROW() -1) + 12) * 25)" office:value-type="float" office:value="452" calcext:value-type="float">
            <text:p>452</text:p>
          </table:table-cell>
          <table:table-cell table:formula="of:=(-12 + COLUMN() - 26 - 1) + 12 +  (((-12+ ROW() -1) + 12) * 25)" office:value-type="float" office:value="453" calcext:value-type="float">
            <text:p>453</text:p>
          </table:table-cell>
          <table:table-cell table:formula="of:=(-12 + COLUMN() - 26 - 1) + 12 +  (((-12+ ROW() -1) + 12) * 25)" office:value-type="float" office:value="454" calcext:value-type="float">
            <text:p>454</text:p>
          </table:table-cell>
          <table:table-cell table:formula="of:=(-12 + COLUMN() - 26 - 1) + 12 +  (((-12+ ROW() -1) + 12) * 25)" office:value-type="float" office:value="455" calcext:value-type="float">
            <text:p>455</text:p>
          </table:table-cell>
          <table:table-cell table:formula="of:=(-12 + COLUMN() - 26 - 1) + 12 +  (((-12+ ROW() -1) + 12) * 25)" office:value-type="float" office:value="456" calcext:value-type="float">
            <text:p>456</text:p>
          </table:table-cell>
          <table:table-cell table:formula="of:=(-12 + COLUMN() - 26 - 1) + 12 +  (((-12+ ROW() -1) + 12) * 25)" office:value-type="float" office:value="457" calcext:value-type="float">
            <text:p>457</text:p>
          </table:table-cell>
          <table:table-cell table:formula="of:=(-12 + COLUMN() - 26 - 1) + 12 +  (((-12+ ROW() -1) + 12) * 25)" office:value-type="float" office:value="458" calcext:value-type="float">
            <text:p>458</text:p>
          </table:table-cell>
          <table:table-cell table:formula="of:=(-12 + COLUMN() - 26 - 1) + 12 +  (((-12+ ROW() -1) + 12) * 25)" office:value-type="float" office:value="459" calcext:value-type="float">
            <text:p>459</text:p>
          </table:table-cell>
          <table:table-cell table:formula="of:=(-12 + COLUMN() - 26 - 1) + 12 +  (((-12+ ROW() -1) + 12) * 25)" office:value-type="float" office:value="460" calcext:value-type="float">
            <text:p>460</text:p>
          </table:table-cell>
          <table:table-cell table:formula="of:=(-12 + COLUMN() - 26 - 1) + 12 +  (((-12+ ROW() -1) + 12) * 25)" office:value-type="float" office:value="461" calcext:value-type="float">
            <text:p>461</text:p>
          </table:table-cell>
          <table:table-cell table:formula="of:=(-12 + COLUMN() - 26 - 1) + 12 +  (((-12+ ROW() -1) + 12) * 25)" office:value-type="float" office:value="462" calcext:value-type="float">
            <text:p>462</text:p>
          </table:table-cell>
          <table:table-cell table:formula="of:=(-12 + COLUMN() - 26 - 1) + 12 +  (((-12+ ROW() -1) + 12) * 25)" office:value-type="float" office:value="463" calcext:value-type="float">
            <text:p>463</text:p>
          </table:table-cell>
          <table:table-cell table:formula="of:=(-12 + COLUMN() - 26 - 1) + 12 +  (((-12+ ROW() -1) + 12) * 25)" office:value-type="float" office:value="464" calcext:value-type="float">
            <text:p>464</text:p>
          </table:table-cell>
          <table:table-cell table:formula="of:=(-12 + COLUMN() - 26 - 1) + 12 +  (((-12+ ROW() -1) + 12) * 25)" office:value-type="float" office:value="465" calcext:value-type="float">
            <text:p>465</text:p>
          </table:table-cell>
          <table:table-cell table:formula="of:=(-12 + COLUMN() - 26 - 1) + 12 +  (((-12+ ROW() -1) + 12) * 25)" office:value-type="float" office:value="466" calcext:value-type="float">
            <text:p>466</text:p>
          </table:table-cell>
          <table:table-cell table:formula="of:=(-12 + COLUMN() - 26 - 1) + 12 +  (((-12+ ROW() -1) + 12) * 25)" office:value-type="float" office:value="467" calcext:value-type="float">
            <text:p>467</text:p>
          </table:table-cell>
          <table:table-cell table:formula="of:=(-12 + COLUMN() - 26 - 1) + 12 +  (((-12+ ROW() -1) + 12) * 25)" office:value-type="float" office:value="468" calcext:value-type="float">
            <text:p>468</text:p>
          </table:table-cell>
          <table:table-cell table:formula="of:=(-12 + COLUMN() - 26 - 1) + 12 +  (((-12+ ROW() -1) + 12) * 25)" office:value-type="float" office:value="469" calcext:value-type="float">
            <text:p>469</text:p>
          </table:table-cell>
          <table:table-cell table:formula="of:=(-12 + COLUMN() - 26 - 1) + 12 +  (((-12+ ROW() -1) + 12) * 25)" office:value-type="float" office:value="470" calcext:value-type="float">
            <text:p>470</text:p>
          </table:table-cell>
          <table:table-cell table:formula="of:=(-12 + COLUMN() - 26 - 1) + 12 +  (((-12+ ROW() -1) + 12) * 25)" office:value-type="float" office:value="471" calcext:value-type="float">
            <text:p>471</text:p>
          </table:table-cell>
          <table:table-cell table:formula="of:=(-12 + COLUMN() - 26 - 1) + 12 +  (((-12+ ROW() -1) + 12) * 25)" office:value-type="float" office:value="472" calcext:value-type="float">
            <text:p>472</text:p>
          </table:table-cell>
          <table:table-cell table:formula="of:=(-12 + COLUMN() - 26 - 1) + 12 +  (((-12+ ROW() -1) + 12) * 25)" office:value-type="float" office:value="473" calcext:value-type="float">
            <text:p>473</text:p>
          </table:table-cell>
          <table:table-cell table:formula="of:=(-12 + COLUMN() - 26 - 1) + 12 +  (((-12+ ROW() -1) + 12) * 25)" office:value-type="float" office:value="474" calcext:value-type="float">
            <text:p>4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7" calcext:value-type="string">
            <text:p>-12 7</text:p>
          </table:table-cell>
          <table:table-cell table:formula="of:=COM.MICROSOFT.CONCAT(-12 + COLUMN() - 1; &quot; &quot;; -12+ ROW() -1)" office:value-type="string" office:string-value="-11 7" calcext:value-type="string">
            <text:p>-11 7</text:p>
          </table:table-cell>
          <table:table-cell table:formula="of:=COM.MICROSOFT.CONCAT(-12 + COLUMN() - 1; &quot; &quot;; -12+ ROW() -1)" office:value-type="string" office:string-value="-10 7" calcext:value-type="string">
            <text:p>-10 7</text:p>
          </table:table-cell>
          <table:table-cell table:formula="of:=COM.MICROSOFT.CONCAT(-12 + COLUMN() - 1; &quot; &quot;; -12+ ROW() -1)" office:value-type="string" office:string-value="-9 7" calcext:value-type="string">
            <text:p>-9 7</text:p>
          </table:table-cell>
          <table:table-cell table:formula="of:=COM.MICROSOFT.CONCAT(-12 + COLUMN() - 1; &quot; &quot;; -12+ ROW() -1)" office:value-type="string" office:string-value="-8 7" calcext:value-type="string">
            <text:p>-8 7</text:p>
          </table:table-cell>
          <table:table-cell table:formula="of:=COM.MICROSOFT.CONCAT(-12 + COLUMN() - 1; &quot; &quot;; -12+ ROW() -1)" office:value-type="string" office:string-value="-7 7" calcext:value-type="string">
            <text:p>-7 7</text:p>
          </table:table-cell>
          <table:table-cell table:formula="of:=COM.MICROSOFT.CONCAT(-12 + COLUMN() - 1; &quot; &quot;; -12+ ROW() -1)" office:value-type="string" office:string-value="-6 7" calcext:value-type="string">
            <text:p>-6 7</text:p>
          </table:table-cell>
          <table:table-cell table:formula="of:=COM.MICROSOFT.CONCAT(-12 + COLUMN() - 1; &quot; &quot;; -12+ ROW() -1)" office:value-type="string" office:string-value="-5 7" calcext:value-type="string">
            <text:p>-5 7</text:p>
          </table:table-cell>
          <table:table-cell table:formula="of:=COM.MICROSOFT.CONCAT(-12 + COLUMN() - 1; &quot; &quot;; -12+ ROW() -1)" office:value-type="string" office:string-value="-4 7" calcext:value-type="string">
            <text:p>-4 7</text:p>
          </table:table-cell>
          <table:table-cell table:formula="of:=COM.MICROSOFT.CONCAT(-12 + COLUMN() - 1; &quot; &quot;; -12+ ROW() -1)" office:value-type="string" office:string-value="-3 7" calcext:value-type="string">
            <text:p>-3 7</text:p>
          </table:table-cell>
          <table:table-cell table:formula="of:=COM.MICROSOFT.CONCAT(-12 + COLUMN() - 1; &quot; &quot;; -12+ ROW() -1)" office:value-type="string" office:string-value="-2 7" calcext:value-type="string">
            <text:p>-2 7</text:p>
          </table:table-cell>
          <table:table-cell table:formula="of:=COM.MICROSOFT.CONCAT(-12 + COLUMN() - 1; &quot; &quot;; -12+ ROW() -1)" office:value-type="string" office:string-value="-1 7" calcext:value-type="string">
            <text:p>-1 7</text:p>
          </table:table-cell>
          <table:table-cell table:formula="of:=COM.MICROSOFT.CONCAT(-12 + COLUMN() - 1; &quot; &quot;; -12+ ROW() -1)" office:value-type="string" office:string-value="0 7" calcext:value-type="string">
            <text:p>0 7</text:p>
          </table:table-cell>
          <table:table-cell table:formula="of:=COM.MICROSOFT.CONCAT(-12 + COLUMN() - 1; &quot; &quot;; -12+ ROW() -1)" office:value-type="string" office:string-value="1 7" calcext:value-type="string">
            <text:p>1 7</text:p>
          </table:table-cell>
          <table:table-cell table:formula="of:=COM.MICROSOFT.CONCAT(-12 + COLUMN() - 1; &quot; &quot;; -12+ ROW() -1)" office:value-type="string" office:string-value="2 7" calcext:value-type="string">
            <text:p>2 7</text:p>
          </table:table-cell>
          <table:table-cell table:formula="of:=COM.MICROSOFT.CONCAT(-12 + COLUMN() - 1; &quot; &quot;; -12+ ROW() -1)" office:value-type="string" office:string-value="3 7" calcext:value-type="string">
            <text:p>3 7</text:p>
          </table:table-cell>
          <table:table-cell table:formula="of:=COM.MICROSOFT.CONCAT(-12 + COLUMN() - 1; &quot; &quot;; -12+ ROW() -1)" office:value-type="string" office:string-value="4 7" calcext:value-type="string">
            <text:p>4 7</text:p>
          </table:table-cell>
          <table:table-cell table:formula="of:=COM.MICROSOFT.CONCAT(-12 + COLUMN() - 1; &quot; &quot;; -12+ ROW() -1)" office:value-type="string" office:string-value="5 7" calcext:value-type="string">
            <text:p>5 7</text:p>
          </table:table-cell>
          <table:table-cell table:formula="of:=COM.MICROSOFT.CONCAT(-12 + COLUMN() - 1; &quot; &quot;; -12+ ROW() -1)" office:value-type="string" office:string-value="6 7" calcext:value-type="string">
            <text:p>6 7</text:p>
          </table:table-cell>
          <table:table-cell table:formula="of:=COM.MICROSOFT.CONCAT(-12 + COLUMN() - 1; &quot; &quot;; -12+ ROW() -1)" office:value-type="string" office:string-value="7 7" calcext:value-type="string">
            <text:p>7 7</text:p>
          </table:table-cell>
          <table:table-cell table:formula="of:=COM.MICROSOFT.CONCAT(-12 + COLUMN() - 1; &quot; &quot;; -12+ ROW() -1)" office:value-type="string" office:string-value="8 7" calcext:value-type="string">
            <text:p>8 7</text:p>
          </table:table-cell>
          <table:table-cell table:formula="of:=COM.MICROSOFT.CONCAT(-12 + COLUMN() - 1; &quot; &quot;; -12+ ROW() -1)" office:value-type="string" office:string-value="9 7" calcext:value-type="string">
            <text:p>9 7</text:p>
          </table:table-cell>
          <table:table-cell table:formula="of:=COM.MICROSOFT.CONCAT(-12 + COLUMN() - 1; &quot; &quot;; -12+ ROW() -1)" office:value-type="string" office:string-value="10 7" calcext:value-type="string">
            <text:p>10 7</text:p>
          </table:table-cell>
          <table:table-cell table:formula="of:=COM.MICROSOFT.CONCAT(-12 + COLUMN() - 1; &quot; &quot;; -12+ ROW() -1)" office:value-type="string" office:string-value="11 7" calcext:value-type="string">
            <text:p>11 7</text:p>
          </table:table-cell>
          <table:table-cell table:formula="of:=COM.MICROSOFT.CONCAT(-12 + COLUMN() - 1; &quot; &quot;; -12+ ROW() -1)" office:value-type="string" office:string-value="12 7" calcext:value-type="string">
            <text:p>12 7</text:p>
          </table:table-cell>
          <table:table-cell/>
          <table:table-cell table:formula="of:=(-12 + COLUMN() - 26 - 1) + 12 +  (((-12+ ROW() -1) + 12) * 25)" office:value-type="float" office:value="475" calcext:value-type="float">
            <text:p>475</text:p>
          </table:table-cell>
          <table:table-cell table:formula="of:=(-12 + COLUMN() - 26 - 1) + 12 +  (((-12+ ROW() -1) + 12) * 25)" office:value-type="float" office:value="476" calcext:value-type="float">
            <text:p>476</text:p>
          </table:table-cell>
          <table:table-cell table:formula="of:=(-12 + COLUMN() - 26 - 1) + 12 +  (((-12+ ROW() -1) + 12) * 25)" office:value-type="float" office:value="477" calcext:value-type="float">
            <text:p>477</text:p>
          </table:table-cell>
          <table:table-cell table:formula="of:=(-12 + COLUMN() - 26 - 1) + 12 +  (((-12+ ROW() -1) + 12) * 25)" office:value-type="float" office:value="478" calcext:value-type="float">
            <text:p>478</text:p>
          </table:table-cell>
          <table:table-cell table:formula="of:=(-12 + COLUMN() - 26 - 1) + 12 +  (((-12+ ROW() -1) + 12) * 25)" office:value-type="float" office:value="479" calcext:value-type="float">
            <text:p>479</text:p>
          </table:table-cell>
          <table:table-cell table:formula="of:=(-12 + COLUMN() - 26 - 1) + 12 +  (((-12+ ROW() -1) + 12) * 25)" office:value-type="float" office:value="480" calcext:value-type="float">
            <text:p>480</text:p>
          </table:table-cell>
          <table:table-cell table:formula="of:=(-12 + COLUMN() - 26 - 1) + 12 +  (((-12+ ROW() -1) + 12) * 25)" office:value-type="float" office:value="481" calcext:value-type="float">
            <text:p>481</text:p>
          </table:table-cell>
          <table:table-cell table:formula="of:=(-12 + COLUMN() - 26 - 1) + 12 +  (((-12+ ROW() -1) + 12) * 25)" office:value-type="float" office:value="482" calcext:value-type="float">
            <text:p>482</text:p>
          </table:table-cell>
          <table:table-cell table:formula="of:=(-12 + COLUMN() - 26 - 1) + 12 +  (((-12+ ROW() -1) + 12) * 25)" office:value-type="float" office:value="483" calcext:value-type="float">
            <text:p>483</text:p>
          </table:table-cell>
          <table:table-cell table:formula="of:=(-12 + COLUMN() - 26 - 1) + 12 +  (((-12+ ROW() -1) + 12) * 25)" office:value-type="float" office:value="484" calcext:value-type="float">
            <text:p>484</text:p>
          </table:table-cell>
          <table:table-cell table:formula="of:=(-12 + COLUMN() - 26 - 1) + 12 +  (((-12+ ROW() -1) + 12) * 25)" office:value-type="float" office:value="485" calcext:value-type="float">
            <text:p>485</text:p>
          </table:table-cell>
          <table:table-cell table:formula="of:=(-12 + COLUMN() - 26 - 1) + 12 +  (((-12+ ROW() -1) + 12) * 25)" office:value-type="float" office:value="486" calcext:value-type="float">
            <text:p>486</text:p>
          </table:table-cell>
          <table:table-cell table:formula="of:=(-12 + COLUMN() - 26 - 1) + 12 +  (((-12+ ROW() -1) + 12) * 25)" office:value-type="float" office:value="487" calcext:value-type="float">
            <text:p>487</text:p>
          </table:table-cell>
          <table:table-cell table:formula="of:=(-12 + COLUMN() - 26 - 1) + 12 +  (((-12+ ROW() -1) + 12) * 25)" office:value-type="float" office:value="488" calcext:value-type="float">
            <text:p>488</text:p>
          </table:table-cell>
          <table:table-cell table:formula="of:=(-12 + COLUMN() - 26 - 1) + 12 +  (((-12+ ROW() -1) + 12) * 25)" office:value-type="float" office:value="489" calcext:value-type="float">
            <text:p>489</text:p>
          </table:table-cell>
          <table:table-cell table:formula="of:=(-12 + COLUMN() - 26 - 1) + 12 +  (((-12+ ROW() -1) + 12) * 25)" office:value-type="float" office:value="490" calcext:value-type="float">
            <text:p>490</text:p>
          </table:table-cell>
          <table:table-cell table:formula="of:=(-12 + COLUMN() - 26 - 1) + 12 +  (((-12+ ROW() -1) + 12) * 25)" office:value-type="float" office:value="491" calcext:value-type="float">
            <text:p>491</text:p>
          </table:table-cell>
          <table:table-cell table:formula="of:=(-12 + COLUMN() - 26 - 1) + 12 +  (((-12+ ROW() -1) + 12) * 25)" office:value-type="float" office:value="492" calcext:value-type="float">
            <text:p>492</text:p>
          </table:table-cell>
          <table:table-cell table:formula="of:=(-12 + COLUMN() - 26 - 1) + 12 +  (((-12+ ROW() -1) + 12) * 25)" office:value-type="float" office:value="493" calcext:value-type="float">
            <text:p>493</text:p>
          </table:table-cell>
          <table:table-cell table:formula="of:=(-12 + COLUMN() - 26 - 1) + 12 +  (((-12+ ROW() -1) + 12) * 25)" office:value-type="float" office:value="494" calcext:value-type="float">
            <text:p>494</text:p>
          </table:table-cell>
          <table:table-cell table:formula="of:=(-12 + COLUMN() - 26 - 1) + 12 +  (((-12+ ROW() -1) + 12) * 25)" office:value-type="float" office:value="495" calcext:value-type="float">
            <text:p>495</text:p>
          </table:table-cell>
          <table:table-cell table:formula="of:=(-12 + COLUMN() - 26 - 1) + 12 +  (((-12+ ROW() -1) + 12) * 25)" office:value-type="float" office:value="496" calcext:value-type="float">
            <text:p>496</text:p>
          </table:table-cell>
          <table:table-cell table:formula="of:=(-12 + COLUMN() - 26 - 1) + 12 +  (((-12+ ROW() -1) + 12) * 25)" office:value-type="float" office:value="497" calcext:value-type="float">
            <text:p>497</text:p>
          </table:table-cell>
          <table:table-cell table:formula="of:=(-12 + COLUMN() - 26 - 1) + 12 +  (((-12+ ROW() -1) + 12) * 25)" office:value-type="float" office:value="498" calcext:value-type="float">
            <text:p>498</text:p>
          </table:table-cell>
          <table:table-cell table:formula="of:=(-12 + COLUMN() - 26 - 1) + 12 +  (((-12+ ROW() -1) + 12) * 25)" office:value-type="float" office:value="499" calcext:value-type="float">
            <text:p>4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8" calcext:value-type="string">
            <text:p>-12 8</text:p>
          </table:table-cell>
          <table:table-cell table:formula="of:=COM.MICROSOFT.CONCAT(-12 + COLUMN() - 1; &quot; &quot;; -12+ ROW() -1)" office:value-type="string" office:string-value="-11 8" calcext:value-type="string">
            <text:p>-11 8</text:p>
          </table:table-cell>
          <table:table-cell table:formula="of:=COM.MICROSOFT.CONCAT(-12 + COLUMN() - 1; &quot; &quot;; -12+ ROW() -1)" office:value-type="string" office:string-value="-10 8" calcext:value-type="string">
            <text:p>-10 8</text:p>
          </table:table-cell>
          <table:table-cell table:formula="of:=COM.MICROSOFT.CONCAT(-12 + COLUMN() - 1; &quot; &quot;; -12+ ROW() -1)" office:value-type="string" office:string-value="-9 8" calcext:value-type="string">
            <text:p>-9 8</text:p>
          </table:table-cell>
          <table:table-cell table:formula="of:=COM.MICROSOFT.CONCAT(-12 + COLUMN() - 1; &quot; &quot;; -12+ ROW() -1)" office:value-type="string" office:string-value="-8 8" calcext:value-type="string">
            <text:p>-8 8</text:p>
          </table:table-cell>
          <table:table-cell table:formula="of:=COM.MICROSOFT.CONCAT(-12 + COLUMN() - 1; &quot; &quot;; -12+ ROW() -1)" office:value-type="string" office:string-value="-7 8" calcext:value-type="string">
            <text:p>-7 8</text:p>
          </table:table-cell>
          <table:table-cell table:formula="of:=COM.MICROSOFT.CONCAT(-12 + COLUMN() - 1; &quot; &quot;; -12+ ROW() -1)" office:value-type="string" office:string-value="-6 8" calcext:value-type="string">
            <text:p>-6 8</text:p>
          </table:table-cell>
          <table:table-cell table:formula="of:=COM.MICROSOFT.CONCAT(-12 + COLUMN() - 1; &quot; &quot;; -12+ ROW() -1)" office:value-type="string" office:string-value="-5 8" calcext:value-type="string">
            <text:p>-5 8</text:p>
          </table:table-cell>
          <table:table-cell table:formula="of:=COM.MICROSOFT.CONCAT(-12 + COLUMN() - 1; &quot; &quot;; -12+ ROW() -1)" office:value-type="string" office:string-value="-4 8" calcext:value-type="string">
            <text:p>-4 8</text:p>
          </table:table-cell>
          <table:table-cell table:formula="of:=COM.MICROSOFT.CONCAT(-12 + COLUMN() - 1; &quot; &quot;; -12+ ROW() -1)" office:value-type="string" office:string-value="-3 8" calcext:value-type="string">
            <text:p>-3 8</text:p>
          </table:table-cell>
          <table:table-cell table:formula="of:=COM.MICROSOFT.CONCAT(-12 + COLUMN() - 1; &quot; &quot;; -12+ ROW() -1)" office:value-type="string" office:string-value="-2 8" calcext:value-type="string">
            <text:p>-2 8</text:p>
          </table:table-cell>
          <table:table-cell table:formula="of:=COM.MICROSOFT.CONCAT(-12 + COLUMN() - 1; &quot; &quot;; -12+ ROW() -1)" office:value-type="string" office:string-value="-1 8" calcext:value-type="string">
            <text:p>-1 8</text:p>
          </table:table-cell>
          <table:table-cell table:formula="of:=COM.MICROSOFT.CONCAT(-12 + COLUMN() - 1; &quot; &quot;; -12+ ROW() -1)" office:value-type="string" office:string-value="0 8" calcext:value-type="string">
            <text:p>0 8</text:p>
          </table:table-cell>
          <table:table-cell table:formula="of:=COM.MICROSOFT.CONCAT(-12 + COLUMN() - 1; &quot; &quot;; -12+ ROW() -1)" office:value-type="string" office:string-value="1 8" calcext:value-type="string">
            <text:p>1 8</text:p>
          </table:table-cell>
          <table:table-cell table:formula="of:=COM.MICROSOFT.CONCAT(-12 + COLUMN() - 1; &quot; &quot;; -12+ ROW() -1)" office:value-type="string" office:string-value="2 8" calcext:value-type="string">
            <text:p>2 8</text:p>
          </table:table-cell>
          <table:table-cell table:formula="of:=COM.MICROSOFT.CONCAT(-12 + COLUMN() - 1; &quot; &quot;; -12+ ROW() -1)" office:value-type="string" office:string-value="3 8" calcext:value-type="string">
            <text:p>3 8</text:p>
          </table:table-cell>
          <table:table-cell table:formula="of:=COM.MICROSOFT.CONCAT(-12 + COLUMN() - 1; &quot; &quot;; -12+ ROW() -1)" office:value-type="string" office:string-value="4 8" calcext:value-type="string">
            <text:p>4 8</text:p>
          </table:table-cell>
          <table:table-cell table:formula="of:=COM.MICROSOFT.CONCAT(-12 + COLUMN() - 1; &quot; &quot;; -12+ ROW() -1)" office:value-type="string" office:string-value="5 8" calcext:value-type="string">
            <text:p>5 8</text:p>
          </table:table-cell>
          <table:table-cell table:formula="of:=COM.MICROSOFT.CONCAT(-12 + COLUMN() - 1; &quot; &quot;; -12+ ROW() -1)" office:value-type="string" office:string-value="6 8" calcext:value-type="string">
            <text:p>6 8</text:p>
          </table:table-cell>
          <table:table-cell table:formula="of:=COM.MICROSOFT.CONCAT(-12 + COLUMN() - 1; &quot; &quot;; -12+ ROW() -1)" office:value-type="string" office:string-value="7 8" calcext:value-type="string">
            <text:p>7 8</text:p>
          </table:table-cell>
          <table:table-cell table:formula="of:=COM.MICROSOFT.CONCAT(-12 + COLUMN() - 1; &quot; &quot;; -12+ ROW() -1)" office:value-type="string" office:string-value="8 8" calcext:value-type="string">
            <text:p>8 8</text:p>
          </table:table-cell>
          <table:table-cell table:formula="of:=COM.MICROSOFT.CONCAT(-12 + COLUMN() - 1; &quot; &quot;; -12+ ROW() -1)" office:value-type="string" office:string-value="9 8" calcext:value-type="string">
            <text:p>9 8</text:p>
          </table:table-cell>
          <table:table-cell table:formula="of:=COM.MICROSOFT.CONCAT(-12 + COLUMN() - 1; &quot; &quot;; -12+ ROW() -1)" office:value-type="string" office:string-value="10 8" calcext:value-type="string">
            <text:p>10 8</text:p>
          </table:table-cell>
          <table:table-cell table:formula="of:=COM.MICROSOFT.CONCAT(-12 + COLUMN() - 1; &quot; &quot;; -12+ ROW() -1)" office:value-type="string" office:string-value="11 8" calcext:value-type="string">
            <text:p>11 8</text:p>
          </table:table-cell>
          <table:table-cell table:formula="of:=COM.MICROSOFT.CONCAT(-12 + COLUMN() - 1; &quot; &quot;; -12+ ROW() -1)" office:value-type="string" office:string-value="12 8" calcext:value-type="string">
            <text:p>12 8</text:p>
          </table:table-cell>
          <table:table-cell/>
          <table:table-cell table:formula="of:=(-12 + COLUMN() - 26 - 1) + 12 +  (((-12+ ROW() -1) + 12) * 25)" office:value-type="float" office:value="500" calcext:value-type="float">
            <text:p>500</text:p>
          </table:table-cell>
          <table:table-cell table:formula="of:=(-12 + COLUMN() - 26 - 1) + 12 +  (((-12+ ROW() -1) + 12) * 25)" office:value-type="float" office:value="501" calcext:value-type="float">
            <text:p>501</text:p>
          </table:table-cell>
          <table:table-cell table:formula="of:=(-12 + COLUMN() - 26 - 1) + 12 +  (((-12+ ROW() -1) + 12) * 25)" office:value-type="float" office:value="502" calcext:value-type="float">
            <text:p>502</text:p>
          </table:table-cell>
          <table:table-cell table:formula="of:=(-12 + COLUMN() - 26 - 1) + 12 +  (((-12+ ROW() -1) + 12) * 25)" office:value-type="float" office:value="503" calcext:value-type="float">
            <text:p>503</text:p>
          </table:table-cell>
          <table:table-cell table:formula="of:=(-12 + COLUMN() - 26 - 1) + 12 +  (((-12+ ROW() -1) + 12) * 25)" office:value-type="float" office:value="504" calcext:value-type="float">
            <text:p>504</text:p>
          </table:table-cell>
          <table:table-cell table:formula="of:=(-12 + COLUMN() - 26 - 1) + 12 +  (((-12+ ROW() -1) + 12) * 25)" office:value-type="float" office:value="505" calcext:value-type="float">
            <text:p>505</text:p>
          </table:table-cell>
          <table:table-cell table:formula="of:=(-12 + COLUMN() - 26 - 1) + 12 +  (((-12+ ROW() -1) + 12) * 25)" office:value-type="float" office:value="506" calcext:value-type="float">
            <text:p>506</text:p>
          </table:table-cell>
          <table:table-cell table:formula="of:=(-12 + COLUMN() - 26 - 1) + 12 +  (((-12+ ROW() -1) + 12) * 25)" office:value-type="float" office:value="507" calcext:value-type="float">
            <text:p>507</text:p>
          </table:table-cell>
          <table:table-cell table:formula="of:=(-12 + COLUMN() - 26 - 1) + 12 +  (((-12+ ROW() -1) + 12) * 25)" office:value-type="float" office:value="508" calcext:value-type="float">
            <text:p>508</text:p>
          </table:table-cell>
          <table:table-cell table:formula="of:=(-12 + COLUMN() - 26 - 1) + 12 +  (((-12+ ROW() -1) + 12) * 25)" office:value-type="float" office:value="509" calcext:value-type="float">
            <text:p>509</text:p>
          </table:table-cell>
          <table:table-cell table:formula="of:=(-12 + COLUMN() - 26 - 1) + 12 +  (((-12+ ROW() -1) + 12) * 25)" office:value-type="float" office:value="510" calcext:value-type="float">
            <text:p>510</text:p>
          </table:table-cell>
          <table:table-cell table:formula="of:=(-12 + COLUMN() - 26 - 1) + 12 +  (((-12+ ROW() -1) + 12) * 25)" office:value-type="float" office:value="511" calcext:value-type="float">
            <text:p>511</text:p>
          </table:table-cell>
          <table:table-cell table:formula="of:=(-12 + COLUMN() - 26 - 1) + 12 +  (((-12+ ROW() -1) + 12) * 25)" office:value-type="float" office:value="512" calcext:value-type="float">
            <text:p>512</text:p>
          </table:table-cell>
          <table:table-cell table:formula="of:=(-12 + COLUMN() - 26 - 1) + 12 +  (((-12+ ROW() -1) + 12) * 25)" office:value-type="float" office:value="513" calcext:value-type="float">
            <text:p>513</text:p>
          </table:table-cell>
          <table:table-cell table:formula="of:=(-12 + COLUMN() - 26 - 1) + 12 +  (((-12+ ROW() -1) + 12) * 25)" office:value-type="float" office:value="514" calcext:value-type="float">
            <text:p>514</text:p>
          </table:table-cell>
          <table:table-cell table:formula="of:=(-12 + COLUMN() - 26 - 1) + 12 +  (((-12+ ROW() -1) + 12) * 25)" office:value-type="float" office:value="515" calcext:value-type="float">
            <text:p>515</text:p>
          </table:table-cell>
          <table:table-cell table:formula="of:=(-12 + COLUMN() - 26 - 1) + 12 +  (((-12+ ROW() -1) + 12) * 25)" office:value-type="float" office:value="516" calcext:value-type="float">
            <text:p>516</text:p>
          </table:table-cell>
          <table:table-cell table:formula="of:=(-12 + COLUMN() - 26 - 1) + 12 +  (((-12+ ROW() -1) + 12) * 25)" office:value-type="float" office:value="517" calcext:value-type="float">
            <text:p>517</text:p>
          </table:table-cell>
          <table:table-cell table:formula="of:=(-12 + COLUMN() - 26 - 1) + 12 +  (((-12+ ROW() -1) + 12) * 25)" office:value-type="float" office:value="518" calcext:value-type="float">
            <text:p>518</text:p>
          </table:table-cell>
          <table:table-cell table:formula="of:=(-12 + COLUMN() - 26 - 1) + 12 +  (((-12+ ROW() -1) + 12) * 25)" office:value-type="float" office:value="519" calcext:value-type="float">
            <text:p>519</text:p>
          </table:table-cell>
          <table:table-cell table:formula="of:=(-12 + COLUMN() - 26 - 1) + 12 +  (((-12+ ROW() -1) + 12) * 25)" office:value-type="float" office:value="520" calcext:value-type="float">
            <text:p>520</text:p>
          </table:table-cell>
          <table:table-cell table:formula="of:=(-12 + COLUMN() - 26 - 1) + 12 +  (((-12+ ROW() -1) + 12) * 25)" office:value-type="float" office:value="521" calcext:value-type="float">
            <text:p>521</text:p>
          </table:table-cell>
          <table:table-cell table:formula="of:=(-12 + COLUMN() - 26 - 1) + 12 +  (((-12+ ROW() -1) + 12) * 25)" office:value-type="float" office:value="522" calcext:value-type="float">
            <text:p>522</text:p>
          </table:table-cell>
          <table:table-cell table:formula="of:=(-12 + COLUMN() - 26 - 1) + 12 +  (((-12+ ROW() -1) + 12) * 25)" office:value-type="float" office:value="523" calcext:value-type="float">
            <text:p>523</text:p>
          </table:table-cell>
          <table:table-cell table:formula="of:=(-12 + COLUMN() - 26 - 1) + 12 +  (((-12+ ROW() -1) + 12) * 25)" office:value-type="float" office:value="524" calcext:value-type="float">
            <text:p>5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9" calcext:value-type="string">
            <text:p>-12 9</text:p>
          </table:table-cell>
          <table:table-cell table:formula="of:=COM.MICROSOFT.CONCAT(-12 + COLUMN() - 1; &quot; &quot;; -12+ ROW() -1)" office:value-type="string" office:string-value="-11 9" calcext:value-type="string">
            <text:p>-11 9</text:p>
          </table:table-cell>
          <table:table-cell table:formula="of:=COM.MICROSOFT.CONCAT(-12 + COLUMN() - 1; &quot; &quot;; -12+ ROW() -1)" office:value-type="string" office:string-value="-10 9" calcext:value-type="string">
            <text:p>-10 9</text:p>
          </table:table-cell>
          <table:table-cell table:formula="of:=COM.MICROSOFT.CONCAT(-12 + COLUMN() - 1; &quot; &quot;; -12+ ROW() -1)" office:value-type="string" office:string-value="-9 9" calcext:value-type="string">
            <text:p>-9 9</text:p>
          </table:table-cell>
          <table:table-cell table:formula="of:=COM.MICROSOFT.CONCAT(-12 + COLUMN() - 1; &quot; &quot;; -12+ ROW() -1)" office:value-type="string" office:string-value="-8 9" calcext:value-type="string">
            <text:p>-8 9</text:p>
          </table:table-cell>
          <table:table-cell table:formula="of:=COM.MICROSOFT.CONCAT(-12 + COLUMN() - 1; &quot; &quot;; -12+ ROW() -1)" office:value-type="string" office:string-value="-7 9" calcext:value-type="string">
            <text:p>-7 9</text:p>
          </table:table-cell>
          <table:table-cell table:formula="of:=COM.MICROSOFT.CONCAT(-12 + COLUMN() - 1; &quot; &quot;; -12+ ROW() -1)" office:value-type="string" office:string-value="-6 9" calcext:value-type="string">
            <text:p>-6 9</text:p>
          </table:table-cell>
          <table:table-cell table:formula="of:=COM.MICROSOFT.CONCAT(-12 + COLUMN() - 1; &quot; &quot;; -12+ ROW() -1)" office:value-type="string" office:string-value="-5 9" calcext:value-type="string">
            <text:p>-5 9</text:p>
          </table:table-cell>
          <table:table-cell table:formula="of:=COM.MICROSOFT.CONCAT(-12 + COLUMN() - 1; &quot; &quot;; -12+ ROW() -1)" office:value-type="string" office:string-value="-4 9" calcext:value-type="string">
            <text:p>-4 9</text:p>
          </table:table-cell>
          <table:table-cell table:formula="of:=COM.MICROSOFT.CONCAT(-12 + COLUMN() - 1; &quot; &quot;; -12+ ROW() -1)" office:value-type="string" office:string-value="-3 9" calcext:value-type="string">
            <text:p>-3 9</text:p>
          </table:table-cell>
          <table:table-cell table:formula="of:=COM.MICROSOFT.CONCAT(-12 + COLUMN() - 1; &quot; &quot;; -12+ ROW() -1)" office:value-type="string" office:string-value="-2 9" calcext:value-type="string">
            <text:p>-2 9</text:p>
          </table:table-cell>
          <table:table-cell table:formula="of:=COM.MICROSOFT.CONCAT(-12 + COLUMN() - 1; &quot; &quot;; -12+ ROW() -1)" office:value-type="string" office:string-value="-1 9" calcext:value-type="string">
            <text:p>-1 9</text:p>
          </table:table-cell>
          <table:table-cell table:formula="of:=COM.MICROSOFT.CONCAT(-12 + COLUMN() - 1; &quot; &quot;; -12+ ROW() -1)" office:value-type="string" office:string-value="0 9" calcext:value-type="string">
            <text:p>0 9</text:p>
          </table:table-cell>
          <table:table-cell table:formula="of:=COM.MICROSOFT.CONCAT(-12 + COLUMN() - 1; &quot; &quot;; -12+ ROW() -1)" office:value-type="string" office:string-value="1 9" calcext:value-type="string">
            <text:p>1 9</text:p>
          </table:table-cell>
          <table:table-cell table:formula="of:=COM.MICROSOFT.CONCAT(-12 + COLUMN() - 1; &quot; &quot;; -12+ ROW() -1)" office:value-type="string" office:string-value="2 9" calcext:value-type="string">
            <text:p>2 9</text:p>
          </table:table-cell>
          <table:table-cell table:formula="of:=COM.MICROSOFT.CONCAT(-12 + COLUMN() - 1; &quot; &quot;; -12+ ROW() -1)" office:value-type="string" office:string-value="3 9" calcext:value-type="string">
            <text:p>3 9</text:p>
          </table:table-cell>
          <table:table-cell table:formula="of:=COM.MICROSOFT.CONCAT(-12 + COLUMN() - 1; &quot; &quot;; -12+ ROW() -1)" office:value-type="string" office:string-value="4 9" calcext:value-type="string">
            <text:p>4 9</text:p>
          </table:table-cell>
          <table:table-cell table:formula="of:=COM.MICROSOFT.CONCAT(-12 + COLUMN() - 1; &quot; &quot;; -12+ ROW() -1)" office:value-type="string" office:string-value="5 9" calcext:value-type="string">
            <text:p>5 9</text:p>
          </table:table-cell>
          <table:table-cell table:formula="of:=COM.MICROSOFT.CONCAT(-12 + COLUMN() - 1; &quot; &quot;; -12+ ROW() -1)" office:value-type="string" office:string-value="6 9" calcext:value-type="string">
            <text:p>6 9</text:p>
          </table:table-cell>
          <table:table-cell table:formula="of:=COM.MICROSOFT.CONCAT(-12 + COLUMN() - 1; &quot; &quot;; -12+ ROW() -1)" office:value-type="string" office:string-value="7 9" calcext:value-type="string">
            <text:p>7 9</text:p>
          </table:table-cell>
          <table:table-cell table:formula="of:=COM.MICROSOFT.CONCAT(-12 + COLUMN() - 1; &quot; &quot;; -12+ ROW() -1)" office:value-type="string" office:string-value="8 9" calcext:value-type="string">
            <text:p>8 9</text:p>
          </table:table-cell>
          <table:table-cell table:formula="of:=COM.MICROSOFT.CONCAT(-12 + COLUMN() - 1; &quot; &quot;; -12+ ROW() -1)" office:value-type="string" office:string-value="9 9" calcext:value-type="string">
            <text:p>9 9</text:p>
          </table:table-cell>
          <table:table-cell table:formula="of:=COM.MICROSOFT.CONCAT(-12 + COLUMN() - 1; &quot; &quot;; -12+ ROW() -1)" office:value-type="string" office:string-value="10 9" calcext:value-type="string">
            <text:p>10 9</text:p>
          </table:table-cell>
          <table:table-cell table:formula="of:=COM.MICROSOFT.CONCAT(-12 + COLUMN() - 1; &quot; &quot;; -12+ ROW() -1)" office:value-type="string" office:string-value="11 9" calcext:value-type="string">
            <text:p>11 9</text:p>
          </table:table-cell>
          <table:table-cell table:formula="of:=COM.MICROSOFT.CONCAT(-12 + COLUMN() - 1; &quot; &quot;; -12+ ROW() -1)" office:value-type="string" office:string-value="12 9" calcext:value-type="string">
            <text:p>12 9</text:p>
          </table:table-cell>
          <table:table-cell/>
          <table:table-cell table:formula="of:=(-12 + COLUMN() - 26 - 1) + 12 +  (((-12+ ROW() -1) + 12) * 25)" office:value-type="float" office:value="525" calcext:value-type="float">
            <text:p>525</text:p>
          </table:table-cell>
          <table:table-cell table:formula="of:=(-12 + COLUMN() - 26 - 1) + 12 +  (((-12+ ROW() -1) + 12) * 25)" office:value-type="float" office:value="526" calcext:value-type="float">
            <text:p>526</text:p>
          </table:table-cell>
          <table:table-cell table:formula="of:=(-12 + COLUMN() - 26 - 1) + 12 +  (((-12+ ROW() -1) + 12) * 25)" office:value-type="float" office:value="527" calcext:value-type="float">
            <text:p>527</text:p>
          </table:table-cell>
          <table:table-cell table:formula="of:=(-12 + COLUMN() - 26 - 1) + 12 +  (((-12+ ROW() -1) + 12) * 25)" office:value-type="float" office:value="528" calcext:value-type="float">
            <text:p>528</text:p>
          </table:table-cell>
          <table:table-cell table:formula="of:=(-12 + COLUMN() - 26 - 1) + 12 +  (((-12+ ROW() -1) + 12) * 25)" office:value-type="float" office:value="529" calcext:value-type="float">
            <text:p>529</text:p>
          </table:table-cell>
          <table:table-cell table:formula="of:=(-12 + COLUMN() - 26 - 1) + 12 +  (((-12+ ROW() -1) + 12) * 25)" office:value-type="float" office:value="530" calcext:value-type="float">
            <text:p>530</text:p>
          </table:table-cell>
          <table:table-cell table:formula="of:=(-12 + COLUMN() - 26 - 1) + 12 +  (((-12+ ROW() -1) + 12) * 25)" office:value-type="float" office:value="531" calcext:value-type="float">
            <text:p>531</text:p>
          </table:table-cell>
          <table:table-cell table:formula="of:=(-12 + COLUMN() - 26 - 1) + 12 +  (((-12+ ROW() -1) + 12) * 25)" office:value-type="float" office:value="532" calcext:value-type="float">
            <text:p>532</text:p>
          </table:table-cell>
          <table:table-cell table:formula="of:=(-12 + COLUMN() - 26 - 1) + 12 +  (((-12+ ROW() -1) + 12) * 25)" office:value-type="float" office:value="533" calcext:value-type="float">
            <text:p>533</text:p>
          </table:table-cell>
          <table:table-cell table:formula="of:=(-12 + COLUMN() - 26 - 1) + 12 +  (((-12+ ROW() -1) + 12) * 25)" office:value-type="float" office:value="534" calcext:value-type="float">
            <text:p>534</text:p>
          </table:table-cell>
          <table:table-cell table:formula="of:=(-12 + COLUMN() - 26 - 1) + 12 +  (((-12+ ROW() -1) + 12) * 25)" office:value-type="float" office:value="535" calcext:value-type="float">
            <text:p>535</text:p>
          </table:table-cell>
          <table:table-cell table:formula="of:=(-12 + COLUMN() - 26 - 1) + 12 +  (((-12+ ROW() -1) + 12) * 25)" office:value-type="float" office:value="536" calcext:value-type="float">
            <text:p>536</text:p>
          </table:table-cell>
          <table:table-cell table:formula="of:=(-12 + COLUMN() - 26 - 1) + 12 +  (((-12+ ROW() -1) + 12) * 25)" office:value-type="float" office:value="537" calcext:value-type="float">
            <text:p>537</text:p>
          </table:table-cell>
          <table:table-cell table:formula="of:=(-12 + COLUMN() - 26 - 1) + 12 +  (((-12+ ROW() -1) + 12) * 25)" office:value-type="float" office:value="538" calcext:value-type="float">
            <text:p>538</text:p>
          </table:table-cell>
          <table:table-cell table:formula="of:=(-12 + COLUMN() - 26 - 1) + 12 +  (((-12+ ROW() -1) + 12) * 25)" office:value-type="float" office:value="539" calcext:value-type="float">
            <text:p>539</text:p>
          </table:table-cell>
          <table:table-cell table:formula="of:=(-12 + COLUMN() - 26 - 1) + 12 +  (((-12+ ROW() -1) + 12) * 25)" office:value-type="float" office:value="540" calcext:value-type="float">
            <text:p>540</text:p>
          </table:table-cell>
          <table:table-cell table:formula="of:=(-12 + COLUMN() - 26 - 1) + 12 +  (((-12+ ROW() -1) + 12) * 25)" office:value-type="float" office:value="541" calcext:value-type="float">
            <text:p>541</text:p>
          </table:table-cell>
          <table:table-cell table:formula="of:=(-12 + COLUMN() - 26 - 1) + 12 +  (((-12+ ROW() -1) + 12) * 25)" office:value-type="float" office:value="542" calcext:value-type="float">
            <text:p>542</text:p>
          </table:table-cell>
          <table:table-cell table:formula="of:=(-12 + COLUMN() - 26 - 1) + 12 +  (((-12+ ROW() -1) + 12) * 25)" office:value-type="float" office:value="543" calcext:value-type="float">
            <text:p>543</text:p>
          </table:table-cell>
          <table:table-cell table:formula="of:=(-12 + COLUMN() - 26 - 1) + 12 +  (((-12+ ROW() -1) + 12) * 25)" office:value-type="float" office:value="544" calcext:value-type="float">
            <text:p>544</text:p>
          </table:table-cell>
          <table:table-cell table:formula="of:=(-12 + COLUMN() - 26 - 1) + 12 +  (((-12+ ROW() -1) + 12) * 25)" office:value-type="float" office:value="545" calcext:value-type="float">
            <text:p>545</text:p>
          </table:table-cell>
          <table:table-cell table:formula="of:=(-12 + COLUMN() - 26 - 1) + 12 +  (((-12+ ROW() -1) + 12) * 25)" office:value-type="float" office:value="546" calcext:value-type="float">
            <text:p>546</text:p>
          </table:table-cell>
          <table:table-cell table:formula="of:=(-12 + COLUMN() - 26 - 1) + 12 +  (((-12+ ROW() -1) + 12) * 25)" office:value-type="float" office:value="547" calcext:value-type="float">
            <text:p>547</text:p>
          </table:table-cell>
          <table:table-cell table:formula="of:=(-12 + COLUMN() - 26 - 1) + 12 +  (((-12+ ROW() -1) + 12) * 25)" office:value-type="float" office:value="548" calcext:value-type="float">
            <text:p>548</text:p>
          </table:table-cell>
          <table:table-cell table:formula="of:=(-12 + COLUMN() - 26 - 1) + 12 +  (((-12+ ROW() -1) + 12) * 25)" office:value-type="float" office:value="549" calcext:value-type="float">
            <text:p>5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0" calcext:value-type="string">
            <text:p>-12 10</text:p>
          </table:table-cell>
          <table:table-cell table:formula="of:=COM.MICROSOFT.CONCAT(-12 + COLUMN() - 1; &quot; &quot;; -12+ ROW() -1)" office:value-type="string" office:string-value="-11 10" calcext:value-type="string">
            <text:p>-11 10</text:p>
          </table:table-cell>
          <table:table-cell table:formula="of:=COM.MICROSOFT.CONCAT(-12 + COLUMN() - 1; &quot; &quot;; -12+ ROW() -1)" office:value-type="string" office:string-value="-10 10" calcext:value-type="string">
            <text:p>-10 10</text:p>
          </table:table-cell>
          <table:table-cell table:formula="of:=COM.MICROSOFT.CONCAT(-12 + COLUMN() - 1; &quot; &quot;; -12+ ROW() -1)" office:value-type="string" office:string-value="-9 10" calcext:value-type="string">
            <text:p>-9 10</text:p>
          </table:table-cell>
          <table:table-cell table:formula="of:=COM.MICROSOFT.CONCAT(-12 + COLUMN() - 1; &quot; &quot;; -12+ ROW() -1)" office:value-type="string" office:string-value="-8 10" calcext:value-type="string">
            <text:p>-8 10</text:p>
          </table:table-cell>
          <table:table-cell table:formula="of:=COM.MICROSOFT.CONCAT(-12 + COLUMN() - 1; &quot; &quot;; -12+ ROW() -1)" office:value-type="string" office:string-value="-7 10" calcext:value-type="string">
            <text:p>-7 10</text:p>
          </table:table-cell>
          <table:table-cell table:formula="of:=COM.MICROSOFT.CONCAT(-12 + COLUMN() - 1; &quot; &quot;; -12+ ROW() -1)" office:value-type="string" office:string-value="-6 10" calcext:value-type="string">
            <text:p>-6 10</text:p>
          </table:table-cell>
          <table:table-cell table:formula="of:=COM.MICROSOFT.CONCAT(-12 + COLUMN() - 1; &quot; &quot;; -12+ ROW() -1)" office:value-type="string" office:string-value="-5 10" calcext:value-type="string">
            <text:p>-5 10</text:p>
          </table:table-cell>
          <table:table-cell table:formula="of:=COM.MICROSOFT.CONCAT(-12 + COLUMN() - 1; &quot; &quot;; -12+ ROW() -1)" office:value-type="string" office:string-value="-4 10" calcext:value-type="string">
            <text:p>-4 10</text:p>
          </table:table-cell>
          <table:table-cell table:formula="of:=COM.MICROSOFT.CONCAT(-12 + COLUMN() - 1; &quot; &quot;; -12+ ROW() -1)" office:value-type="string" office:string-value="-3 10" calcext:value-type="string">
            <text:p>-3 10</text:p>
          </table:table-cell>
          <table:table-cell table:formula="of:=COM.MICROSOFT.CONCAT(-12 + COLUMN() - 1; &quot; &quot;; -12+ ROW() -1)" office:value-type="string" office:string-value="-2 10" calcext:value-type="string">
            <text:p>-2 10</text:p>
          </table:table-cell>
          <table:table-cell table:formula="of:=COM.MICROSOFT.CONCAT(-12 + COLUMN() - 1; &quot; &quot;; -12+ ROW() -1)" office:value-type="string" office:string-value="-1 10" calcext:value-type="string">
            <text:p>-1 10</text:p>
          </table:table-cell>
          <table:table-cell table:formula="of:=COM.MICROSOFT.CONCAT(-12 + COLUMN() - 1; &quot; &quot;; -12+ ROW() -1)" office:value-type="string" office:string-value="0 10" calcext:value-type="string">
            <text:p>0 10</text:p>
          </table:table-cell>
          <table:table-cell table:formula="of:=COM.MICROSOFT.CONCAT(-12 + COLUMN() - 1; &quot; &quot;; -12+ ROW() -1)" office:value-type="string" office:string-value="1 10" calcext:value-type="string">
            <text:p>1 10</text:p>
          </table:table-cell>
          <table:table-cell table:formula="of:=COM.MICROSOFT.CONCAT(-12 + COLUMN() - 1; &quot; &quot;; -12+ ROW() -1)" office:value-type="string" office:string-value="2 10" calcext:value-type="string">
            <text:p>2 10</text:p>
          </table:table-cell>
          <table:table-cell table:formula="of:=COM.MICROSOFT.CONCAT(-12 + COLUMN() - 1; &quot; &quot;; -12+ ROW() -1)" office:value-type="string" office:string-value="3 10" calcext:value-type="string">
            <text:p>3 10</text:p>
          </table:table-cell>
          <table:table-cell table:formula="of:=COM.MICROSOFT.CONCAT(-12 + COLUMN() - 1; &quot; &quot;; -12+ ROW() -1)" office:value-type="string" office:string-value="4 10" calcext:value-type="string">
            <text:p>4 10</text:p>
          </table:table-cell>
          <table:table-cell table:formula="of:=COM.MICROSOFT.CONCAT(-12 + COLUMN() - 1; &quot; &quot;; -12+ ROW() -1)" office:value-type="string" office:string-value="5 10" calcext:value-type="string">
            <text:p>5 10</text:p>
          </table:table-cell>
          <table:table-cell table:formula="of:=COM.MICROSOFT.CONCAT(-12 + COLUMN() - 1; &quot; &quot;; -12+ ROW() -1)" office:value-type="string" office:string-value="6 10" calcext:value-type="string">
            <text:p>6 10</text:p>
          </table:table-cell>
          <table:table-cell table:formula="of:=COM.MICROSOFT.CONCAT(-12 + COLUMN() - 1; &quot; &quot;; -12+ ROW() -1)" office:value-type="string" office:string-value="7 10" calcext:value-type="string">
            <text:p>7 10</text:p>
          </table:table-cell>
          <table:table-cell table:formula="of:=COM.MICROSOFT.CONCAT(-12 + COLUMN() - 1; &quot; &quot;; -12+ ROW() -1)" office:value-type="string" office:string-value="8 10" calcext:value-type="string">
            <text:p>8 10</text:p>
          </table:table-cell>
          <table:table-cell table:formula="of:=COM.MICROSOFT.CONCAT(-12 + COLUMN() - 1; &quot; &quot;; -12+ ROW() -1)" office:value-type="string" office:string-value="9 10" calcext:value-type="string">
            <text:p>9 10</text:p>
          </table:table-cell>
          <table:table-cell table:formula="of:=COM.MICROSOFT.CONCAT(-12 + COLUMN() - 1; &quot; &quot;; -12+ ROW() -1)" office:value-type="string" office:string-value="10 10" calcext:value-type="string">
            <text:p>10 10</text:p>
          </table:table-cell>
          <table:table-cell table:formula="of:=COM.MICROSOFT.CONCAT(-12 + COLUMN() - 1; &quot; &quot;; -12+ ROW() -1)" office:value-type="string" office:string-value="11 10" calcext:value-type="string">
            <text:p>11 10</text:p>
          </table:table-cell>
          <table:table-cell table:formula="of:=COM.MICROSOFT.CONCAT(-12 + COLUMN() - 1; &quot; &quot;; -12+ ROW() -1)" office:value-type="string" office:string-value="12 10" calcext:value-type="string">
            <text:p>12 10</text:p>
          </table:table-cell>
          <table:table-cell/>
          <table:table-cell table:formula="of:=(-12 + COLUMN() - 26 - 1) + 12 +  (((-12+ ROW() -1) + 12) * 25)" office:value-type="float" office:value="550" calcext:value-type="float">
            <text:p>550</text:p>
          </table:table-cell>
          <table:table-cell table:formula="of:=(-12 + COLUMN() - 26 - 1) + 12 +  (((-12+ ROW() -1) + 12) * 25)" office:value-type="float" office:value="551" calcext:value-type="float">
            <text:p>551</text:p>
          </table:table-cell>
          <table:table-cell table:formula="of:=(-12 + COLUMN() - 26 - 1) + 12 +  (((-12+ ROW() -1) + 12) * 25)" office:value-type="float" office:value="552" calcext:value-type="float">
            <text:p>552</text:p>
          </table:table-cell>
          <table:table-cell table:formula="of:=(-12 + COLUMN() - 26 - 1) + 12 +  (((-12+ ROW() -1) + 12) * 25)" office:value-type="float" office:value="553" calcext:value-type="float">
            <text:p>553</text:p>
          </table:table-cell>
          <table:table-cell table:formula="of:=(-12 + COLUMN() - 26 - 1) + 12 +  (((-12+ ROW() -1) + 12) * 25)" office:value-type="float" office:value="554" calcext:value-type="float">
            <text:p>554</text:p>
          </table:table-cell>
          <table:table-cell table:formula="of:=(-12 + COLUMN() - 26 - 1) + 12 +  (((-12+ ROW() -1) + 12) * 25)" office:value-type="float" office:value="555" calcext:value-type="float">
            <text:p>555</text:p>
          </table:table-cell>
          <table:table-cell table:formula="of:=(-12 + COLUMN() - 26 - 1) + 12 +  (((-12+ ROW() -1) + 12) * 25)" office:value-type="float" office:value="556" calcext:value-type="float">
            <text:p>556</text:p>
          </table:table-cell>
          <table:table-cell table:formula="of:=(-12 + COLUMN() - 26 - 1) + 12 +  (((-12+ ROW() -1) + 12) * 25)" office:value-type="float" office:value="557" calcext:value-type="float">
            <text:p>557</text:p>
          </table:table-cell>
          <table:table-cell table:formula="of:=(-12 + COLUMN() - 26 - 1) + 12 +  (((-12+ ROW() -1) + 12) * 25)" office:value-type="float" office:value="558" calcext:value-type="float">
            <text:p>558</text:p>
          </table:table-cell>
          <table:table-cell table:formula="of:=(-12 + COLUMN() - 26 - 1) + 12 +  (((-12+ ROW() -1) + 12) * 25)" office:value-type="float" office:value="559" calcext:value-type="float">
            <text:p>559</text:p>
          </table:table-cell>
          <table:table-cell table:formula="of:=(-12 + COLUMN() - 26 - 1) + 12 +  (((-12+ ROW() -1) + 12) * 25)" office:value-type="float" office:value="560" calcext:value-type="float">
            <text:p>560</text:p>
          </table:table-cell>
          <table:table-cell table:formula="of:=(-12 + COLUMN() - 26 - 1) + 12 +  (((-12+ ROW() -1) + 12) * 25)" office:value-type="float" office:value="561" calcext:value-type="float">
            <text:p>561</text:p>
          </table:table-cell>
          <table:table-cell table:formula="of:=(-12 + COLUMN() - 26 - 1) + 12 +  (((-12+ ROW() -1) + 12) * 25)" office:value-type="float" office:value="562" calcext:value-type="float">
            <text:p>562</text:p>
          </table:table-cell>
          <table:table-cell table:formula="of:=(-12 + COLUMN() - 26 - 1) + 12 +  (((-12+ ROW() -1) + 12) * 25)" office:value-type="float" office:value="563" calcext:value-type="float">
            <text:p>563</text:p>
          </table:table-cell>
          <table:table-cell table:formula="of:=(-12 + COLUMN() - 26 - 1) + 12 +  (((-12+ ROW() -1) + 12) * 25)" office:value-type="float" office:value="564" calcext:value-type="float">
            <text:p>564</text:p>
          </table:table-cell>
          <table:table-cell table:formula="of:=(-12 + COLUMN() - 26 - 1) + 12 +  (((-12+ ROW() -1) + 12) * 25)" office:value-type="float" office:value="565" calcext:value-type="float">
            <text:p>565</text:p>
          </table:table-cell>
          <table:table-cell table:formula="of:=(-12 + COLUMN() - 26 - 1) + 12 +  (((-12+ ROW() -1) + 12) * 25)" office:value-type="float" office:value="566" calcext:value-type="float">
            <text:p>566</text:p>
          </table:table-cell>
          <table:table-cell table:formula="of:=(-12 + COLUMN() - 26 - 1) + 12 +  (((-12+ ROW() -1) + 12) * 25)" office:value-type="float" office:value="567" calcext:value-type="float">
            <text:p>567</text:p>
          </table:table-cell>
          <table:table-cell table:formula="of:=(-12 + COLUMN() - 26 - 1) + 12 +  (((-12+ ROW() -1) + 12) * 25)" office:value-type="float" office:value="568" calcext:value-type="float">
            <text:p>568</text:p>
          </table:table-cell>
          <table:table-cell table:formula="of:=(-12 + COLUMN() - 26 - 1) + 12 +  (((-12+ ROW() -1) + 12) * 25)" office:value-type="float" office:value="569" calcext:value-type="float">
            <text:p>569</text:p>
          </table:table-cell>
          <table:table-cell table:formula="of:=(-12 + COLUMN() - 26 - 1) + 12 +  (((-12+ ROW() -1) + 12) * 25)" office:value-type="float" office:value="570" calcext:value-type="float">
            <text:p>570</text:p>
          </table:table-cell>
          <table:table-cell table:formula="of:=(-12 + COLUMN() - 26 - 1) + 12 +  (((-12+ ROW() -1) + 12) * 25)" office:value-type="float" office:value="571" calcext:value-type="float">
            <text:p>571</text:p>
          </table:table-cell>
          <table:table-cell table:formula="of:=(-12 + COLUMN() - 26 - 1) + 12 +  (((-12+ ROW() -1) + 12) * 25)" office:value-type="float" office:value="572" calcext:value-type="float">
            <text:p>572</text:p>
          </table:table-cell>
          <table:table-cell table:formula="of:=(-12 + COLUMN() - 26 - 1) + 12 +  (((-12+ ROW() -1) + 12) * 25)" office:value-type="float" office:value="573" calcext:value-type="float">
            <text:p>573</text:p>
          </table:table-cell>
          <table:table-cell table:formula="of:=(-12 + COLUMN() - 26 - 1) + 12 +  (((-12+ ROW() -1) + 12) * 25)" office:value-type="float" office:value="574" calcext:value-type="float">
            <text:p>5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1" calcext:value-type="string">
            <text:p>-12 11</text:p>
          </table:table-cell>
          <table:table-cell table:formula="of:=COM.MICROSOFT.CONCAT(-12 + COLUMN() - 1; &quot; &quot;; -12+ ROW() -1)" office:value-type="string" office:string-value="-11 11" calcext:value-type="string">
            <text:p>-11 11</text:p>
          </table:table-cell>
          <table:table-cell table:formula="of:=COM.MICROSOFT.CONCAT(-12 + COLUMN() - 1; &quot; &quot;; -12+ ROW() -1)" office:value-type="string" office:string-value="-10 11" calcext:value-type="string">
            <text:p>-10 11</text:p>
          </table:table-cell>
          <table:table-cell table:formula="of:=COM.MICROSOFT.CONCAT(-12 + COLUMN() - 1; &quot; &quot;; -12+ ROW() -1)" office:value-type="string" office:string-value="-9 11" calcext:value-type="string">
            <text:p>-9 11</text:p>
          </table:table-cell>
          <table:table-cell table:formula="of:=COM.MICROSOFT.CONCAT(-12 + COLUMN() - 1; &quot; &quot;; -12+ ROW() -1)" office:value-type="string" office:string-value="-8 11" calcext:value-type="string">
            <text:p>-8 11</text:p>
          </table:table-cell>
          <table:table-cell table:formula="of:=COM.MICROSOFT.CONCAT(-12 + COLUMN() - 1; &quot; &quot;; -12+ ROW() -1)" office:value-type="string" office:string-value="-7 11" calcext:value-type="string">
            <text:p>-7 11</text:p>
          </table:table-cell>
          <table:table-cell table:formula="of:=COM.MICROSOFT.CONCAT(-12 + COLUMN() - 1; &quot; &quot;; -12+ ROW() -1)" office:value-type="string" office:string-value="-6 11" calcext:value-type="string">
            <text:p>-6 11</text:p>
          </table:table-cell>
          <table:table-cell table:formula="of:=COM.MICROSOFT.CONCAT(-12 + COLUMN() - 1; &quot; &quot;; -12+ ROW() -1)" office:value-type="string" office:string-value="-5 11" calcext:value-type="string">
            <text:p>-5 11</text:p>
          </table:table-cell>
          <table:table-cell table:formula="of:=COM.MICROSOFT.CONCAT(-12 + COLUMN() - 1; &quot; &quot;; -12+ ROW() -1)" office:value-type="string" office:string-value="-4 11" calcext:value-type="string">
            <text:p>-4 11</text:p>
          </table:table-cell>
          <table:table-cell table:formula="of:=COM.MICROSOFT.CONCAT(-12 + COLUMN() - 1; &quot; &quot;; -12+ ROW() -1)" office:value-type="string" office:string-value="-3 11" calcext:value-type="string">
            <text:p>-3 11</text:p>
          </table:table-cell>
          <table:table-cell table:formula="of:=COM.MICROSOFT.CONCAT(-12 + COLUMN() - 1; &quot; &quot;; -12+ ROW() -1)" office:value-type="string" office:string-value="-2 11" calcext:value-type="string">
            <text:p>-2 11</text:p>
          </table:table-cell>
          <table:table-cell table:formula="of:=COM.MICROSOFT.CONCAT(-12 + COLUMN() - 1; &quot; &quot;; -12+ ROW() -1)" office:value-type="string" office:string-value="-1 11" calcext:value-type="string">
            <text:p>-1 11</text:p>
          </table:table-cell>
          <table:table-cell table:formula="of:=COM.MICROSOFT.CONCAT(-12 + COLUMN() - 1; &quot; &quot;; -12+ ROW() -1)" office:value-type="string" office:string-value="0 11" calcext:value-type="string">
            <text:p>0 11</text:p>
          </table:table-cell>
          <table:table-cell table:formula="of:=COM.MICROSOFT.CONCAT(-12 + COLUMN() - 1; &quot; &quot;; -12+ ROW() -1)" office:value-type="string" office:string-value="1 11" calcext:value-type="string">
            <text:p>1 11</text:p>
          </table:table-cell>
          <table:table-cell table:formula="of:=COM.MICROSOFT.CONCAT(-12 + COLUMN() - 1; &quot; &quot;; -12+ ROW() -1)" office:value-type="string" office:string-value="2 11" calcext:value-type="string">
            <text:p>2 11</text:p>
          </table:table-cell>
          <table:table-cell table:formula="of:=COM.MICROSOFT.CONCAT(-12 + COLUMN() - 1; &quot; &quot;; -12+ ROW() -1)" office:value-type="string" office:string-value="3 11" calcext:value-type="string">
            <text:p>3 11</text:p>
          </table:table-cell>
          <table:table-cell table:formula="of:=COM.MICROSOFT.CONCAT(-12 + COLUMN() - 1; &quot; &quot;; -12+ ROW() -1)" office:value-type="string" office:string-value="4 11" calcext:value-type="string">
            <text:p>4 11</text:p>
          </table:table-cell>
          <table:table-cell table:formula="of:=COM.MICROSOFT.CONCAT(-12 + COLUMN() - 1; &quot; &quot;; -12+ ROW() -1)" office:value-type="string" office:string-value="5 11" calcext:value-type="string">
            <text:p>5 11</text:p>
          </table:table-cell>
          <table:table-cell table:formula="of:=COM.MICROSOFT.CONCAT(-12 + COLUMN() - 1; &quot; &quot;; -12+ ROW() -1)" office:value-type="string" office:string-value="6 11" calcext:value-type="string">
            <text:p>6 11</text:p>
          </table:table-cell>
          <table:table-cell table:formula="of:=COM.MICROSOFT.CONCAT(-12 + COLUMN() - 1; &quot; &quot;; -12+ ROW() -1)" office:value-type="string" office:string-value="7 11" calcext:value-type="string">
            <text:p>7 11</text:p>
          </table:table-cell>
          <table:table-cell table:formula="of:=COM.MICROSOFT.CONCAT(-12 + COLUMN() - 1; &quot; &quot;; -12+ ROW() -1)" office:value-type="string" office:string-value="8 11" calcext:value-type="string">
            <text:p>8 11</text:p>
          </table:table-cell>
          <table:table-cell table:formula="of:=COM.MICROSOFT.CONCAT(-12 + COLUMN() - 1; &quot; &quot;; -12+ ROW() -1)" office:value-type="string" office:string-value="9 11" calcext:value-type="string">
            <text:p>9 11</text:p>
          </table:table-cell>
          <table:table-cell table:formula="of:=COM.MICROSOFT.CONCAT(-12 + COLUMN() - 1; &quot; &quot;; -12+ ROW() -1)" office:value-type="string" office:string-value="10 11" calcext:value-type="string">
            <text:p>10 11</text:p>
          </table:table-cell>
          <table:table-cell table:formula="of:=COM.MICROSOFT.CONCAT(-12 + COLUMN() - 1; &quot; &quot;; -12+ ROW() -1)" office:value-type="string" office:string-value="11 11" calcext:value-type="string">
            <text:p>11 11</text:p>
          </table:table-cell>
          <table:table-cell table:formula="of:=COM.MICROSOFT.CONCAT(-12 + COLUMN() - 1; &quot; &quot;; -12+ ROW() -1)" office:value-type="string" office:string-value="12 11" calcext:value-type="string">
            <text:p>12 11</text:p>
          </table:table-cell>
          <table:table-cell/>
          <table:table-cell table:formula="of:=(-12 + COLUMN() - 26 - 1) + 12 +  (((-12+ ROW() -1) + 12) * 25)" office:value-type="float" office:value="575" calcext:value-type="float">
            <text:p>575</text:p>
          </table:table-cell>
          <table:table-cell table:formula="of:=(-12 + COLUMN() - 26 - 1) + 12 +  (((-12+ ROW() -1) + 12) * 25)" office:value-type="float" office:value="576" calcext:value-type="float">
            <text:p>576</text:p>
          </table:table-cell>
          <table:table-cell table:formula="of:=(-12 + COLUMN() - 26 - 1) + 12 +  (((-12+ ROW() -1) + 12) * 25)" office:value-type="float" office:value="577" calcext:value-type="float">
            <text:p>577</text:p>
          </table:table-cell>
          <table:table-cell table:formula="of:=(-12 + COLUMN() - 26 - 1) + 12 +  (((-12+ ROW() -1) + 12) * 25)" office:value-type="float" office:value="578" calcext:value-type="float">
            <text:p>578</text:p>
          </table:table-cell>
          <table:table-cell table:formula="of:=(-12 + COLUMN() - 26 - 1) + 12 +  (((-12+ ROW() -1) + 12) * 25)" office:value-type="float" office:value="579" calcext:value-type="float">
            <text:p>579</text:p>
          </table:table-cell>
          <table:table-cell table:formula="of:=(-12 + COLUMN() - 26 - 1) + 12 +  (((-12+ ROW() -1) + 12) * 25)" office:value-type="float" office:value="580" calcext:value-type="float">
            <text:p>580</text:p>
          </table:table-cell>
          <table:table-cell table:formula="of:=(-12 + COLUMN() - 26 - 1) + 12 +  (((-12+ ROW() -1) + 12) * 25)" office:value-type="float" office:value="581" calcext:value-type="float">
            <text:p>581</text:p>
          </table:table-cell>
          <table:table-cell table:formula="of:=(-12 + COLUMN() - 26 - 1) + 12 +  (((-12+ ROW() -1) + 12) * 25)" office:value-type="float" office:value="582" calcext:value-type="float">
            <text:p>582</text:p>
          </table:table-cell>
          <table:table-cell table:formula="of:=(-12 + COLUMN() - 26 - 1) + 12 +  (((-12+ ROW() -1) + 12) * 25)" office:value-type="float" office:value="583" calcext:value-type="float">
            <text:p>583</text:p>
          </table:table-cell>
          <table:table-cell table:formula="of:=(-12 + COLUMN() - 26 - 1) + 12 +  (((-12+ ROW() -1) + 12) * 25)" office:value-type="float" office:value="584" calcext:value-type="float">
            <text:p>584</text:p>
          </table:table-cell>
          <table:table-cell table:formula="of:=(-12 + COLUMN() - 26 - 1) + 12 +  (((-12+ ROW() -1) + 12) * 25)" office:value-type="float" office:value="585" calcext:value-type="float">
            <text:p>585</text:p>
          </table:table-cell>
          <table:table-cell table:formula="of:=(-12 + COLUMN() - 26 - 1) + 12 +  (((-12+ ROW() -1) + 12) * 25)" office:value-type="float" office:value="586" calcext:value-type="float">
            <text:p>586</text:p>
          </table:table-cell>
          <table:table-cell table:formula="of:=(-12 + COLUMN() - 26 - 1) + 12 +  (((-12+ ROW() -1) + 12) * 25)" office:value-type="float" office:value="587" calcext:value-type="float">
            <text:p>587</text:p>
          </table:table-cell>
          <table:table-cell table:formula="of:=(-12 + COLUMN() - 26 - 1) + 12 +  (((-12+ ROW() -1) + 12) * 25)" office:value-type="float" office:value="588" calcext:value-type="float">
            <text:p>588</text:p>
          </table:table-cell>
          <table:table-cell table:formula="of:=(-12 + COLUMN() - 26 - 1) + 12 +  (((-12+ ROW() -1) + 12) * 25)" office:value-type="float" office:value="589" calcext:value-type="float">
            <text:p>589</text:p>
          </table:table-cell>
          <table:table-cell table:formula="of:=(-12 + COLUMN() - 26 - 1) + 12 +  (((-12+ ROW() -1) + 12) * 25)" office:value-type="float" office:value="590" calcext:value-type="float">
            <text:p>590</text:p>
          </table:table-cell>
          <table:table-cell table:formula="of:=(-12 + COLUMN() - 26 - 1) + 12 +  (((-12+ ROW() -1) + 12) * 25)" office:value-type="float" office:value="591" calcext:value-type="float">
            <text:p>591</text:p>
          </table:table-cell>
          <table:table-cell table:formula="of:=(-12 + COLUMN() - 26 - 1) + 12 +  (((-12+ ROW() -1) + 12) * 25)" office:value-type="float" office:value="592" calcext:value-type="float">
            <text:p>592</text:p>
          </table:table-cell>
          <table:table-cell table:formula="of:=(-12 + COLUMN() - 26 - 1) + 12 +  (((-12+ ROW() -1) + 12) * 25)" office:value-type="float" office:value="593" calcext:value-type="float">
            <text:p>593</text:p>
          </table:table-cell>
          <table:table-cell table:formula="of:=(-12 + COLUMN() - 26 - 1) + 12 +  (((-12+ ROW() -1) + 12) * 25)" office:value-type="float" office:value="594" calcext:value-type="float">
            <text:p>594</text:p>
          </table:table-cell>
          <table:table-cell table:formula="of:=(-12 + COLUMN() - 26 - 1) + 12 +  (((-12+ ROW() -1) + 12) * 25)" office:value-type="float" office:value="595" calcext:value-type="float">
            <text:p>595</text:p>
          </table:table-cell>
          <table:table-cell table:formula="of:=(-12 + COLUMN() - 26 - 1) + 12 +  (((-12+ ROW() -1) + 12) * 25)" office:value-type="float" office:value="596" calcext:value-type="float">
            <text:p>596</text:p>
          </table:table-cell>
          <table:table-cell table:formula="of:=(-12 + COLUMN() - 26 - 1) + 12 +  (((-12+ ROW() -1) + 12) * 25)" office:value-type="float" office:value="597" calcext:value-type="float">
            <text:p>597</text:p>
          </table:table-cell>
          <table:table-cell table:formula="of:=(-12 + COLUMN() - 26 - 1) + 12 +  (((-12+ ROW() -1) + 12) * 25)" office:value-type="float" office:value="598" calcext:value-type="float">
            <text:p>598</text:p>
          </table:table-cell>
          <table:table-cell table:formula="of:=(-12 + COLUMN() - 26 - 1) + 12 +  (((-12+ ROW() -1) + 12) * 25)" office:value-type="float" office:value="599" calcext:value-type="float">
            <text:p>5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2" calcext:value-type="string">
            <text:p>-12 12</text:p>
          </table:table-cell>
          <table:table-cell table:formula="of:=COM.MICROSOFT.CONCAT(-12 + COLUMN() - 1; &quot; &quot;; -12+ ROW() -1)" office:value-type="string" office:string-value="-11 12" calcext:value-type="string">
            <text:p>-11 12</text:p>
          </table:table-cell>
          <table:table-cell table:formula="of:=COM.MICROSOFT.CONCAT(-12 + COLUMN() - 1; &quot; &quot;; -12+ ROW() -1)" office:value-type="string" office:string-value="-10 12" calcext:value-type="string">
            <text:p>-10 12</text:p>
          </table:table-cell>
          <table:table-cell table:formula="of:=COM.MICROSOFT.CONCAT(-12 + COLUMN() - 1; &quot; &quot;; -12+ ROW() -1)" office:value-type="string" office:string-value="-9 12" calcext:value-type="string">
            <text:p>-9 12</text:p>
          </table:table-cell>
          <table:table-cell table:formula="of:=COM.MICROSOFT.CONCAT(-12 + COLUMN() - 1; &quot; &quot;; -12+ ROW() -1)" office:value-type="string" office:string-value="-8 12" calcext:value-type="string">
            <text:p>-8 12</text:p>
          </table:table-cell>
          <table:table-cell table:formula="of:=COM.MICROSOFT.CONCAT(-12 + COLUMN() - 1; &quot; &quot;; -12+ ROW() -1)" office:value-type="string" office:string-value="-7 12" calcext:value-type="string">
            <text:p>-7 12</text:p>
          </table:table-cell>
          <table:table-cell table:formula="of:=COM.MICROSOFT.CONCAT(-12 + COLUMN() - 1; &quot; &quot;; -12+ ROW() -1)" office:value-type="string" office:string-value="-6 12" calcext:value-type="string">
            <text:p>-6 12</text:p>
          </table:table-cell>
          <table:table-cell table:formula="of:=COM.MICROSOFT.CONCAT(-12 + COLUMN() - 1; &quot; &quot;; -12+ ROW() -1)" office:value-type="string" office:string-value="-5 12" calcext:value-type="string">
            <text:p>-5 12</text:p>
          </table:table-cell>
          <table:table-cell table:formula="of:=COM.MICROSOFT.CONCAT(-12 + COLUMN() - 1; &quot; &quot;; -12+ ROW() -1)" office:value-type="string" office:string-value="-4 12" calcext:value-type="string">
            <text:p>-4 12</text:p>
          </table:table-cell>
          <table:table-cell table:formula="of:=COM.MICROSOFT.CONCAT(-12 + COLUMN() - 1; &quot; &quot;; -12+ ROW() -1)" office:value-type="string" office:string-value="-3 12" calcext:value-type="string">
            <text:p>-3 12</text:p>
          </table:table-cell>
          <table:table-cell table:formula="of:=COM.MICROSOFT.CONCAT(-12 + COLUMN() - 1; &quot; &quot;; -12+ ROW() -1)" office:value-type="string" office:string-value="-2 12" calcext:value-type="string">
            <text:p>-2 12</text:p>
          </table:table-cell>
          <table:table-cell table:formula="of:=COM.MICROSOFT.CONCAT(-12 + COLUMN() - 1; &quot; &quot;; -12+ ROW() -1)" office:value-type="string" office:string-value="-1 12" calcext:value-type="string">
            <text:p>-1 12</text:p>
          </table:table-cell>
          <table:table-cell table:formula="of:=COM.MICROSOFT.CONCAT(-12 + COLUMN() - 1; &quot; &quot;; -12+ ROW() -1)" office:value-type="string" office:string-value="0 12" calcext:value-type="string">
            <text:p>0 12</text:p>
          </table:table-cell>
          <table:table-cell table:formula="of:=COM.MICROSOFT.CONCAT(-12 + COLUMN() - 1; &quot; &quot;; -12+ ROW() -1)" office:value-type="string" office:string-value="1 12" calcext:value-type="string">
            <text:p>1 12</text:p>
          </table:table-cell>
          <table:table-cell table:formula="of:=COM.MICROSOFT.CONCAT(-12 + COLUMN() - 1; &quot; &quot;; -12+ ROW() -1)" office:value-type="string" office:string-value="2 12" calcext:value-type="string">
            <text:p>2 12</text:p>
          </table:table-cell>
          <table:table-cell table:formula="of:=COM.MICROSOFT.CONCAT(-12 + COLUMN() - 1; &quot; &quot;; -12+ ROW() -1)" office:value-type="string" office:string-value="3 12" calcext:value-type="string">
            <text:p>3 12</text:p>
          </table:table-cell>
          <table:table-cell table:formula="of:=COM.MICROSOFT.CONCAT(-12 + COLUMN() - 1; &quot; &quot;; -12+ ROW() -1)" office:value-type="string" office:string-value="4 12" calcext:value-type="string">
            <text:p>4 12</text:p>
          </table:table-cell>
          <table:table-cell table:formula="of:=COM.MICROSOFT.CONCAT(-12 + COLUMN() - 1; &quot; &quot;; -12+ ROW() -1)" office:value-type="string" office:string-value="5 12" calcext:value-type="string">
            <text:p>5 12</text:p>
          </table:table-cell>
          <table:table-cell table:formula="of:=COM.MICROSOFT.CONCAT(-12 + COLUMN() - 1; &quot; &quot;; -12+ ROW() -1)" office:value-type="string" office:string-value="6 12" calcext:value-type="string">
            <text:p>6 12</text:p>
          </table:table-cell>
          <table:table-cell table:formula="of:=COM.MICROSOFT.CONCAT(-12 + COLUMN() - 1; &quot; &quot;; -12+ ROW() -1)" office:value-type="string" office:string-value="7 12" calcext:value-type="string">
            <text:p>7 12</text:p>
          </table:table-cell>
          <table:table-cell table:formula="of:=COM.MICROSOFT.CONCAT(-12 + COLUMN() - 1; &quot; &quot;; -12+ ROW() -1)" office:value-type="string" office:string-value="8 12" calcext:value-type="string">
            <text:p>8 12</text:p>
          </table:table-cell>
          <table:table-cell table:formula="of:=COM.MICROSOFT.CONCAT(-12 + COLUMN() - 1; &quot; &quot;; -12+ ROW() -1)" office:value-type="string" office:string-value="9 12" calcext:value-type="string">
            <text:p>9 12</text:p>
          </table:table-cell>
          <table:table-cell table:formula="of:=COM.MICROSOFT.CONCAT(-12 + COLUMN() - 1; &quot; &quot;; -12+ ROW() -1)" office:value-type="string" office:string-value="10 12" calcext:value-type="string">
            <text:p>10 12</text:p>
          </table:table-cell>
          <table:table-cell table:formula="of:=COM.MICROSOFT.CONCAT(-12 + COLUMN() - 1; &quot; &quot;; -12+ ROW() -1)" office:value-type="string" office:string-value="11 12" calcext:value-type="string">
            <text:p>11 12</text:p>
          </table:table-cell>
          <table:table-cell table:formula="of:=COM.MICROSOFT.CONCAT(-12 + COLUMN() - 1; &quot; &quot;; -12+ ROW() -1)" office:value-type="string" office:string-value="12 12" calcext:value-type="string">
            <text:p>12 12</text:p>
          </table:table-cell>
          <table:table-cell/>
          <table:table-cell table:formula="of:=(-12 + COLUMN() - 26 - 1) + 12 +  (((-12+ ROW() -1) + 12) * 25)" office:value-type="float" office:value="600" calcext:value-type="float">
            <text:p>600</text:p>
          </table:table-cell>
          <table:table-cell table:formula="of:=(-12 + COLUMN() - 26 - 1) + 12 +  (((-12+ ROW() -1) + 12) * 25)" office:value-type="float" office:value="601" calcext:value-type="float">
            <text:p>601</text:p>
          </table:table-cell>
          <table:table-cell table:formula="of:=(-12 + COLUMN() - 26 - 1) + 12 +  (((-12+ ROW() -1) + 12) * 25)" office:value-type="float" office:value="602" calcext:value-type="float">
            <text:p>602</text:p>
          </table:table-cell>
          <table:table-cell table:formula="of:=(-12 + COLUMN() - 26 - 1) + 12 +  (((-12+ ROW() -1) + 12) * 25)" office:value-type="float" office:value="603" calcext:value-type="float">
            <text:p>603</text:p>
          </table:table-cell>
          <table:table-cell table:formula="of:=(-12 + COLUMN() - 26 - 1) + 12 +  (((-12+ ROW() -1) + 12) * 25)" office:value-type="float" office:value="604" calcext:value-type="float">
            <text:p>604</text:p>
          </table:table-cell>
          <table:table-cell table:formula="of:=(-12 + COLUMN() - 26 - 1) + 12 +  (((-12+ ROW() -1) + 12) * 25)" office:value-type="float" office:value="605" calcext:value-type="float">
            <text:p>605</text:p>
          </table:table-cell>
          <table:table-cell table:formula="of:=(-12 + COLUMN() - 26 - 1) + 12 +  (((-12+ ROW() -1) + 12) * 25)" office:value-type="float" office:value="606" calcext:value-type="float">
            <text:p>606</text:p>
          </table:table-cell>
          <table:table-cell table:formula="of:=(-12 + COLUMN() - 26 - 1) + 12 +  (((-12+ ROW() -1) + 12) * 25)" office:value-type="float" office:value="607" calcext:value-type="float">
            <text:p>607</text:p>
          </table:table-cell>
          <table:table-cell table:formula="of:=(-12 + COLUMN() - 26 - 1) + 12 +  (((-12+ ROW() -1) + 12) * 25)" office:value-type="float" office:value="608" calcext:value-type="float">
            <text:p>608</text:p>
          </table:table-cell>
          <table:table-cell table:formula="of:=(-12 + COLUMN() - 26 - 1) + 12 +  (((-12+ ROW() -1) + 12) * 25)" office:value-type="float" office:value="609" calcext:value-type="float">
            <text:p>609</text:p>
          </table:table-cell>
          <table:table-cell table:formula="of:=(-12 + COLUMN() - 26 - 1) + 12 +  (((-12+ ROW() -1) + 12) * 25)" office:value-type="float" office:value="610" calcext:value-type="float">
            <text:p>610</text:p>
          </table:table-cell>
          <table:table-cell table:formula="of:=(-12 + COLUMN() - 26 - 1) + 12 +  (((-12+ ROW() -1) + 12) * 25)" office:value-type="float" office:value="611" calcext:value-type="float">
            <text:p>611</text:p>
          </table:table-cell>
          <table:table-cell table:formula="of:=(-12 + COLUMN() - 26 - 1) + 12 +  (((-12+ ROW() -1) + 12) * 25)" office:value-type="float" office:value="612" calcext:value-type="float">
            <text:p>612</text:p>
          </table:table-cell>
          <table:table-cell table:formula="of:=(-12 + COLUMN() - 26 - 1) + 12 +  (((-12+ ROW() -1) + 12) * 25)" office:value-type="float" office:value="613" calcext:value-type="float">
            <text:p>613</text:p>
          </table:table-cell>
          <table:table-cell table:formula="of:=(-12 + COLUMN() - 26 - 1) + 12 +  (((-12+ ROW() -1) + 12) * 25)" office:value-type="float" office:value="614" calcext:value-type="float">
            <text:p>614</text:p>
          </table:table-cell>
          <table:table-cell table:formula="of:=(-12 + COLUMN() - 26 - 1) + 12 +  (((-12+ ROW() -1) + 12) * 25)" office:value-type="float" office:value="615" calcext:value-type="float">
            <text:p>615</text:p>
          </table:table-cell>
          <table:table-cell table:formula="of:=(-12 + COLUMN() - 26 - 1) + 12 +  (((-12+ ROW() -1) + 12) * 25)" office:value-type="float" office:value="616" calcext:value-type="float">
            <text:p>616</text:p>
          </table:table-cell>
          <table:table-cell table:formula="of:=(-12 + COLUMN() - 26 - 1) + 12 +  (((-12+ ROW() -1) + 12) * 25)" office:value-type="float" office:value="617" calcext:value-type="float">
            <text:p>617</text:p>
          </table:table-cell>
          <table:table-cell table:formula="of:=(-12 + COLUMN() - 26 - 1) + 12 +  (((-12+ ROW() -1) + 12) * 25)" office:value-type="float" office:value="618" calcext:value-type="float">
            <text:p>618</text:p>
          </table:table-cell>
          <table:table-cell table:formula="of:=(-12 + COLUMN() - 26 - 1) + 12 +  (((-12+ ROW() -1) + 12) * 25)" office:value-type="float" office:value="619" calcext:value-type="float">
            <text:p>619</text:p>
          </table:table-cell>
          <table:table-cell table:formula="of:=(-12 + COLUMN() - 26 - 1) + 12 +  (((-12+ ROW() -1) + 12) * 25)" office:value-type="float" office:value="620" calcext:value-type="float">
            <text:p>620</text:p>
          </table:table-cell>
          <table:table-cell table:formula="of:=(-12 + COLUMN() - 26 - 1) + 12 +  (((-12+ ROW() -1) + 12) * 25)" office:value-type="float" office:value="621" calcext:value-type="float">
            <text:p>621</text:p>
          </table:table-cell>
          <table:table-cell table:formula="of:=(-12 + COLUMN() - 26 - 1) + 12 +  (((-12+ ROW() -1) + 12) * 25)" office:value-type="float" office:value="622" calcext:value-type="float">
            <text:p>622</text:p>
          </table:table-cell>
          <table:table-cell table:formula="of:=(-12 + COLUMN() - 26 - 1) + 12 +  (((-12+ ROW() -1) + 12) * 25)" office:value-type="float" office:value="623" calcext:value-type="float">
            <text:p>623</text:p>
          </table:table-cell>
          <table:table-cell table:formula="of:=(-12 + COLUMN() - 26 - 1) + 12 +  (((-12+ ROW() -1) + 12) * 25)" office:value-type="float" office:value="624" calcext:value-type="float">
            <text:p>624</text:p>
          </table:table-cell>
          <table:table-cell table:number-columns-repeated="97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16:58.630368984</meta:creation-date>
    <dc:date>2024-03-22T17:04:27.163283983</dc:date>
    <meta:editing-duration>PT3H49M41S</meta:editing-duration>
    <meta:editing-cycles>4</meta:editing-cycles>
    <meta:generator>LibreOffice/7.4.7.2$Linux_X86_64 LibreOffice_project/40$Build-2</meta:generator>
    <meta:document-statistic meta:table-count="1" meta:cell-count="1250" meta:object-count="0"/>
  </office:meta>
</office:document-meta>
</file>